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00/" manifest:media-type="application/vnd.oasis.opendocument.formula"/>
  <manifest:file-entry manifest:full-path="Object 101/" manifest:media-type="application/vnd.oasis.opendocument.formula"/>
  <manifest:file-entry manifest:full-path="Object 102/" manifest:media-type="application/vnd.oasis.opendocument.formula"/>
  <manifest:file-entry manifest:full-path="Object 103/" manifest:media-type="application/vnd.oasis.opendocument.formula"/>
  <manifest:file-entry manifest:full-path="Object 104/" manifest:media-type="application/vnd.oasis.opendocument.formula"/>
  <manifest:file-entry manifest:full-path="Object 105/" manifest:media-type="application/vnd.oasis.opendocument.formula"/>
  <manifest:file-entry manifest:full-path="Object 106/" manifest:media-type="application/vnd.oasis.opendocument.formula"/>
  <manifest:file-entry manifest:full-path="Object 107/" manifest:media-type="application/vnd.oasis.opendocument.formula"/>
  <manifest:file-entry manifest:full-path="Object 108/" manifest:media-type="application/vnd.oasis.opendocument.formula"/>
  <manifest:file-entry manifest:full-path="Object 109/" manifest:media-type="application/vnd.oasis.opendocument.formula"/>
  <manifest:file-entry manifest:full-path="Object 11/" manifest:media-type="application/vnd.oasis.opendocument.formula"/>
  <manifest:file-entry manifest:full-path="Object 110/" manifest:media-type="application/vnd.oasis.opendocument.formula"/>
  <manifest:file-entry manifest:full-path="Object 111/" manifest:media-type="application/vnd.oasis.opendocument.formula"/>
  <manifest:file-entry manifest:full-path="Object 112/" manifest:media-type="application/vnd.oasis.opendocument.formula"/>
  <manifest:file-entry manifest:full-path="Object 113/" manifest:media-type="application/vnd.oasis.opendocument.formula"/>
  <manifest:file-entry manifest:full-path="Object 114/" manifest:media-type="application/vnd.oasis.opendocument.formula"/>
  <manifest:file-entry manifest:full-path="Object 115/" manifest:media-type="application/vnd.oasis.opendocument.formula"/>
  <manifest:file-entry manifest:full-path="Object 116/" manifest:media-type="application/vnd.oasis.opendocument.formula"/>
  <manifest:file-entry manifest:full-path="Object 117/" manifest:media-type="application/vnd.oasis.opendocument.formula"/>
  <manifest:file-entry manifest:full-path="Object 118/" manifest:media-type="application/vnd.oasis.opendocument.formula"/>
  <manifest:file-entry manifest:full-path="Object 119/" manifest:media-type="application/vnd.oasis.opendocument.formula"/>
  <manifest:file-entry manifest:full-path="Object 12/" manifest:media-type="application/vnd.oasis.opendocument.formula"/>
  <manifest:file-entry manifest:full-path="Object 120/" manifest:media-type="application/vnd.oasis.opendocument.formula"/>
  <manifest:file-entry manifest:full-path="Object 121/" manifest:media-type="application/vnd.oasis.opendocument.formula"/>
  <manifest:file-entry manifest:full-path="Object 122/" manifest:media-type="application/vnd.oasis.opendocument.formula"/>
  <manifest:file-entry manifest:full-path="Object 123/" manifest:media-type="application/vnd.oasis.opendocument.formula"/>
  <manifest:file-entry manifest:full-path="Object 124/" manifest:media-type="application/vnd.oasis.opendocument.formula"/>
  <manifest:file-entry manifest:full-path="Object 125/" manifest:media-type="application/vnd.oasis.opendocument.formula"/>
  <manifest:file-entry manifest:full-path="Object 126/" manifest:media-type="application/vnd.oasis.opendocument.formula"/>
  <manifest:file-entry manifest:full-path="Object 127/" manifest:media-type="application/vnd.oasis.opendocument.formula"/>
  <manifest:file-entry manifest:full-path="Object 128/" manifest:media-type="application/vnd.oasis.opendocument.formula"/>
  <manifest:file-entry manifest:full-path="Object 129/" manifest:media-type="application/vnd.oasis.opendocument.formula"/>
  <manifest:file-entry manifest:full-path="Object 13/" manifest:media-type="application/vnd.oasis.opendocument.formula"/>
  <manifest:file-entry manifest:full-path="Object 130/" manifest:media-type="application/vnd.oasis.opendocument.formula"/>
  <manifest:file-entry manifest:full-path="Object 131/" manifest:media-type="application/vnd.oasis.opendocument.formula"/>
  <manifest:file-entry manifest:full-path="Object 132/" manifest:media-type="application/vnd.oasis.opendocument.formula"/>
  <manifest:file-entry manifest:full-path="Object 133/" manifest:media-type="application/vnd.oasis.opendocument.formula"/>
  <manifest:file-entry manifest:full-path="Object 134/" manifest:media-type="application/vnd.oasis.opendocument.formula"/>
  <manifest:file-entry manifest:full-path="Object 135/" manifest:media-type="application/vnd.oasis.opendocument.formula"/>
  <manifest:file-entry manifest:full-path="Object 136/" manifest:media-type="application/vnd.oasis.opendocument.formula"/>
  <manifest:file-entry manifest:full-path="Object 137/" manifest:media-type="application/vnd.oasis.opendocument.formula"/>
  <manifest:file-entry manifest:full-path="Object 138/" manifest:media-type="application/vnd.oasis.opendocument.formula"/>
  <manifest:file-entry manifest:full-path="Object 139/" manifest:media-type="application/vnd.oasis.opendocument.formula"/>
  <manifest:file-entry manifest:full-path="Object 14/" manifest:media-type="application/vnd.oasis.opendocument.formula"/>
  <manifest:file-entry manifest:full-path="Object 140/" manifest:media-type="application/vnd.oasis.opendocument.formula"/>
  <manifest:file-entry manifest:full-path="Object 141/" manifest:media-type="application/vnd.oasis.opendocument.formula"/>
  <manifest:file-entry manifest:full-path="Object 142/" manifest:media-type="application/vnd.oasis.opendocument.formula"/>
  <manifest:file-entry manifest:full-path="Object 143/" manifest:media-type="application/vnd.oasis.opendocument.formula"/>
  <manifest:file-entry manifest:full-path="Object 144/" manifest:media-type="application/vnd.oasis.opendocument.formula"/>
  <manifest:file-entry manifest:full-path="Object 145/" manifest:media-type="application/vnd.oasis.opendocument.formula"/>
  <manifest:file-entry manifest:full-path="Object 146/" manifest:media-type="application/vnd.oasis.opendocument.formula"/>
  <manifest:file-entry manifest:full-path="Object 147/" manifest:media-type="application/vnd.oasis.opendocument.formula"/>
  <manifest:file-entry manifest:full-path="Object 148/" manifest:media-type="application/vnd.oasis.opendocument.formula"/>
  <manifest:file-entry manifest:full-path="Object 149/" manifest:media-type="application/vnd.oasis.opendocument.formula"/>
  <manifest:file-entry manifest:full-path="Object 15/" manifest:media-type="application/vnd.oasis.opendocument.formula"/>
  <manifest:file-entry manifest:full-path="Object 150/" manifest:media-type="application/vnd.oasis.opendocument.formula"/>
  <manifest:file-entry manifest:full-path="Object 151/" manifest:media-type="application/vnd.oasis.opendocument.formula"/>
  <manifest:file-entry manifest:full-path="Object 152/" manifest:media-type="application/vnd.oasis.opendocument.formula"/>
  <manifest:file-entry manifest:full-path="Object 153/" manifest:media-type="application/vnd.oasis.opendocument.formula"/>
  <manifest:file-entry manifest:full-path="Object 154/" manifest:media-type="application/vnd.oasis.opendocument.formula"/>
  <manifest:file-entry manifest:full-path="Object 155/" manifest:media-type="application/vnd.oasis.opendocument.formula"/>
  <manifest:file-entry manifest:full-path="Object 156/" manifest:media-type="application/vnd.oasis.opendocument.formula"/>
  <manifest:file-entry manifest:full-path="Object 157/" manifest:media-type="application/vnd.oasis.opendocument.formula"/>
  <manifest:file-entry manifest:full-path="Object 158/" manifest:media-type="application/vnd.oasis.opendocument.formula"/>
  <manifest:file-entry manifest:full-path="Object 159/" manifest:media-type="application/vnd.oasis.opendocument.formula"/>
  <manifest:file-entry manifest:full-path="Object 16/" manifest:media-type="application/vnd.oasis.opendocument.formula"/>
  <manifest:file-entry manifest:full-path="Object 160/" manifest:media-type="application/vnd.oasis.opendocument.formula"/>
  <manifest:file-entry manifest:full-path="Object 161/" manifest:media-type="application/vnd.oasis.opendocument.formula"/>
  <manifest:file-entry manifest:full-path="Object 162/" manifest:media-type="application/vnd.oasis.opendocument.formula"/>
  <manifest:file-entry manifest:full-path="Object 163/" manifest:media-type="application/vnd.oasis.opendocument.formula"/>
  <manifest:file-entry manifest:full-path="Object 164/" manifest:media-type="application/vnd.oasis.opendocument.formula"/>
  <manifest:file-entry manifest:full-path="Object 165/" manifest:media-type="application/vnd.oasis.opendocument.formula"/>
  <manifest:file-entry manifest:full-path="Object 166/" manifest:media-type="application/vnd.oasis.opendocument.formula"/>
  <manifest:file-entry manifest:full-path="Object 167/" manifest:media-type="application/vnd.oasis.opendocument.formula"/>
  <manifest:file-entry manifest:full-path="Object 168/" manifest:media-type="application/vnd.oasis.opendocument.formula"/>
  <manifest:file-entry manifest:full-path="Object 169/" manifest:media-type="application/vnd.oasis.opendocument.formula"/>
  <manifest:file-entry manifest:full-path="Object 17/" manifest:media-type="application/vnd.oasis.opendocument.formula"/>
  <manifest:file-entry manifest:full-path="Object 170/" manifest:media-type="application/vnd.oasis.opendocument.formula"/>
  <manifest:file-entry manifest:full-path="Object 171/" manifest:media-type="application/vnd.oasis.opendocument.formula"/>
  <manifest:file-entry manifest:full-path="Object 172/" manifest:media-type="application/vnd.oasis.opendocument.formula"/>
  <manifest:file-entry manifest:full-path="Object 173/" manifest:media-type="application/vnd.oasis.opendocument.formula"/>
  <manifest:file-entry manifest:full-path="Object 174/" manifest:media-type="application/vnd.oasis.opendocument.formula"/>
  <manifest:file-entry manifest:full-path="Object 175/" manifest:media-type="application/vnd.oasis.opendocument.formula"/>
  <manifest:file-entry manifest:full-path="Object 176/" manifest:media-type="application/vnd.oasis.opendocument.formula"/>
  <manifest:file-entry manifest:full-path="Object 177/" manifest:media-type="application/vnd.oasis.opendocument.formula"/>
  <manifest:file-entry manifest:full-path="Object 178/" manifest:media-type="application/vnd.oasis.opendocument.formula"/>
  <manifest:file-entry manifest:full-path="Object 179/" manifest:media-type="application/vnd.oasis.opendocument.formula"/>
  <manifest:file-entry manifest:full-path="Object 18/" manifest:media-type="application/vnd.oasis.opendocument.formula"/>
  <manifest:file-entry manifest:full-path="Object 180/" manifest:media-type="application/vnd.oasis.opendocument.formula"/>
  <manifest:file-entry manifest:full-path="Object 181/" manifest:media-type="application/vnd.oasis.opendocument.formula"/>
  <manifest:file-entry manifest:full-path="Object 182/" manifest:media-type="application/vnd.oasis.opendocument.formula"/>
  <manifest:file-entry manifest:full-path="Object 183/" manifest:media-type="application/vnd.oasis.opendocument.formula"/>
  <manifest:file-entry manifest:full-path="Object 184/" manifest:media-type="application/vnd.oasis.opendocument.formula"/>
  <manifest:file-entry manifest:full-path="Object 185/" manifest:media-type="application/vnd.oasis.opendocument.formula"/>
  <manifest:file-entry manifest:full-path="Object 186/" manifest:media-type="application/vnd.oasis.opendocument.formula"/>
  <manifest:file-entry manifest:full-path="Object 187/" manifest:media-type="application/vnd.oasis.opendocument.formula"/>
  <manifest:file-entry manifest:full-path="Object 188/" manifest:media-type="application/vnd.oasis.opendocument.formula"/>
  <manifest:file-entry manifest:full-path="Object 189/" manifest:media-type="application/vnd.oasis.opendocument.formula"/>
  <manifest:file-entry manifest:full-path="Object 19/" manifest:media-type="application/vnd.oasis.opendocument.formula"/>
  <manifest:file-entry manifest:full-path="Object 190/" manifest:media-type="application/vnd.oasis.opendocument.formula"/>
  <manifest:file-entry manifest:full-path="Object 191/" manifest:media-type="application/vnd.oasis.opendocument.formula"/>
  <manifest:file-entry manifest:full-path="Object 192/" manifest:media-type="application/vnd.oasis.opendocument.formula"/>
  <manifest:file-entry manifest:full-path="Object 193/" manifest:media-type="application/vnd.oasis.opendocument.formula"/>
  <manifest:file-entry manifest:full-path="Object 194/" manifest:media-type="application/vnd.oasis.opendocument.formula"/>
  <manifest:file-entry manifest:full-path="Object 195/" manifest:media-type="application/vnd.oasis.opendocument.formula"/>
  <manifest:file-entry manifest:full-path="Object 196/" manifest:media-type="application/vnd.oasis.opendocument.formula"/>
  <manifest:file-entry manifest:full-path="Object 197/" manifest:media-type="application/vnd.oasis.opendocument.formula"/>
  <manifest:file-entry manifest:full-path="Object 198/" manifest:media-type="application/vnd.oasis.opendocument.formula"/>
  <manifest:file-entry manifest:full-path="Object 19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00/" manifest:media-type="application/vnd.oasis.opendocument.formula"/>
  <manifest:file-entry manifest:full-path="Object 201/" manifest:media-type="application/vnd.oasis.opendocument.formula"/>
  <manifest:file-entry manifest:full-path="Object 202/" manifest:media-type="application/vnd.oasis.opendocument.formula"/>
  <manifest:file-entry manifest:full-path="Object 203/" manifest:media-type="application/vnd.oasis.opendocument.formula"/>
  <manifest:file-entry manifest:full-path="Object 204/" manifest:media-type="application/vnd.oasis.opendocument.formula"/>
  <manifest:file-entry manifest:full-path="Object 205/" manifest:media-type="application/vnd.oasis.opendocument.formula"/>
  <manifest:file-entry manifest:full-path="Object 206/" manifest:media-type="application/vnd.oasis.opendocument.formula"/>
  <manifest:file-entry manifest:full-path="Object 207/" manifest:media-type="application/vnd.oasis.opendocument.formula"/>
  <manifest:file-entry manifest:full-path="Object 208/" manifest:media-type="application/vnd.oasis.opendocument.formula"/>
  <manifest:file-entry manifest:full-path="Object 209/" manifest:media-type="application/vnd.oasis.opendocument.formula"/>
  <manifest:file-entry manifest:full-path="Object 21/" manifest:media-type="application/vnd.oasis.opendocument.formula"/>
  <manifest:file-entry manifest:full-path="Object 210/" manifest:media-type="application/vnd.oasis.opendocument.formula"/>
  <manifest:file-entry manifest:full-path="Object 211/" manifest:media-type="application/vnd.oasis.opendocument.formula"/>
  <manifest:file-entry manifest:full-path="Object 212/" manifest:media-type="application/vnd.oasis.opendocument.formula"/>
  <manifest:file-entry manifest:full-path="Object 213/" manifest:media-type="application/vnd.oasis.opendocument.formula"/>
  <manifest:file-entry manifest:full-path="Object 214/" manifest:media-type="application/vnd.oasis.opendocument.formula"/>
  <manifest:file-entry manifest:full-path="Object 215/" manifest:media-type="application/vnd.oasis.opendocument.formula"/>
  <manifest:file-entry manifest:full-path="Object 216/" manifest:media-type="application/vnd.oasis.opendocument.formula"/>
  <manifest:file-entry manifest:full-path="Object 217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88/" manifest:media-type="application/vnd.oasis.opendocument.formula"/>
  <manifest:file-entry manifest:full-path="Object 89/" manifest:media-type="application/vnd.oasis.opendocument.formula"/>
  <manifest:file-entry manifest:full-path="Object 9/" manifest:media-type="application/vnd.oasis.opendocument.formula"/>
  <manifest:file-entry manifest:full-path="Object 90/" manifest:media-type="application/vnd.oasis.opendocument.formula"/>
  <manifest:file-entry manifest:full-path="Object 91/" manifest:media-type="application/vnd.oasis.opendocument.formula"/>
  <manifest:file-entry manifest:full-path="Object 92/" manifest:media-type="application/vnd.oasis.opendocument.formula"/>
  <manifest:file-entry manifest:full-path="Object 93/" manifest:media-type="application/vnd.oasis.opendocument.formula"/>
  <manifest:file-entry manifest:full-path="Object 94/" manifest:media-type="application/vnd.oasis.opendocument.formula"/>
  <manifest:file-entry manifest:full-path="Object 95/" manifest:media-type="application/vnd.oasis.opendocument.formula"/>
  <manifest:file-entry manifest:full-path="Object 96/" manifest:media-type="application/vnd.oasis.opendocument.formula"/>
  <manifest:file-entry manifest:full-path="Object 97/" manifest:media-type="application/vnd.oasis.opendocument.formula"/>
  <manifest:file-entry manifest:full-path="Object 98/" manifest:media-type="application/vnd.oasis.opendocument.formula"/>
  <manifest:file-entry manifest:full-path="Object 9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97/content.xml" manifest:media-type="text/xml"/>
  <manifest:file-entry manifest:full-path="Object 98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8/content.xml" manifest:media-type="text/xml"/>
  <manifest:file-entry manifest:full-path="Object 109/content.xml" manifest:media-type="text/xml"/>
  <manifest:file-entry manifest:full-path="Object 110/content.xml" manifest:media-type="text/xml"/>
  <manifest:file-entry manifest:full-path="Object 111/content.xml" manifest:media-type="text/xml"/>
  <manifest:file-entry manifest:full-path="Object 112/content.xml" manifest:media-type="text/xml"/>
  <manifest:file-entry manifest:full-path="Object 113/content.xml" manifest:media-type="text/xml"/>
  <manifest:file-entry manifest:full-path="Object 114/content.xml" manifest:media-type="text/xml"/>
  <manifest:file-entry manifest:full-path="Object 115/content.xml" manifest:media-type="text/xml"/>
  <manifest:file-entry manifest:full-path="Object 116/content.xml" manifest:media-type="text/xml"/>
  <manifest:file-entry manifest:full-path="Object 117/content.xml" manifest:media-type="text/xml"/>
  <manifest:file-entry manifest:full-path="Object 118/content.xml" manifest:media-type="text/xml"/>
  <manifest:file-entry manifest:full-path="Object 119/content.xml" manifest:media-type="text/xml"/>
  <manifest:file-entry manifest:full-path="Object 120/content.xml" manifest:media-type="text/xml"/>
  <manifest:file-entry manifest:full-path="Object 121/content.xml" manifest:media-type="text/xml"/>
  <manifest:file-entry manifest:full-path="Object 122/content.xml" manifest:media-type="text/xml"/>
  <manifest:file-entry manifest:full-path="Object 123/content.xml" manifest:media-type="text/xml"/>
  <manifest:file-entry manifest:full-path="Object 124/content.xml" manifest:media-type="text/xml"/>
  <manifest:file-entry manifest:full-path="Object 125/content.xml" manifest:media-type="text/xml"/>
  <manifest:file-entry manifest:full-path="Object 126/content.xml" manifest:media-type="text/xml"/>
  <manifest:file-entry manifest:full-path="Object 127/content.xml" manifest:media-type="text/xml"/>
  <manifest:file-entry manifest:full-path="Object 128/content.xml" manifest:media-type="text/xml"/>
  <manifest:file-entry manifest:full-path="Object 129/content.xml" manifest:media-type="text/xml"/>
  <manifest:file-entry manifest:full-path="Object 130/content.xml" manifest:media-type="text/xml"/>
  <manifest:file-entry manifest:full-path="Object 131/content.xml" manifest:media-type="text/xml"/>
  <manifest:file-entry manifest:full-path="Object 132/content.xml" manifest:media-type="text/xml"/>
  <manifest:file-entry manifest:full-path="Object 133/content.xml" manifest:media-type="text/xml"/>
  <manifest:file-entry manifest:full-path="Object 134/content.xml" manifest:media-type="text/xml"/>
  <manifest:file-entry manifest:full-path="Object 135/content.xml" manifest:media-type="text/xml"/>
  <manifest:file-entry manifest:full-path="Object 136/content.xml" manifest:media-type="text/xml"/>
  <manifest:file-entry manifest:full-path="Object 137/content.xml" manifest:media-type="text/xml"/>
  <manifest:file-entry manifest:full-path="Object 138/content.xml" manifest:media-type="text/xml"/>
  <manifest:file-entry manifest:full-path="Object 139/content.xml" manifest:media-type="text/xml"/>
  <manifest:file-entry manifest:full-path="Object 140/content.xml" manifest:media-type="text/xml"/>
  <manifest:file-entry manifest:full-path="Object 141/content.xml" manifest:media-type="text/xml"/>
  <manifest:file-entry manifest:full-path="Object 142/content.xml" manifest:media-type="text/xml"/>
  <manifest:file-entry manifest:full-path="Object 143/content.xml" manifest:media-type="text/xml"/>
  <manifest:file-entry manifest:full-path="Object 144/content.xml" manifest:media-type="text/xml"/>
  <manifest:file-entry manifest:full-path="Object 145/content.xml" manifest:media-type="text/xml"/>
  <manifest:file-entry manifest:full-path="Object 146/content.xml" manifest:media-type="text/xml"/>
  <manifest:file-entry manifest:full-path="Object 147/content.xml" manifest:media-type="text/xml"/>
  <manifest:file-entry manifest:full-path="Object 148/content.xml" manifest:media-type="text/xml"/>
  <manifest:file-entry manifest:full-path="Object 149/content.xml" manifest:media-type="text/xml"/>
  <manifest:file-entry manifest:full-path="Object 150/content.xml" manifest:media-type="text/xml"/>
  <manifest:file-entry manifest:full-path="Object 151/content.xml" manifest:media-type="text/xml"/>
  <manifest:file-entry manifest:full-path="Object 152/content.xml" manifest:media-type="text/xml"/>
  <manifest:file-entry manifest:full-path="Object 153/content.xml" manifest:media-type="text/xml"/>
  <manifest:file-entry manifest:full-path="Object 154/content.xml" manifest:media-type="text/xml"/>
  <manifest:file-entry manifest:full-path="Object 155/content.xml" manifest:media-type="text/xml"/>
  <manifest:file-entry manifest:full-path="Object 156/content.xml" manifest:media-type="text/xml"/>
  <manifest:file-entry manifest:full-path="Object 157/content.xml" manifest:media-type="text/xml"/>
  <manifest:file-entry manifest:full-path="Object 158/content.xml" manifest:media-type="text/xml"/>
  <manifest:file-entry manifest:full-path="Object 159/content.xml" manifest:media-type="text/xml"/>
  <manifest:file-entry manifest:full-path="Object 160/content.xml" manifest:media-type="text/xml"/>
  <manifest:file-entry manifest:full-path="Object 161/content.xml" manifest:media-type="text/xml"/>
  <manifest:file-entry manifest:full-path="Object 162/content.xml" manifest:media-type="text/xml"/>
  <manifest:file-entry manifest:full-path="Object 163/content.xml" manifest:media-type="text/xml"/>
  <manifest:file-entry manifest:full-path="Object 164/content.xml" manifest:media-type="text/xml"/>
  <manifest:file-entry manifest:full-path="Object 165/content.xml" manifest:media-type="text/xml"/>
  <manifest:file-entry manifest:full-path="Object 166/content.xml" manifest:media-type="text/xml"/>
  <manifest:file-entry manifest:full-path="Object 167/content.xml" manifest:media-type="text/xml"/>
  <manifest:file-entry manifest:full-path="Object 168/content.xml" manifest:media-type="text/xml"/>
  <manifest:file-entry manifest:full-path="Object 169/content.xml" manifest:media-type="text/xml"/>
  <manifest:file-entry manifest:full-path="Object 170/content.xml" manifest:media-type="text/xml"/>
  <manifest:file-entry manifest:full-path="Object 171/content.xml" manifest:media-type="text/xml"/>
  <manifest:file-entry manifest:full-path="Object 172/content.xml" manifest:media-type="text/xml"/>
  <manifest:file-entry manifest:full-path="Object 173/content.xml" manifest:media-type="text/xml"/>
  <manifest:file-entry manifest:full-path="Object 174/content.xml" manifest:media-type="text/xml"/>
  <manifest:file-entry manifest:full-path="Object 175/content.xml" manifest:media-type="text/xml"/>
  <manifest:file-entry manifest:full-path="Object 176/content.xml" manifest:media-type="text/xml"/>
  <manifest:file-entry manifest:full-path="Object 177/content.xml" manifest:media-type="text/xml"/>
  <manifest:file-entry manifest:full-path="Object 178/content.xml" manifest:media-type="text/xml"/>
  <manifest:file-entry manifest:full-path="Object 179/content.xml" manifest:media-type="text/xml"/>
  <manifest:file-entry manifest:full-path="Object 180/content.xml" manifest:media-type="text/xml"/>
  <manifest:file-entry manifest:full-path="Object 181/content.xml" manifest:media-type="text/xml"/>
  <manifest:file-entry manifest:full-path="Object 182/content.xml" manifest:media-type="text/xml"/>
  <manifest:file-entry manifest:full-path="Object 183/content.xml" manifest:media-type="text/xml"/>
  <manifest:file-entry manifest:full-path="Object 184/content.xml" manifest:media-type="text/xml"/>
  <manifest:file-entry manifest:full-path="Object 185/content.xml" manifest:media-type="text/xml"/>
  <manifest:file-entry manifest:full-path="Object 186/content.xml" manifest:media-type="text/xml"/>
  <manifest:file-entry manifest:full-path="Object 187/content.xml" manifest:media-type="text/xml"/>
  <manifest:file-entry manifest:full-path="Object 188/content.xml" manifest:media-type="text/xml"/>
  <manifest:file-entry manifest:full-path="Object 189/content.xml" manifest:media-type="text/xml"/>
  <manifest:file-entry manifest:full-path="Object 190/content.xml" manifest:media-type="text/xml"/>
  <manifest:file-entry manifest:full-path="Object 191/content.xml" manifest:media-type="text/xml"/>
  <manifest:file-entry manifest:full-path="Object 192/content.xml" manifest:media-type="text/xml"/>
  <manifest:file-entry manifest:full-path="Object 193/content.xml" manifest:media-type="text/xml"/>
  <manifest:file-entry manifest:full-path="Object 194/content.xml" manifest:media-type="text/xml"/>
  <manifest:file-entry manifest:full-path="Object 195/content.xml" manifest:media-type="text/xml"/>
  <manifest:file-entry manifest:full-path="Object 196/content.xml" manifest:media-type="text/xml"/>
  <manifest:file-entry manifest:full-path="Object 197/content.xml" manifest:media-type="text/xml"/>
  <manifest:file-entry manifest:full-path="Object 198/content.xml" manifest:media-type="text/xml"/>
  <manifest:file-entry manifest:full-path="Object 199/content.xml" manifest:media-type="text/xml"/>
  <manifest:file-entry manifest:full-path="Object 200/content.xml" manifest:media-type="text/xml"/>
  <manifest:file-entry manifest:full-path="Object 201/content.xml" manifest:media-type="text/xml"/>
  <manifest:file-entry manifest:full-path="Object 202/content.xml" manifest:media-type="text/xml"/>
  <manifest:file-entry manifest:full-path="Object 203/content.xml" manifest:media-type="text/xml"/>
  <manifest:file-entry manifest:full-path="Object 204/content.xml" manifest:media-type="text/xml"/>
  <manifest:file-entry manifest:full-path="Object 205/content.xml" manifest:media-type="text/xml"/>
  <manifest:file-entry manifest:full-path="Object 206/content.xml" manifest:media-type="text/xml"/>
  <manifest:file-entry manifest:full-path="Object 207/content.xml" manifest:media-type="text/xml"/>
  <manifest:file-entry manifest:full-path="Object 208/content.xml" manifest:media-type="text/xml"/>
  <manifest:file-entry manifest:full-path="Object 209/content.xml" manifest:media-type="text/xml"/>
  <manifest:file-entry manifest:full-path="Object 210/content.xml" manifest:media-type="text/xml"/>
  <manifest:file-entry manifest:full-path="Object 211/content.xml" manifest:media-type="text/xml"/>
  <manifest:file-entry manifest:full-path="Object 212/content.xml" manifest:media-type="text/xml"/>
  <manifest:file-entry manifest:full-path="Object 213/content.xml" manifest:media-type="text/xml"/>
  <manifest:file-entry manifest:full-path="Object 214/content.xml" manifest:media-type="text/xml"/>
  <manifest:file-entry manifest:full-path="Object 215/content.xml" manifest:media-type="text/xml"/>
  <manifest:file-entry manifest:full-path="Object 216/content.xml" manifest:media-type="text/xml"/>
  <manifest:file-entry manifest:full-path="Object 21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in"/>
    </style:style>
    <style:style style:name="P4" style:parent-style-name="Normal" style:family="paragraph">
      <style:paragraph-properties fo:margin-bottom="0in"/>
    </style:style>
    <style:style style:name="T5" style:parent-style-name="DefaultParagraphFont" style:family="text">
      <style:text-properties style:font-name="Calibri, Arial"/>
    </style:style>
    <style:style style:name="T6" style:parent-style-name="DefaultParagraphFont" style:family="text">
      <style:text-properties style:font-name="Calibri, Arial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style:font-name="Calibri, Arial"/>
    </style:style>
    <style:style style:name="T9" style:parent-style-name="DefaultParagraphFont" style:family="text">
      <style:text-properties style:font-name="Calibri, Arial"/>
    </style:style>
    <style:style style:name="T10" style:parent-style-name="DefaultParagraphFont" style:family="text">
      <style:text-properties style:font-name="Calibri, Arial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style:font-name="Calibri, Arial"/>
    </style:style>
    <style:style style:name="T13" style:parent-style-name="DefaultParagraphFont" style:family="text">
      <style:text-properties style:font-name="Calibri, Arial" style:text-position="sub 63.6%"/>
    </style:style>
    <style:style style:name="T14" style:parent-style-name="DefaultParagraphFont" style:family="text">
      <style:text-properties style:font-name="Calibri, Arial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Calibri, Arial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="Calibri, Arial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Calibri, Arial"/>
    </style:style>
    <style:style style:name="P21" style:parent-style-name="Normal" style:family="paragraph">
      <style:paragraph-properties fo:margin-bottom="0in"/>
    </style:style>
    <style:style style:name="T22" style:parent-style-name="DefaultParagraphFont" style:family="text">
      <style:text-properties style:font-name="Calibri, Arial"/>
    </style:style>
    <style:style style:name="T23" style:parent-style-name="DefaultParagraphFont" style:family="text">
      <style:text-properties style:font-name="Calibri, Arial"/>
    </style:style>
    <style:style style:name="T24" style:parent-style-name="DefaultParagraphFont" style:family="text">
      <style:text-properties style:font-name="Calibri, Arial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style:font-name="Calibri, Arial"/>
    </style:style>
    <style:style style:name="P27" style:parent-style-name="Normal" style:family="paragraph">
      <style:paragraph-properties fo:margin-bottom="0in"/>
      <style:text-properties style:font-name="Calibri, Arial"/>
    </style:style>
    <style:style style:name="P28" style:parent-style-name="Normal" style:family="paragraph">
      <style:paragraph-properties fo:margin-bottom="0in"/>
      <style:text-properties style:font-name="Calibri, Arial"/>
    </style:style>
    <style:style style:name="P29" style:parent-style-name="Normal" style:family="paragraph">
      <style:paragraph-properties fo:margin-bottom="0in"/>
    </style:style>
    <style:style style:name="T30" style:parent-style-name="DefaultParagraphFont" style:family="text">
      <style:text-properties style:font-name="Calibri, Arial"/>
    </style:style>
    <style:style style:name="T31" style:parent-style-name="DefaultParagraphFont" style:family="text">
      <style:text-properties style:font-name="Calibri, Arial"/>
    </style:style>
    <style:style style:name="T32" style:parent-style-name="DefaultParagraphFont" style:family="text">
      <style:text-properties style:font-name="Calibri, Arial"/>
    </style:style>
    <style:style style:name="T33" style:parent-style-name="DefaultParagraphFont" style:family="text">
      <style:text-properties style:font-name="Calibri, Arial"/>
    </style:style>
    <style:style style:name="T34" style:parent-style-name="DefaultParagraphFont" style:family="text">
      <style:text-properties style:font-name="Calibri, Arial"/>
    </style:style>
    <style:style style:name="T35" style:parent-style-name="DefaultParagraphFont" style:family="text">
      <style:text-properties style:font-name="Calibri, Arial"/>
    </style:style>
    <style:style style:name="T36" style:parent-style-name="DefaultParagraphFont" style:family="text">
      <style:text-properties style:font-name="Calibri, Arial"/>
    </style:style>
    <style:style style:name="T37" style:parent-style-name="DefaultParagraphFont" style:family="text">
      <style:text-properties style:font-name="Calibri, Arial"/>
    </style:style>
    <style:style style:name="P38" style:parent-style-name="Normal" style:family="paragraph">
      <style:paragraph-properties fo:margin-bottom="0in"/>
    </style:style>
    <style:style style:name="T39" style:parent-style-name="DefaultParagraphFont" style:family="text">
      <style:text-properties style:font-name="Calibri, Arial"/>
    </style:style>
    <style:style style:name="T40" style:parent-style-name="DefaultParagraphFont" style:family="text">
      <style:text-properties style:font-name="Calibri, Arial"/>
    </style:style>
    <style:style style:name="P41" style:parent-style-name="Normal" style:family="paragraph">
      <style:paragraph-properties fo:margin-bottom="0in"/>
    </style:style>
    <style:style style:name="T42" style:parent-style-name="DefaultParagraphFont" style:family="text">
      <style:text-properties style:font-name="Calibri, Arial"/>
    </style:style>
    <style:style style:name="T43" style:parent-style-name="DefaultParagraphFont" style:family="text">
      <style:text-properties style:font-name="Calibri, Arial"/>
    </style:style>
    <style:style style:name="P44" style:parent-style-name="Normal" style:family="paragraph">
      <style:paragraph-properties fo:margin-bottom="0in"/>
    </style:style>
    <style:style style:name="T45" style:parent-style-name="DefaultParagraphFont" style:family="text">
      <style:text-properties style:font-name="Calibri, Arial"/>
    </style:style>
    <style:style style:name="T46" style:parent-style-name="DefaultParagraphFont" style:family="text">
      <style:text-properties style:font-name="Calibri, Arial"/>
    </style:style>
    <style:style style:name="T47" style:parent-style-name="DefaultParagraphFont" style:family="text">
      <style:text-properties style:font-name="Calibri, Arial"/>
    </style:style>
    <style:style style:name="T48" style:parent-style-name="DefaultParagraphFont" style:family="text">
      <style:text-properties style:font-name="Calibri, Arial"/>
    </style:style>
    <style:style style:name="P49" style:parent-style-name="Normal" style:family="paragraph">
      <style:paragraph-properties fo:margin-bottom="0in"/>
    </style:style>
    <style:style style:name="T50" style:parent-style-name="DefaultParagraphFont" style:family="text">
      <style:text-properties style:font-name="Calibri, Arial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Calibri, Arial"/>
    </style:style>
    <style:style style:name="T53" style:parent-style-name="DefaultParagraphFont" style:family="text">
      <style:text-properties style:font-name="Calibri, Arial"/>
    </style:style>
    <style:style style:name="P54" style:parent-style-name="Normal" style:family="paragraph">
      <style:paragraph-properties fo:margin-bottom="0in"/>
      <style:text-properties style:font-name="Calibri, Arial"/>
    </style:style>
    <style:style style:name="P55" style:parent-style-name="Normal" style:family="paragraph">
      <style:paragraph-properties fo:margin-bottom="0in"/>
      <style:text-properties style:font-name="Calibri, Arial"/>
    </style:style>
    <style:style style:name="P56" style:parent-style-name="ListParagraph" style:list-style-name="LFO1" style:family="paragraph">
      <style:paragraph-properties fo:margin-bottom="0in"/>
      <style:text-properties style:font-name="Calibri, Arial"/>
    </style:style>
    <style:style style:name="P57" style:parent-style-name="ListParagraph" style:list-style-name="LFO1" style:family="paragraph">
      <style:paragraph-properties fo:margin-bottom="0in"/>
      <style:text-properties style:font-name="Calibri, Arial"/>
    </style:style>
    <style:style style:name="P58" style:parent-style-name="ListParagraph" style:list-style-name="LFO1" style:family="paragraph">
      <style:paragraph-properties fo:margin-bottom="0in"/>
      <style:text-properties style:font-name="Calibri, Arial"/>
    </style:style>
    <style:style style:name="P59" style:parent-style-name="ListParagraph" style:list-style-name="LFO1" style:family="paragraph">
      <style:paragraph-properties fo:margin-bottom="0in"/>
      <style:text-properties style:font-name="Calibri, Arial"/>
    </style:style>
    <style:style style:name="P60" style:parent-style-name="Normal" style:family="paragraph">
      <style:paragraph-properties fo:margin-bottom="0in"/>
      <style:text-properties style:font-name="Calibri, Arial"/>
    </style:style>
    <style:style style:name="P61" style:parent-style-name="Normal" style:family="paragraph">
      <style:paragraph-properties fo:margin-bottom="0in"/>
    </style:style>
    <style:style style:name="T62" style:parent-style-name="DefaultParagraphFont" style:family="text">
      <style:text-properties style:font-name="Calibri, Arial"/>
    </style:style>
    <style:style style:name="P63" style:parent-style-name="Normal" style:family="paragraph">
      <style:paragraph-properties fo:margin-bottom="0in"/>
    </style:style>
    <style:style style:name="T64" style:parent-style-name="DefaultParagraphFont" style:family="text">
      <style:text-properties style:font-name="Calibri, Arial"/>
    </style:style>
    <style:style style:name="T65" style:parent-style-name="DefaultParagraphFont" style:family="text">
      <style:text-properties style:font-name="Calibri, Arial"/>
    </style:style>
    <style:style style:name="P66" style:parent-style-name="Normal" style:family="paragraph">
      <style:paragraph-properties fo:margin-bottom="0in"/>
    </style:style>
    <style:style style:name="T67" style:parent-style-name="DefaultParagraphFont" style:family="text">
      <style:text-properties style:font-name="Calibri, Arial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style:font-name="Calibri, Arial"/>
    </style:style>
    <style:style style:name="T70" style:parent-style-name="DefaultParagraphFont" style:family="text">
      <style:text-properties style:font-name="Calibri, Arial"/>
    </style:style>
    <style:style style:name="T71" style:parent-style-name="DefaultParagraphFont" style:family="text">
      <style:text-properties style:font-name="Calibri, Arial"/>
    </style:style>
    <style:style style:name="T72" style:parent-style-name="DefaultParagraphFont" style:family="text">
      <style:text-properties style:font-name="Calibri, Arial"/>
    </style:style>
    <style:style style:name="P73" style:parent-style-name="Normal" style:family="paragraph">
      <style:paragraph-properties fo:text-align="center" fo:margin-bottom="0in"/>
    </style:style>
    <style:style style:name="P74" style:parent-style-name="Normal" style:family="paragraph">
      <style:paragraph-properties fo:margin-bottom="0in"/>
      <style:text-properties style:font-name="Calibri, Arial"/>
    </style:style>
    <style:style style:name="P75" style:parent-style-name="Normal" style:family="paragraph">
      <style:paragraph-properties fo:margin-bottom="0in"/>
    </style:style>
    <style:style style:name="T76" style:parent-style-name="DefaultParagraphFont" style:family="text">
      <style:text-properties style:font-name="Calibri, Arial"/>
    </style:style>
    <style:style style:name="P77" style:parent-style-name="Normal" style:family="paragraph">
      <style:paragraph-properties fo:margin-bottom="0in"/>
    </style:style>
    <style:style style:name="T78" style:parent-style-name="DefaultParagraphFont" style:family="text">
      <style:text-properties style:font-name="Calibri, Arial"/>
    </style:style>
    <style:style style:name="P79" style:parent-style-name="Normal" style:family="paragraph">
      <style:paragraph-properties fo:text-align="center" fo:margin-bottom="0in"/>
    </style:style>
    <style:style style:name="P80" style:parent-style-name="Normal" style:family="paragraph">
      <style:paragraph-properties fo:margin-bottom="0in"/>
    </style:style>
    <style:style style:name="T81" style:parent-style-name="DefaultParagraphFont" style:family="text">
      <style:text-properties style:font-name="Calibri, Arial"/>
    </style:style>
    <style:style style:name="T82" style:parent-style-name="DefaultParagraphFont" style:family="text">
      <style:text-properties style:font-name="Calibri, Arial"/>
    </style:style>
    <style:style style:name="P83" style:parent-style-name="Normal" style:family="paragraph">
      <style:paragraph-properties fo:margin-bottom="0in"/>
    </style:style>
    <style:style style:name="T84" style:parent-style-name="DefaultParagraphFont" style:family="text">
      <style:text-properties style:font-name="Calibri, Arial"/>
    </style:style>
    <style:style style:name="T85" style:parent-style-name="DefaultParagraphFont" style:family="text">
      <style:text-properties style:font-name="Calibri, Arial"/>
    </style:style>
    <style:style style:name="T86" style:parent-style-name="DefaultParagraphFont" style:family="text">
      <style:text-properties style:font-name="Calibri, Arial"/>
    </style:style>
    <style:style style:name="T87" style:parent-style-name="DefaultParagraphFont" style:family="text">
      <style:text-properties style:font-name="Calibri, Arial"/>
    </style:style>
    <style:style style:name="P88" style:parent-style-name="Normal" style:family="paragraph">
      <style:paragraph-properties fo:margin-bottom="0in"/>
      <style:text-properties style:font-name="Calibri, Arial"/>
    </style:style>
    <style:style style:name="P89" style:parent-style-name="Normal" style:family="paragraph">
      <style:paragraph-properties fo:margin-bottom="0in"/>
    </style:style>
    <style:style style:name="T90" style:parent-style-name="DefaultParagraphFont" style:family="text">
      <style:text-properties style:font-name="Calibri, Arial"/>
    </style:style>
    <style:style style:name="T91" style:parent-style-name="DefaultParagraphFont" style:family="text">
      <style:text-properties style:font-name="Calibri, Arial"/>
    </style:style>
    <style:style style:name="T92" style:parent-style-name="DefaultParagraphFont" style:family="text">
      <style:text-properties style:font-name="Calibri, Arial"/>
    </style:style>
    <style:style style:name="P93" style:parent-style-name="Normal" style:family="paragraph">
      <style:paragraph-properties fo:margin-bottom="0in"/>
      <style:text-properties style:font-name="Calibri, Arial"/>
    </style:style>
    <style:style style:name="P94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margin-bottom="0in"/>
    </style:style>
    <style:style style:name="T10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text-align="center"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text-align="center"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text-align="center"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text-align="center" fo:margin-bottom="0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text-align="center"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text-align="center" fo:margin-bottom="0in"/>
    </style:style>
    <style:style style:name="P131" style:parent-style-name="Normal" style:family="paragraph">
      <style:paragraph-properties fo:margin-bottom="0in"/>
    </style:style>
    <style:style style:name="P132" style:parent-style-name="Normal" style:family="paragraph">
      <style:paragraph-properties fo:margin-bottom="0in"/>
    </style:style>
    <style:style style:name="T1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4" style:parent-style-name="Normal" style:family="paragraph">
      <style:paragraph-properties fo:margin-bottom="0in"/>
    </style:style>
    <style:style style:name="P135" style:parent-style-name="Normal" style:family="paragraph">
      <style:paragraph-properties fo:margin-bottom="0in"/>
    </style:style>
    <style:style style:name="P136" style:parent-style-name="Normal" style:family="paragraph">
      <style:paragraph-properties fo:text-align="center" fo:margin-bottom="0in"/>
    </style:style>
    <style:style style:name="P137" style:parent-style-name="Normal" style:family="paragraph">
      <style:paragraph-properties fo:margin-bottom="0in"/>
    </style:style>
    <style:style style:name="P138" style:parent-style-name="Normal" style:family="paragraph">
      <style:paragraph-properties fo:text-align="center"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T14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2" style:parent-style-name="Normal" style:family="paragraph">
      <style:paragraph-properties fo:margin-bottom="0in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text-align="center" fo:margin-bottom="0in"/>
    </style:style>
    <style:style style:name="P145" style:parent-style-name="Normal" style:family="paragraph">
      <style:paragraph-properties fo:margin-bottom="0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</style:style>
    <style:style style:name="P149" style:parent-style-name="Normal" style:family="paragraph">
      <style:paragraph-properties fo:margin-bottom="0in"/>
    </style:style>
    <style:style style:name="T15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" style:parent-style-name="Normal" style:family="paragraph">
      <style:paragraph-properties fo:margin-bottom="0in"/>
    </style:style>
    <style:style style:name="P153" style:parent-style-name="Normal" style:family="paragraph">
      <style:paragraph-properties fo:margin-bottom="0in"/>
    </style:style>
    <style:style style:name="P154" style:parent-style-name="Normal" style:family="paragraph">
      <style:paragraph-properties fo:text-align="center" fo:margin-bottom="0in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text-align="center" fo:margin-bottom="0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paragraph-properties fo:text-align="center" fo:margin-bottom="0in"/>
    </style:style>
    <style:style style:name="P160" style:parent-style-name="Normal" style:family="paragraph">
      <style:paragraph-properties fo:margin-bottom="0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T16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P177" style:parent-style-name="Normal" style:family="paragraph">
      <style:paragraph-properties fo:margin-bottom="0in"/>
    </style:style>
    <style:style style:name="P178" style:parent-style-name="Normal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bottom="0in"/>
    </style:style>
    <style:style style:name="T18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3" style:parent-style-name="Normal" style:family="paragraph">
      <style:paragraph-properties fo:margin-bottom="0in"/>
    </style:style>
    <style:style style:name="P184" style:parent-style-name="Normal" style:family="paragraph">
      <style:paragraph-properties fo:margin-bottom="0in"/>
    </style:style>
    <style:style style:name="P185" style:parent-style-name="Normal" style:family="paragraph">
      <style:paragraph-properties fo:text-align="center" fo:margin-bottom="0in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margin-bottom="0in"/>
    </style:style>
    <style:style style:name="P189" style:parent-style-name="Normal" style:family="paragraph">
      <style:paragraph-properties fo:margin-bottom="0in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Normal" style:family="paragraph">
      <style:paragraph-properties fo:margin-bottom="0in"/>
    </style:style>
    <style:style style:name="P192" style:parent-style-name="Normal" style:family="paragraph">
      <style:paragraph-properties fo:margin-bottom="0in"/>
    </style:style>
    <style:style style:name="T19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text-align="center" fo:margin-bottom="0in"/>
    </style:style>
    <style:style style:name="P196" style:parent-style-name="Normal" style:family="paragraph">
      <style:paragraph-properties fo:margin-bottom="0in"/>
    </style:style>
    <style:style style:name="P197" style:parent-style-name="Normal" style:family="paragraph">
      <style:paragraph-properties fo:margin-bottom="0in"/>
    </style:style>
    <style:style style:name="P198" style:parent-style-name="Normal" style:family="paragraph">
      <style:paragraph-properties fo:margin-bottom="0in"/>
    </style:style>
    <style:style style:name="T19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0" style:parent-style-name="Normal" style:family="paragraph">
      <style:paragraph-properties fo:margin-bottom="0in"/>
    </style:style>
    <style:style style:name="P201" style:parent-style-name="Normal" style:family="paragraph">
      <style:paragraph-properties fo:margin-bottom="0in"/>
    </style:style>
    <style:style style:name="P202" style:parent-style-name="Normal" style:family="paragraph">
      <style:paragraph-properties fo:margin-bottom="0in"/>
    </style:style>
    <style:style style:name="P203" style:parent-style-name="Normal" style:family="paragraph">
      <style:paragraph-properties fo:margin-bottom="0in"/>
    </style:style>
    <style:style style:name="P204" style:parent-style-name="Normal" style:family="paragraph">
      <style:paragraph-properties fo:margin-bottom="0in"/>
    </style:style>
    <style:style style:name="P205" style:parent-style-name="Normal" style:family="paragraph">
      <style:paragraph-properties fo:margin-bottom="0in"/>
    </style:style>
    <style:style style:name="P206" style:parent-style-name="Normal" style:family="paragraph">
      <style:paragraph-properties fo:text-align="center" fo:margin-bottom="0in"/>
    </style:style>
    <style:style style:name="P207" style:parent-style-name="Normal" style:family="paragraph">
      <style:paragraph-properties fo:margin-bottom="0in"/>
    </style:style>
    <style:style style:name="P208" style:parent-style-name="Normal" style:family="paragraph">
      <style:paragraph-properties fo:text-align="center" fo:margin-bottom="0in"/>
    </style:style>
    <style:style style:name="P209" style:parent-style-name="Normal" style:family="paragraph">
      <style:paragraph-properties fo:margin-bottom="0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margin-bottom="0in"/>
    </style:style>
    <style:style style:name="P212" style:parent-style-name="Normal" style:family="paragraph">
      <style:paragraph-properties fo:margin-bottom="0in"/>
    </style:style>
    <style:style style:name="P213" style:parent-style-name="Normal" style:family="paragraph">
      <style:paragraph-properties fo:text-align="center" fo:margin-bottom="0in"/>
    </style:style>
    <style:style style:name="P214" style:parent-style-name="Normal" style:family="paragraph">
      <style:paragraph-properties fo:margin-bottom="0in"/>
    </style:style>
    <style:style style:name="P215" style:parent-style-name="Normal" style:family="paragraph">
      <style:paragraph-properties fo:text-align="center" fo:margin-bottom="0in"/>
    </style:style>
    <style:style style:name="P216" style:parent-style-name="Normal" style:family="paragraph">
      <style:paragraph-properties fo:margin-bottom="0in"/>
    </style:style>
    <style:style style:name="P217" style:parent-style-name="Normal" style:family="paragraph">
      <style:paragraph-properties fo:margin-bottom="0in"/>
    </style:style>
    <style:style style:name="P218" style:parent-style-name="Normal" style:family="paragraph">
      <style:paragraph-properties fo:text-align="center" fo:margin-bottom="0in"/>
    </style:style>
    <style:style style:name="P219" style:parent-style-name="Normal" style:family="paragraph">
      <style:paragraph-properties fo:margin-bottom="0in"/>
    </style:style>
    <style:style style:name="P220" style:parent-style-name="Normal" style:family="paragraph">
      <style:paragraph-properties fo:text-align="center" fo:margin-bottom="0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</style:style>
    <style:style style:name="P223" style:parent-style-name="Normal" style:family="paragraph">
      <style:paragraph-properties fo:margin-bottom="0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P227" style:parent-style-name="Normal" style:family="paragraph">
      <style:paragraph-properties fo:margin-bottom="0in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P230" style:parent-style-name="Normal" style:family="paragraph">
      <style:paragraph-properties fo:margin-bottom="0in"/>
    </style:style>
    <style:style style:name="P231" style:parent-style-name="Normal" style:family="paragraph">
      <style:paragraph-properties fo:margin-bottom="0in"/>
    </style:style>
    <style:style style:name="P232" style:parent-style-name="Normal" style:family="paragraph">
      <style:paragraph-properties fo:margin-bottom="0in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margin-bottom="0in"/>
    </style:style>
    <style:style style:name="P235" style:parent-style-name="Normal" style:family="paragraph">
      <style:paragraph-properties fo:margin-bottom="0in"/>
    </style:style>
    <style:style style:name="P236" style:parent-style-name="Normal" style:family="paragraph">
      <style:paragraph-properties fo:margin-bottom="0in"/>
    </style:style>
    <style:style style:name="P237" style:parent-style-name="Normal" style:family="paragraph">
      <style:paragraph-properties fo:margin-bottom="0in"/>
    </style:style>
    <style:style style:name="P238" style:parent-style-name="Normal" style:family="paragraph">
      <style:paragraph-properties fo:margin-bottom="0in"/>
    </style:style>
    <style:style style:name="P239" style:parent-style-name="Normal" style:family="paragraph">
      <style:paragraph-properties fo:margin-bottom="0in"/>
    </style:style>
    <style:style style:name="T24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1" style:parent-style-name="Normal" style:family="paragraph">
      <style:paragraph-properties fo:margin-bottom="0in"/>
    </style:style>
    <style:style style:name="P242" style:parent-style-name="Normal" style:family="paragraph">
      <style:paragraph-properties fo:margin-bottom="0in"/>
    </style:style>
    <style:style style:name="P243" style:parent-style-name="Normal" style:family="paragraph">
      <style:paragraph-properties fo:margin-bottom="0in"/>
    </style:style>
    <style:style style:name="P244" style:parent-style-name="Normal" style:family="paragraph">
      <style:paragraph-properties fo:margin-bottom="0in"/>
    </style:style>
    <style:style style:name="P245" style:parent-style-name="Normal" style:family="paragraph">
      <style:paragraph-properties fo:margin-bottom="0in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paragraph-properties fo:margin-bottom="0in"/>
    </style:style>
    <style:style style:name="P248" style:parent-style-name="Normal" style:family="paragraph">
      <style:paragraph-properties fo:margin-bottom="0in"/>
    </style:style>
    <style:style style:name="P249" style:parent-style-name="Normal" style:family="paragraph">
      <style:paragraph-properties fo:margin-bottom="0in"/>
    </style:style>
    <style:style style:name="P250" style:parent-style-name="Normal" style:family="paragraph">
      <style:paragraph-properties fo:margin-bottom="0in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P252" style:parent-style-name="Normal" style:family="paragraph">
      <style:paragraph-properties fo:margin-bottom="0in"/>
    </style:style>
    <style:style style:name="P253" style:parent-style-name="Normal" style:family="paragraph">
      <style:paragraph-properties fo:margin-bottom="0in"/>
    </style:style>
    <style:style style:name="P254" style:parent-style-name="Normal" style:family="paragraph">
      <style:paragraph-properties fo:text-align="center" fo:margin-bottom="0in"/>
    </style:style>
    <style:style style:name="P255" style:parent-style-name="Normal" style:family="paragraph">
      <style:paragraph-properties fo:margin-bottom="0in"/>
    </style:style>
    <style:style style:name="P256" style:parent-style-name="Normal" style:family="paragraph">
      <style:paragraph-properties fo:margin-bottom="0in"/>
    </style:style>
    <style:style style:name="P257" style:parent-style-name="Normal" style:family="paragraph">
      <style:paragraph-properties fo:text-align="center" fo:margin-bottom="0in"/>
    </style:style>
    <style:style style:name="P258" style:parent-style-name="Normal" style:family="paragraph">
      <style:paragraph-properties fo:margin-bottom="0in"/>
    </style:style>
    <style:style style:name="P259" style:parent-style-name="Normal" style:family="paragraph">
      <style:paragraph-properties fo:margin-bottom="0in"/>
    </style:style>
    <style:style style:name="P260" style:parent-style-name="Normal" style:family="paragraph">
      <style:paragraph-properties fo:margin-bottom="0in"/>
    </style:style>
    <style:style style:name="P261" style:parent-style-name="Normal" style:family="paragraph">
      <style:paragraph-properties fo:text-align="center" fo:margin-bottom="0in"/>
    </style:style>
    <style:style style:name="P262" style:parent-style-name="Normal" style:family="paragraph">
      <style:paragraph-properties fo:margin-bottom="0in"/>
    </style:style>
    <style:style style:name="P263" style:parent-style-name="Normal" style:family="paragraph">
      <style:paragraph-properties fo:break-before="page"/>
      <style:text-properties fo:hyphenate="true"/>
    </style:style>
    <style:style style:name="P264" style:parent-style-name="Normal" style:family="paragraph">
      <style:paragraph-properties fo:margin-bottom="0in"/>
    </style:style>
    <style:style style:name="T26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6" style:parent-style-name="Normal" style:family="paragraph">
      <style:paragraph-properties fo:margin-bottom="0in"/>
    </style:style>
    <style:style style:name="P267" style:parent-style-name="Normal" style:family="paragraph">
      <style:paragraph-properties fo:margin-bottom="0in"/>
    </style:style>
    <style:style style:name="P268" style:parent-style-name="Normal" style:family="paragraph">
      <style:paragraph-properties fo:margin-bottom="0in"/>
    </style:style>
    <style:style style:name="P269" style:parent-style-name="Normal" style:family="paragraph">
      <style:paragraph-properties fo:text-align="center" fo:margin-bottom="0in"/>
    </style:style>
    <style:style style:name="P270" style:parent-style-name="Normal" style:family="paragraph">
      <style:paragraph-properties fo:margin-bottom="0in"/>
    </style:style>
    <style:style style:name="P271" style:parent-style-name="Normal" style:family="paragraph">
      <style:paragraph-properties fo:margin-bottom="0in"/>
    </style:style>
    <style:style style:name="P272" style:parent-style-name="Normal" style:family="paragraph">
      <style:paragraph-properties fo:margin-bottom="0in"/>
    </style:style>
    <style:style style:name="P273" style:parent-style-name="Normal" style:family="paragraph">
      <style:paragraph-properties fo:margin-bottom="0in"/>
    </style:style>
    <style:style style:name="T27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75" style:parent-style-name="Normal" style:family="paragraph">
      <style:paragraph-properties fo:margin-bottom="0in"/>
    </style:style>
    <style:style style:name="P276" style:parent-style-name="Normal" style:family="paragraph">
      <style:paragraph-properties fo:margin-bottom="0in"/>
    </style:style>
    <style:style style:name="P277" style:parent-style-name="Normal" style:family="paragraph">
      <style:paragraph-properties fo:margin-bottom="0in"/>
    </style:style>
    <style:style style:name="P278" style:parent-style-name="Normal" style:family="paragraph">
      <style:paragraph-properties fo:margin-bottom="0in"/>
    </style:style>
    <style:style style:name="P279" style:parent-style-name="ListParagraph" style:list-style-name="LFO2" style:family="paragraph">
      <style:paragraph-properties fo:margin-bottom="0in"/>
    </style:style>
    <style:style style:name="P280" style:parent-style-name="ListParagraph" style:list-style-name="LFO2" style:family="paragraph">
      <style:paragraph-properties fo:margin-bottom="0in"/>
    </style:style>
    <style:style style:name="T28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2" style:parent-style-name="Normal" style:family="paragraph">
      <style:paragraph-properties fo:margin-bottom="0in"/>
    </style:style>
    <style:style style:name="P283" style:parent-style-name="Normal" style:family="paragraph">
      <style:paragraph-properties fo:margin-bottom="0in"/>
    </style:style>
    <style:style style:name="P284" style:parent-style-name="Normal" style:family="paragraph">
      <style:paragraph-properties fo:margin-bottom="0in"/>
    </style:style>
    <style:style style:name="P285" style:parent-style-name="Normal" style:family="paragraph">
      <style:paragraph-properties fo:margin-bottom="0in"/>
    </style:style>
    <style:style style:name="P286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87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88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28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9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1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2" style:parent-style-name="Normal" style:family="paragraph">
      <style:paragraph-properties fo:margin-bottom="0in">
        <style:tab-stops>
          <style:tab-stop style:type="left" style:position="0.4923in"/>
        </style:tab-stops>
      </style:paragraph-properties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P295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6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7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8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1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2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0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4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0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6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7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0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3" style:parent-style-name="Normal" style:family="paragraph">
      <style:paragraph-properties fo:text-align="center" fo:margin-bottom="0in">
        <style:tab-stops>
          <style:tab-stop style:type="left" style:position="0.5909in"/>
        </style:tab-stops>
      </style:paragraph-properties>
    </style:style>
    <style:style style:name="P314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5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6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7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8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19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family="graphic" style:name="a143">
      <style:graphic-properties style:vertical-pos="middle"/>
    </style:style>
    <style:style style:family="graphic" style:name="a144">
      <style:graphic-properties style:vertical-pos="middle"/>
    </style:style>
    <style:style style:family="graphic" style:name="a145">
      <style:graphic-properties style:vertical-pos="middle"/>
    </style:style>
    <style:style style:family="graphic" style:name="a146">
      <style:graphic-properties style:vertical-pos="middle"/>
    </style:style>
    <style:style style:family="graphic" style:name="a147">
      <style:graphic-properties style:vertical-pos="middle"/>
    </style:style>
    <style:style style:family="graphic" style:name="a148">
      <style:graphic-properties style:vertical-pos="middle"/>
    </style:style>
    <style:style style:family="graphic" style:name="a149">
      <style:graphic-properties style:vertical-pos="middle"/>
    </style:style>
    <style:style style:family="graphic" style:name="a70">
      <style:graphic-properties style:vertical-pos="middle"/>
    </style:style>
    <style:style style:family="graphic" style:name="a71">
      <style:graphic-properties style:vertical-pos="middle"/>
    </style:style>
    <style:style style:family="graphic" style:name="a72">
      <style:graphic-properties style:vertical-pos="middle"/>
    </style:style>
    <style:style style:family="graphic" style:name="a73">
      <style:graphic-properties style:vertical-pos="middle"/>
    </style:style>
    <style:style style:family="graphic" style:name="a74">
      <style:graphic-properties style:vertical-pos="middle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  <style:style style:family="graphic" style:name="a150">
      <style:graphic-properties style:vertical-pos="middle"/>
    </style:style>
    <style:style style:family="graphic" style:name="a151">
      <style:graphic-properties style:vertical-pos="middle"/>
    </style:style>
    <style:style style:family="graphic" style:name="a152">
      <style:graphic-properties style:vertical-pos="middle"/>
    </style:style>
    <style:style style:family="graphic" style:name="a153">
      <style:graphic-properties style:vertical-pos="middle"/>
    </style:style>
    <style:style style:family="graphic" style:name="a154">
      <style:graphic-properties style:vertical-pos="middle"/>
    </style:style>
    <style:style style:family="graphic" style:name="a10">
      <style:graphic-properties style:vertical-pos="middle"/>
    </style:style>
    <style:style style:family="graphic" style:name="a155">
      <style:graphic-properties style:vertical-pos="middle"/>
    </style:style>
    <style:style style:family="graphic" style:name="a11">
      <style:graphic-properties style:vertical-pos="middle"/>
    </style:style>
    <style:style style:family="graphic" style:name="a156">
      <style:graphic-properties style:vertical-pos="middle"/>
    </style:style>
    <style:style style:family="graphic" style:name="a12">
      <style:graphic-properties style:vertical-pos="middle"/>
    </style:style>
    <style:style style:family="graphic" style:name="a157">
      <style:graphic-properties style:vertical-pos="middle"/>
    </style:style>
    <style:style style:family="graphic" style:name="a13">
      <style:graphic-properties style:vertical-pos="middle"/>
    </style:style>
    <style:style style:family="graphic" style:name="a158">
      <style:graphic-properties style:vertical-pos="middle"/>
    </style:style>
    <style:style style:family="graphic" style:name="a14">
      <style:graphic-properties style:vertical-pos="middle"/>
    </style:style>
    <style:style style:family="graphic" style:name="a159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80">
      <style:graphic-properties style:vertical-pos="middle"/>
    </style:style>
    <style:style style:family="graphic" style:name="a18">
      <style:graphic-properties style:vertical-pos="middle"/>
    </style:style>
    <style:style style:family="graphic" style:name="a81">
      <style:graphic-properties style:vertical-pos="middle"/>
    </style:style>
    <style:style style:family="graphic" style:name="a19">
      <style:graphic-properties style:vertical-pos="middle"/>
    </style:style>
    <style:style style:family="graphic" style:name="a82">
      <style:graphic-properties style:vertical-pos="middle"/>
    </style:style>
    <style:style style:family="graphic" style:name="a83">
      <style:graphic-properties style:vertical-pos="middle"/>
    </style:style>
    <style:style style:family="graphic" style:name="a84">
      <style:graphic-properties style:vertical-pos="middle"/>
    </style:style>
    <style:style style:family="graphic" style:name="a85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200">
      <style:graphic-properties style:vertical-pos="middle"/>
    </style:style>
    <style:style style:family="graphic" style:name="a160">
      <style:graphic-properties style:vertical-pos="middle"/>
    </style:style>
    <style:style style:family="graphic" style:name="a201">
      <style:graphic-properties style:vertical-pos="middle"/>
    </style:style>
    <style:style style:family="graphic" style:name="a161">
      <style:graphic-properties style:vertical-pos="middle"/>
    </style:style>
    <style:style style:family="graphic" style:name="a202">
      <style:graphic-properties style:vertical-pos="middle"/>
    </style:style>
    <style:style style:family="graphic" style:name="a162">
      <style:graphic-properties style:vertical-pos="middle"/>
    </style:style>
    <style:style style:family="graphic" style:name="a203">
      <style:graphic-properties style:vertical-pos="middle"/>
    </style:style>
    <style:style style:family="graphic" style:name="a163">
      <style:graphic-properties style:vertical-pos="middle"/>
    </style:style>
    <style:style style:family="graphic" style:name="a204">
      <style:graphic-properties style:vertical-pos="middle"/>
    </style:style>
    <style:style style:family="graphic" style:name="a164">
      <style:graphic-properties style:vertical-pos="middle"/>
    </style:style>
    <style:style style:family="graphic" style:name="a205">
      <style:graphic-properties style:vertical-pos="middle"/>
    </style:style>
    <style:style style:family="graphic" style:name="a20">
      <style:graphic-properties style:vertical-pos="middle"/>
    </style:style>
    <style:style style:family="graphic" style:name="a206">
      <style:graphic-properties style:vertical-pos="middle"/>
    </style:style>
    <style:style style:family="graphic" style:name="a165">
      <style:graphic-properties style:vertical-pos="middle"/>
    </style:style>
    <style:style style:family="graphic" style:name="a21">
      <style:graphic-properties style:vertical-pos="middle"/>
    </style:style>
    <style:style style:family="graphic" style:name="a207">
      <style:graphic-properties style:vertical-pos="middle"/>
    </style:style>
    <style:style style:family="graphic" style:name="a166">
      <style:graphic-properties style:vertical-pos="middle"/>
    </style:style>
    <style:style style:family="graphic" style:name="a22">
      <style:graphic-properties style:vertical-pos="middle"/>
    </style:style>
    <style:style style:family="graphic" style:name="a208">
      <style:graphic-properties style:vertical-pos="middle"/>
    </style:style>
    <style:style style:family="graphic" style:name="a167">
      <style:graphic-properties style:vertical-pos="middle"/>
    </style:style>
    <style:style style:family="graphic" style:name="a23">
      <style:graphic-properties style:vertical-pos="middle"/>
    </style:style>
    <style:style style:family="graphic" style:name="a209">
      <style:graphic-properties style:vertical-pos="middle"/>
    </style:style>
    <style:style style:family="graphic" style:name="a168">
      <style:graphic-properties style:vertical-pos="middle"/>
    </style:style>
    <style:style style:family="graphic" style:name="a24">
      <style:graphic-properties style:vertical-pos="middle"/>
    </style:style>
    <style:style style:family="graphic" style:name="a169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90">
      <style:graphic-properties style:vertical-pos="middle"/>
    </style:style>
    <style:style style:family="graphic" style:name="a28">
      <style:graphic-properties style:vertical-pos="middle"/>
    </style:style>
    <style:style style:family="graphic" style:name="a91">
      <style:graphic-properties style:vertical-pos="middle"/>
    </style:style>
    <style:style style:family="graphic" style:name="a29">
      <style:graphic-properties style:vertical-pos="middle"/>
    </style:style>
    <style:style style:family="graphic" style:name="a92">
      <style:graphic-properties style:vertical-pos="middle"/>
    </style:style>
    <style:style style:family="graphic" style:name="a93">
      <style:graphic-properties style:vertical-pos="middle"/>
    </style:style>
    <style:style style:family="graphic" style:name="a94">
      <style:graphic-properties style:vertical-pos="middle"/>
    </style:style>
    <style:style style:family="graphic" style:name="a95">
      <style:graphic-properties style:vertical-pos="middle"/>
    </style:style>
    <style:style style:family="graphic" style:name="a96">
      <style:graphic-properties style:vertical-pos="middle"/>
    </style:style>
    <style:style style:family="graphic" style:name="a97">
      <style:graphic-properties style:vertical-pos="middle"/>
    </style:style>
    <style:style style:family="graphic" style:name="a98">
      <style:graphic-properties style:vertical-pos="middle"/>
    </style:style>
    <style:style style:family="graphic" style:name="a99">
      <style:graphic-properties style:vertical-pos="middle"/>
    </style:style>
    <style:style style:family="graphic" style:name="a100">
      <style:graphic-properties style:vertical-pos="middle"/>
    </style:style>
    <style:style style:family="graphic" style:name="a101">
      <style:graphic-properties style:vertical-pos="middle"/>
    </style:style>
    <style:style style:family="graphic" style:name="a102">
      <style:graphic-properties style:vertical-pos="middle"/>
    </style:style>
    <style:style style:family="graphic" style:name="a103">
      <style:graphic-properties style:vertical-pos="middle"/>
    </style:style>
    <style:style style:family="graphic" style:name="a104">
      <style:graphic-properties style:vertical-pos="middle"/>
    </style:style>
    <style:style style:family="graphic" style:name="a105">
      <style:graphic-properties style:vertical-pos="middle"/>
    </style:style>
    <style:style style:family="graphic" style:name="a106">
      <style:graphic-properties style:vertical-pos="middle"/>
    </style:style>
    <style:style style:family="graphic" style:name="a107">
      <style:graphic-properties style:vertical-pos="middle"/>
    </style:style>
    <style:style style:family="graphic" style:name="a210">
      <style:graphic-properties style:vertical-pos="middle"/>
    </style:style>
    <style:style style:family="graphic" style:name="a170">
      <style:graphic-properties style:vertical-pos="middle"/>
    </style:style>
    <style:style style:family="graphic" style:name="a211">
      <style:graphic-properties style:vertical-pos="middle"/>
    </style:style>
    <style:style style:family="graphic" style:name="a108">
      <style:graphic-properties style:vertical-pos="middle"/>
    </style:style>
    <style:style style:family="graphic" style:name="a171">
      <style:graphic-properties style:vertical-pos="middle"/>
    </style:style>
    <style:style style:family="graphic" style:name="a212">
      <style:graphic-properties style:vertical-pos="middle"/>
    </style:style>
    <style:style style:family="graphic" style:name="a109">
      <style:graphic-properties style:vertical-pos="middle"/>
    </style:style>
    <style:style style:family="graphic" style:name="a172">
      <style:graphic-properties style:vertical-pos="middle"/>
    </style:style>
    <style:style style:family="graphic" style:name="a213">
      <style:graphic-properties style:vertical-pos="middle"/>
    </style:style>
    <style:style style:family="graphic" style:name="a173">
      <style:graphic-properties style:vertical-pos="middle"/>
    </style:style>
    <style:style style:family="graphic" style:name="a214">
      <style:graphic-properties style:vertical-pos="middle"/>
    </style:style>
    <style:style style:family="graphic" style:name="a174">
      <style:graphic-properties style:vertical-pos="middle"/>
    </style:style>
    <style:style style:family="graphic" style:name="a215">
      <style:graphic-properties style:vertical-pos="middle"/>
    </style:style>
    <style:style style:family="graphic" style:name="a30">
      <style:graphic-properties style:vertical-pos="middle"/>
    </style:style>
    <style:style style:family="graphic" style:name="a216">
      <style:graphic-properties style:vertical-pos="middle"/>
    </style:style>
    <style:style style:family="graphic" style:name="a175">
      <style:graphic-properties style:vertical-pos="middle"/>
    </style:style>
    <style:style style:family="graphic" style:name="a31">
      <style:graphic-properties style:vertical-pos="middle"/>
    </style:style>
    <style:style style:family="graphic" style:name="a176">
      <style:graphic-properties style:vertical-pos="middle"/>
    </style:style>
    <style:style style:family="graphic" style:name="a32">
      <style:graphic-properties style:vertical-pos="middle"/>
    </style:style>
    <style:style style:family="graphic" style:name="a177">
      <style:graphic-properties style:vertical-pos="middle"/>
    </style:style>
    <style:style style:family="graphic" style:name="a33">
      <style:graphic-properties style:vertical-pos="middle"/>
    </style:style>
    <style:style style:family="graphic" style:name="a178">
      <style:graphic-properties style:vertical-pos="middle"/>
    </style:style>
    <style:style style:family="graphic" style:name="a34">
      <style:graphic-properties style:vertical-pos="middle"/>
    </style:style>
    <style:style style:family="graphic" style:name="a179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110">
      <style:graphic-properties style:vertical-pos="middle"/>
    </style:style>
    <style:style style:family="graphic" style:name="a111">
      <style:graphic-properties style:vertical-pos="middle"/>
    </style:style>
    <style:style style:family="graphic" style:name="a112">
      <style:graphic-properties style:vertical-pos="middle"/>
    </style:style>
    <style:style style:family="graphic" style:name="a113">
      <style:graphic-properties style:vertical-pos="middle"/>
    </style:style>
    <style:style style:family="graphic" style:name="a114">
      <style:graphic-properties style:vertical-pos="middle"/>
    </style:style>
    <style:style style:family="graphic" style:name="a115">
      <style:graphic-properties style:vertical-pos="middle"/>
    </style:style>
    <style:style style:family="graphic" style:name="a0">
      <style:graphic-properties style:vertical-pos="middle"/>
    </style:style>
    <style:style style:family="graphic" style:name="a116">
      <style:graphic-properties style:vertical-pos="middle"/>
    </style:style>
    <style:style style:family="graphic" style:name="a1">
      <style:graphic-properties style:vertical-pos="middle"/>
    </style:style>
    <style:style style:family="graphic" style:name="a117">
      <style:graphic-properties style:vertical-pos="middle"/>
    </style:style>
    <style:style style:family="graphic" style:name="a180">
      <style:graphic-properties style:vertical-pos="middle"/>
    </style:style>
    <style:style style:family="graphic" style:name="a118">
      <style:graphic-properties style:vertical-pos="middle"/>
    </style:style>
    <style:style style:family="graphic" style:name="a2">
      <style:graphic-properties style:vertical-pos="middle"/>
    </style:style>
    <style:style style:family="graphic" style:name="a181">
      <style:graphic-properties style:vertical-pos="middle"/>
    </style:style>
    <style:style style:family="graphic" style:name="a119">
      <style:graphic-properties style:vertical-pos="middle"/>
    </style:style>
    <style:style style:family="graphic" style:name="a3">
      <style:graphic-properties style:vertical-pos="middle"/>
    </style:style>
    <style:style style:family="graphic" style:name="a182">
      <style:graphic-properties style:vertical-pos="middle"/>
    </style:style>
    <style:style style:family="graphic" style:name="a4">
      <style:graphic-properties style:vertical-pos="middle"/>
    </style:style>
    <style:style style:family="graphic" style:name="a183">
      <style:graphic-properties style:vertical-pos="middle"/>
    </style:style>
    <style:style style:family="graphic" style:name="a5">
      <style:graphic-properties style:vertical-pos="middle"/>
    </style:style>
    <style:style style:family="graphic" style:name="a184">
      <style:graphic-properties style:vertical-pos="middle"/>
    </style:style>
    <style:style style:family="graphic" style:name="a6">
      <style:graphic-properties style:vertical-pos="middle"/>
    </style:style>
    <style:style style:family="graphic" style:name="a40">
      <style:graphic-properties style:vertical-pos="middle"/>
    </style:style>
    <style:style style:family="graphic" style:name="a7">
      <style:graphic-properties style:vertical-pos="middle"/>
    </style:style>
    <style:style style:family="graphic" style:name="a185">
      <style:graphic-properties style:vertical-pos="middle"/>
    </style:style>
    <style:style style:family="graphic" style:name="a41">
      <style:graphic-properties style:vertical-pos="middle"/>
    </style:style>
    <style:style style:family="graphic" style:name="a186">
      <style:graphic-properties style:vertical-pos="middle"/>
    </style:style>
    <style:style style:family="graphic" style:name="a8">
      <style:graphic-properties style:vertical-pos="middle"/>
    </style:style>
    <style:style style:family="graphic" style:name="a42">
      <style:graphic-properties style:vertical-pos="middle"/>
    </style:style>
    <style:style style:family="graphic" style:name="a187">
      <style:graphic-properties style:vertical-pos="middle"/>
    </style:style>
    <style:style style:family="graphic" style:name="a9">
      <style:graphic-properties style:vertical-pos="middle"/>
    </style:style>
    <style:style style:family="graphic" style:name="a43">
      <style:graphic-properties style:vertical-pos="middle"/>
    </style:style>
    <style:style style:family="graphic" style:name="a188">
      <style:graphic-properties style:vertical-pos="middle"/>
    </style:style>
    <style:style style:family="graphic" style:name="a44">
      <style:graphic-properties style:vertical-pos="middle"/>
    </style:style>
    <style:style style:family="graphic" style:name="a189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124">
      <style:graphic-properties style:vertical-pos="middle"/>
    </style:style>
    <style:style style:family="graphic" style:name="a125">
      <style:graphic-properties style:vertical-pos="middle"/>
    </style:style>
    <style:style style:family="graphic" style:name="a126">
      <style:graphic-properties style:vertical-pos="middle"/>
    </style:style>
    <style:style style:family="graphic" style:name="a127">
      <style:graphic-properties style:vertical-pos="middle"/>
    </style:style>
    <style:style style:family="graphic" style:name="a128">
      <style:graphic-properties style:vertical-pos="middle"/>
    </style:style>
    <style:style style:family="graphic" style:name="a190">
      <style:graphic-properties style:vertical-pos="middle"/>
    </style:style>
    <style:style style:family="graphic" style:name="a129">
      <style:graphic-properties style:vertical-pos="middle"/>
    </style:style>
    <style:style style:family="graphic" style:name="a191">
      <style:graphic-properties style:vertical-pos="middle"/>
    </style:style>
    <style:style style:family="graphic" style:name="a192">
      <style:graphic-properties style:vertical-pos="middle"/>
    </style:style>
    <style:style style:family="graphic" style:name="a193">
      <style:graphic-properties style:vertical-pos="middle"/>
    </style:style>
    <style:style style:family="graphic" style:name="a194">
      <style:graphic-properties style:vertical-pos="middle"/>
    </style:style>
    <style:style style:family="graphic" style:name="a50">
      <style:graphic-properties style:vertical-pos="middle"/>
    </style:style>
    <style:style style:family="graphic" style:name="a195">
      <style:graphic-properties style:vertical-pos="middle"/>
    </style:style>
    <style:style style:family="graphic" style:name="a51">
      <style:graphic-properties style:vertical-pos="middle"/>
    </style:style>
    <style:style style:family="graphic" style:name="a196">
      <style:graphic-properties style:vertical-pos="middle"/>
    </style:style>
    <style:style style:family="graphic" style:name="a52">
      <style:graphic-properties style:vertical-pos="middle"/>
    </style:style>
    <style:style style:family="graphic" style:name="a197">
      <style:graphic-properties style:vertical-pos="middle"/>
    </style:style>
    <style:style style:family="graphic" style:name="a53">
      <style:graphic-properties style:vertical-pos="middle"/>
    </style:style>
    <style:style style:family="graphic" style:name="a198">
      <style:graphic-properties style:vertical-pos="middle"/>
    </style:style>
    <style:style style:family="graphic" style:name="a54">
      <style:graphic-properties style:vertical-pos="middle"/>
    </style:style>
    <style:style style:family="graphic" style:name="a199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130">
      <style:graphic-properties style:vertical-pos="middle"/>
    </style:style>
    <style:style style:family="graphic" style:name="a131">
      <style:graphic-properties style:vertical-pos="middle"/>
    </style:style>
    <style:style style:family="graphic" style:name="a132">
      <style:graphic-properties style:vertical-pos="middle"/>
    </style:style>
    <style:style style:family="graphic" style:name="a133">
      <style:graphic-properties style:vertical-pos="middle"/>
    </style:style>
    <style:style style:family="graphic" style:name="a134">
      <style:graphic-properties style:vertical-pos="middle"/>
    </style:style>
    <style:style style:family="graphic" style:name="a135">
      <style:graphic-properties style:vertical-pos="middle"/>
    </style:style>
    <style:style style:family="graphic" style:name="a136">
      <style:graphic-properties style:vertical-pos="middle"/>
    </style:style>
    <style:style style:family="graphic" style:name="a137">
      <style:graphic-properties style:vertical-pos="middle"/>
    </style:style>
    <style:style style:family="graphic" style:name="a138">
      <style:graphic-properties style:vertical-pos="middle"/>
    </style:style>
    <style:style style:family="graphic" style:name="a13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65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140">
      <style:graphic-properties style:vertical-pos="middle"/>
    </style:style>
    <style:style style:family="graphic" style:name="a141">
      <style:graphic-properties style:vertical-pos="middle"/>
    </style:style>
    <style:style style:family="graphic" style:name="a142">
      <style:graphic-properties style:vertical-pos="middle"/>
    </style:style>
  </office:automatic-styles>
  <office:body>
    <office:text text:use-soft-page-breaks="true">
      <text:p text:style-name="P1"><text:span text:style-name="T2">Complex Numbers and Applications in CS</text:span></text:p>
      <text:p text:style-name="P3"><draw:frame draw:style-name="a0" text:anchor-type="as-char" svg:x="0in" svg:y="0in" svg:width="0.55208in" svg:height="0.20833in" style:rel-width="scale" style:rel-height="scale"><draw:object xlink:href="Object 1/" xlink:type="simple" xlink:show="embed" xlink:actuate="onLoad"/></draw:frame></text:p>
      <text:p text:style-name="P4"><text:span text:style-name="T5">Therefore 2 roots of<text:s/></text:span><draw:frame draw:style-name="a1" text:anchor-type="as-char" svg:x="0in" svg:y="0in" svg:width="0.42708in" svg:height="0.1875in" style:rel-width="scale" style:rel-height="scale"><draw:object xlink:href="Object 2/" xlink:type="simple" xlink:show="embed" xlink:actuate="onLoad"/></draw:frame><text:span text:style-name="T6"><text:s/>=<text:s/></text:span><draw:frame draw:style-name="a2" text:anchor-type="as-char" svg:x="0in" svg:y="0in" svg:width="0.28125in" svg:height="0.1875in" style:rel-width="scale" style:rel-height="scale"><draw:object xlink:href="Object 3/" xlink:type="simple" xlink:show="embed" xlink:actuate="onLoad"/></draw:frame></text:p>
      <text:p text:style-name="P7"><text:span text:style-name="T8">2 roots of<text:s/></text:span><draw:frame draw:style-name="a3" text:anchor-type="as-char" svg:x="0in" svg:y="0in" svg:width="0.42708in" svg:height="0.1875in" style:rel-width="scale" style:rel-height="scale"><draw:object xlink:href="Object 4/" xlink:type="simple" xlink:show="embed" xlink:actuate="onLoad"/></draw:frame><text:span text:style-name="T9">:<text:s/></text:span><draw:frame draw:style-name="a4" text:anchor-type="as-char" svg:x="0in" svg:y="0in" svg:width="0.5625in" svg:height="0.1875in" style:rel-width="scale" style:rel-height="scale"><draw:object xlink:href="Object 5/" xlink:type="simple" xlink:show="embed" xlink:actuate="onLoad"/></draw:frame><text:span text:style-name="T10"><text:tab/>x<text:s/></text:span><draw:frame draw:style-name="a5" text:anchor-type="as-char" svg:x="0in" svg:y="0in" svg:width="0.89583in" svg:height="0.1875in" style:rel-width="scale" style:rel-height="scale"><draw:object xlink:href="Object 6/" xlink:type="simple" xlink:show="embed" xlink:actuate="onLoad"/></draw:frame></text:p>
      <text:p text:style-name="P11"><text:span text:style-name="T12">If p</text:span><text:span text:style-name="T13">k</text:span><text:span text:style-name="T14">(x) is a polynomial of degree k from R[X] (x is all real numbers)</text:span><draw:frame draw:style-name="a6" text:anchor-type="as-char" svg:x="0in" svg:y="0in" svg:width="0.3125in" svg:height="0.1875in" style:rel-width="scale" style:rel-height="scale"><draw:object xlink:href="Object 7/" xlink:type="simple" xlink:show="embed" xlink:actuate="onLoad"/></draw:frame></text:p>
      <text:p text:style-name="P15"><text:span text:style-name="T16">All of its roots can be described as<text:s/></text:span><draw:frame draw:style-name="a7" text:anchor-type="as-char" svg:x="0in" svg:y="0in" svg:width="0.6875in" svg:height="0.1875in" style:rel-width="scale" style:rel-height="scale"><draw:object xlink:href="Object 8/" xlink:type="simple" xlink:show="embed" xlink:actuate="onLoad"/></draw:frame></text:p>
      <text:p text:style-name="P17"><draw:frame draw:style-name="a8" text:anchor-type="as-char" svg:x="0in" svg:y="0in" svg:width="0.16667in" svg:height="0.1875in" style:rel-width="scale" style:rel-height="scale"><draw:object xlink:href="Object 9/" xlink:type="simple" xlink:show="embed" xlink:actuate="onLoad"/></draw:frame><text:span text:style-name="T18">Real part of z. Denoted by<text:s/></text:span><draw:frame draw:style-name="a9" text:anchor-type="as-char" svg:x="0in" svg:y="0in" svg:width="0.375in" svg:height="0.1875in" style:rel-width="scale" style:rel-height="scale"><draw:object xlink:href="Object 10/" xlink:type="simple" xlink:show="embed" xlink:actuate="onLoad"/></draw:frame></text:p>
      <text:p text:style-name="P19"><draw:frame draw:style-name="a10" text:anchor-type="as-char" svg:x="0in" svg:y="0in" svg:width="0.125in" svg:height="0.1875in" style:rel-width="scale" style:rel-height="scale"><draw:object xlink:href="Object 11/" xlink:type="simple" xlink:show="embed" xlink:actuate="onLoad"/></draw:frame><text:span text:style-name="T20"><text:s/>Imaginary part. Denoted by<text:s/></text:span><draw:frame draw:style-name="a11" text:anchor-type="as-char" svg:x="0in" svg:y="0in" svg:width="0.375in" svg:height="0.1875in" style:rel-width="scale" style:rel-height="scale"><draw:object xlink:href="Object 12/" xlink:type="simple" xlink:show="embed" xlink:actuate="onLoad"/></draw:frame></text:p>
      <text:p text:style-name="P21"><draw:frame draw:style-name="a12" text:anchor-type="as-char" svg:x="0in" svg:y="0in" svg:width="0.09375in" svg:height="0.1875in" style:rel-width="scale" style:rel-height="scale"><draw:object xlink:href="Object 13/" xlink:type="simple" xlink:show="embed" xlink:actuate="onLoad"/></draw:frame><text:span text:style-name="T22"><text:s/>and<text:s/></text:span><draw:frame draw:style-name="a13" text:anchor-type="as-char" svg:x="0in" svg:y="0in" svg:width="0.08333in" svg:height="0.1875in" style:rel-width="scale" style:rel-height="scale"><draw:object xlink:href="Object 14/" xlink:type="simple" xlink:show="embed" xlink:actuate="onLoad"/></draw:frame><text:span text:style-name="T23"><text:s/>are both real numbers.<text:s/></text:span><draw:frame draw:style-name="a14" text:anchor-type="as-char" svg:x="0in" svg:y="0in" svg:width="0.40625in" svg:height="0.1875in" style:rel-width="scale" style:rel-height="scale"><draw:object xlink:href="Object 15/" xlink:type="simple" xlink:show="embed" xlink:actuate="onLoad"/></draw:frame><text:span text:style-name="T24"><text:s/>is a complex number</text:span></text:p>
      <text:p text:style-name="P25"><draw:frame draw:style-name="a15" text:anchor-type="as-char" svg:x="0in" svg:y="0in" svg:width="0.13542in" svg:height="0.1875in" style:rel-width="scale" style:rel-height="scale"><draw:object xlink:href="Object 16/" xlink:type="simple" xlink:show="embed" xlink:actuate="onLoad"/></draw:frame><text:span text:style-name="T26"><text:s/>Notation for the set of complex numbers</text:span></text:p>
      <text:p text:style-name="P27">Complex plane: denoted with x-axis as the real part (a); y-axis as imaginary part (b)</text:p>
      <text:p text:style-name="P28">Addition: Re(z) = Re(u) + Re(v)<text:tab/>Im(z) = Im(u) + Im(v)</text:p>
      <text:p text:style-name="P29"><text:span text:style-name="T30">Complex conjugate (</text:span><draw:frame draw:style-name="a16" text:anchor-type="as-char" svg:x="0in" svg:y="0in" svg:width="0.07292in" svg:height="0.1875in" style:rel-width="scale" style:rel-height="scale"><draw:object xlink:href="Object 17/" xlink:type="simple" xlink:show="embed" xlink:actuate="onLoad"/></draw:frame><text:span text:style-name="T31">): Re(</text:span><draw:frame draw:style-name="a17" text:anchor-type="as-char" svg:x="0in" svg:y="0in" svg:width="0.07292in" svg:height="0.1875in" style:rel-width="scale" style:rel-height="scale"><draw:object xlink:href="Object 18/" xlink:type="simple" xlink:show="embed" xlink:actuate="onLoad"/></draw:frame><text:span text:style-name="T32">) = Re(z)</text:span><text:span text:style-name="T33"><text:tab/>Im(</text:span><draw:frame draw:style-name="a18" text:anchor-type="as-char" svg:x="0in" svg:y="0in" svg:width="0.07292in" svg:height="0.1875in" style:rel-width="scale" style:rel-height="scale"><draw:object xlink:href="Object 19/" xlink:type="simple" xlink:show="embed" xlink:actuate="onLoad"/></draw:frame><text:span text:style-name="T34">) = -Im(z)</text:span><text:span text:style-name="T35"><text:tab/></text:span><text:span text:style-name="T36"><text:tab/></text:span><draw:frame draw:style-name="a19" text:anchor-type="as-char" svg:x="0in" svg:y="0in" svg:width="0.07292in" svg:height="0.1875in" style:rel-width="scale" style:rel-height="scale"><draw:object xlink:href="Object 20/" xlink:type="simple" xlink:show="embed" xlink:actuate="onLoad"/></draw:frame><text:span text:style-name="T37">: Conjugate of the conjugate.<text:s/></text:span><draw:frame draw:style-name="a20" text:anchor-type="as-char" svg:x="0in" svg:y="0in" svg:width="0.07292in" svg:height="0.1875in" style:rel-width="scale" style:rel-height="scale"><draw:object xlink:href="Object 21/" xlink:type="simple" xlink:show="embed" xlink:actuate="onLoad"/></draw:frame></text:p>
      <text:p text:style-name="P38"><text:span text:style-name="T39">Modulus (size):<text:s/></text:span><draw:frame draw:style-name="a21" text:anchor-type="as-char" svg:x="0in" svg:y="0in" svg:width="1.57292in" svg:height="0.22917in" style:rel-width="scale" style:rel-height="scale"><draw:object xlink:href="Object 22/" xlink:type="simple" xlink:show="embed" xlink:actuate="onLoad"/></draw:frame><text:span text:style-name="T40">: the positive root, as cannot have negative size</text:span></text:p>
      <text:p text:style-name="P41"><text:span text:style-name="T42">Scalar multiplication: Re(z) =<text:s/></text:span><draw:frame draw:style-name="a22" text:anchor-type="as-char" svg:x="0in" svg:y="0in" svg:width="0.59375in" svg:height="0.1875in" style:rel-width="scale" style:rel-height="scale"><draw:object xlink:href="Object 23/" xlink:type="simple" xlink:show="embed" xlink:actuate="onLoad"/></draw:frame><text:span text:style-name="T43">; Im(z) =<text:s/></text:span><draw:frame draw:style-name="a23" text:anchor-type="as-char" svg:x="0in" svg:y="0in" svg:width="0.60417in" svg:height="0.1875in" style:rel-width="scale" style:rel-height="scale"><draw:object xlink:href="Object 24/" xlink:type="simple" xlink:show="embed" xlink:actuate="onLoad"/></draw:frame></text:p>
      <text:p text:style-name="P44"><text:span text:style-name="T45">Complex multiplication: z = u x v = (</text:span><draw:frame draw:style-name="a24" text:anchor-type="as-char" svg:x="0in" svg:y="0in" svg:width="1.125in" svg:height="0.1875in" style:rel-width="scale" style:rel-height="scale"><draw:object xlink:href="Object 25/" xlink:type="simple" xlink:show="embed" xlink:actuate="onLoad"/></draw:frame><text:span text:style-name="T46">)<text:s/></text:span><draw:frame draw:style-name="a25" text:anchor-type="as-char" svg:x="0in" svg:y="0in" svg:width="0.04167in" svg:height="0.1875in" style:rel-width="scale" style:rel-height="scale"><draw:object xlink:href="Object 26/" xlink:type="simple" xlink:show="embed" xlink:actuate="onLoad"/></draw:frame><text:span text:style-name="T47"><text:s/>(</text:span><draw:frame draw:style-name="a26" text:anchor-type="as-char" svg:x="0in" svg:y="0in" svg:width="1.125in" svg:height="0.1875in" style:rel-width="scale" style:rel-height="scale"><draw:object xlink:href="Object 27/" xlink:type="simple" xlink:show="embed" xlink:actuate="onLoad"/></draw:frame><text:span text:style-name="T48">)</text:span></text:p>
      <text:p text:style-name="P49"><text:span text:style-name="T50">z =<text:s/></text:span><draw:frame draw:style-name="a27" text:anchor-type="as-char" svg:x="0in" svg:y="0in" svg:width="4.125in" svg:height="0.1875in" style:rel-width="scale" style:rel-height="scale"><draw:object xlink:href="Object 28/" xlink:type="simple" xlink:show="embed" xlink:actuate="onLoad"/></draw:frame></text:p>
      <text:p text:style-name="P51"><text:span text:style-name="T52">z =<text:s/></text:span><draw:frame draw:style-name="a28" text:anchor-type="as-char" svg:x="0in" svg:y="0in" svg:width="2.32292in" svg:height="0.1875in" style:rel-width="scale" style:rel-height="scale"><draw:object xlink:href="Object 29/" xlink:type="simple" xlink:show="embed" xlink:actuate="onLoad"/></draw:frame><text:span text:style-name="T53"><text:s/>+<text:s/></text:span><draw:frame draw:style-name="a29" text:anchor-type="as-char" svg:x="0in" svg:y="0in" svg:width="2.25in" svg:height="0.1875in" style:rel-width="scale" style:rel-height="scale"><draw:object xlink:href="Object 30/" xlink:type="simple" xlink:show="embed" xlink:actuate="onLoad"/></draw:frame></text:p>
      <text:p text:style-name="P54">Re(z) = (Re(u) x Re(v) – Im(u) x Im(v))<text:tab/>Im(z) = (Re(u) x Im(v) + Re(v) x Im(u))</text:p>
      <text:p text:style-name="P55">Z = Re(z) + i x Im(z)</text:p>
      <text:list text:style-name="LFO1" text:continue-numbering="true">
        <text:list-item>
          <text:p text:style-name="P56">Multiply the like terms and add them together.</text:p>
        </text:list-item>
        <text:list-item>
          <text:p text:style-name="P57">Add i x the imaginary part</text:p>
          <text:list text:continue-numbering="true">
            <text:list-item>
              <text:p text:style-name="P58">Multiply the poosite terms, ignoring the i</text:p>
            </text:list-item>
            <text:list-item>
              <text:p text:style-name="P59">Add them together</text:p>
            </text:list-item>
          </text:list>
        </text:list-item>
      </text:list>
      <text:p text:style-name="P60">Example</text:p>
      <text:p text:style-name="P61"><text:span text:style-name="T62">u = 3 + 4i; v = 1 – 2i;<text:s/></text:span><draw:frame draw:style-name="a30" text:anchor-type="as-char" svg:x="0in" svg:y="0in" svg:width="0.375in" svg:height="0.1875in" style:rel-width="scale" style:rel-height="scale"><draw:object xlink:href="Object 31/" xlink:type="simple" xlink:show="embed" xlink:actuate="onLoad"/></draw:frame></text:p>
      <text:p text:style-name="P63"><text:span text:style-name="T64">Scalar multiplication:<text:s/></text:span><draw:frame draw:style-name="a31" text:anchor-type="as-char" svg:x="0in" svg:y="0in" svg:width="0.79167in" svg:height="0.1875in" style:rel-width="scale" style:rel-height="scale"><draw:object xlink:href="Object 32/" xlink:type="simple" xlink:show="embed" xlink:actuate="onLoad"/></draw:frame><text:span text:style-name="T65"><text:tab/></text:span><draw:frame draw:style-name="a32" text:anchor-type="as-char" svg:x="0in" svg:y="0in" svg:width="0.78125in" svg:height="0.1875in" style:rel-width="scale" style:rel-height="scale"><draw:object xlink:href="Object 33/" xlink:type="simple" xlink:show="embed" xlink:actuate="onLoad"/></draw:frame></text:p>
      <text:p text:style-name="P66"><text:span text:style-name="T67">Complex multiplication:</text:span><draw:frame draw:style-name="a33" text:anchor-type="as-char" svg:x="0in" svg:y="0in" svg:width="2.5in" svg:height="0.20833in" style:rel-width="scale" style:rel-height="scale"><draw:object xlink:href="Object 34/" xlink:type="simple" xlink:show="embed" xlink:actuate="onLoad"/></draw:frame></text:p>
      <text:p text:style-name="P68"><text:span text:style-name="T69">(3 - 8</text:span><draw:frame draw:style-name="a34" text:anchor-type="as-char" svg:x="0in" svg:y="0in" svg:width="0.125in" svg:height="0.1875in" style:rel-width="scale" style:rel-height="scale"><draw:object xlink:href="Object 35/" xlink:type="simple" xlink:show="embed" xlink:actuate="onLoad"/></draw:frame><text:span text:style-name="T70">) +<text:s/></text:span><draw:frame draw:style-name="a35" text:anchor-type="as-char" svg:x="0in" svg:y="0in" svg:width="0.76042in" svg:height="0.1875in" style:rel-width="scale" style:rel-height="scale"><draw:object xlink:href="Object 36/" xlink:type="simple" xlink:show="embed" xlink:actuate="onLoad"/></draw:frame><text:span text:style-name="T71"><text:s/>= (3 – (-8)) +<text:s/></text:span><draw:frame draw:style-name="a36" text:anchor-type="as-char" svg:x="0in" svg:y="0in" svg:width="0.48958in" svg:height="0.1875in" style:rel-width="scale" style:rel-height="scale"><draw:object xlink:href="Object 37/" xlink:type="simple" xlink:show="embed" xlink:actuate="onLoad"/></draw:frame><text:span text:style-name="T72"><text:s/>= 11 – 2i</text:span></text:p>
      <text:p text:style-name="P73"><draw:frame draw:style-name="a37" text:anchor-type="as-char" svg:x="0in" svg:y="0in" svg:width="1.13542in" svg:height="0.1875in" style:rel-width="scale" style:rel-height="scale"><draw:object xlink:href="Object 38/" xlink:type="simple" xlink:show="embed" xlink:actuate="onLoad"/></draw:frame></text:p>
      <text:p text:style-name="P74">Complex Division:</text:p>
      <text:p text:style-name="P75"><draw:frame draw:style-name="a38" text:anchor-type="as-char" svg:x="0in" svg:y="0in" svg:width="0.36458in" svg:height="0.32292in" style:rel-width="scale" style:rel-height="scale"><draw:object xlink:href="Object 39/" xlink:type="simple" xlink:show="embed" xlink:actuate="onLoad"/></draw:frame><text:span text:style-name="T76">;<text:s/></text:span><draw:frame draw:style-name="a39" text:anchor-type="as-char" svg:x="0in" svg:y="0in" svg:width="0.79167in" svg:height="0.1875in" style:rel-width="scale" style:rel-height="scale"><draw:object xlink:href="Object 40/" xlink:type="simple" xlink:show="embed" xlink:actuate="onLoad"/></draw:frame></text:p>
      <text:p text:style-name="P77"><text:span text:style-name="T78">Convert v into<text:s/></text:span><draw:frame draw:style-name="a40" text:anchor-type="as-char" svg:x="0in" svg:y="0in" svg:width="0.08333in" svg:height="0.35417in" style:rel-width="scale" style:rel-height="scale"><draw:object xlink:href="Object 41/" xlink:type="simple" xlink:show="embed" xlink:actuate="onLoad"/></draw:frame></text:p>
      <text:p text:style-name="P79"><draw:frame draw:style-name="a41" text:anchor-type="as-char" svg:x="0in" svg:y="0in" svg:width="0.57292in" svg:height="0.375in" style:rel-width="scale" style:rel-height="scale"><draw:object xlink:href="Object 42/" xlink:type="simple" xlink:show="embed" xlink:actuate="onLoad"/></draw:frame></text:p>
      <text:p text:style-name="P80"><text:span text:style-name="T81">To check: move<text:s/></text:span><draw:frame draw:style-name="a42" text:anchor-type="as-char" svg:x="0in" svg:y="0in" svg:width="0.08333in" svg:height="0.1875in" style:rel-width="scale" style:rel-height="scale"><draw:object xlink:href="Object 43/" xlink:type="simple" xlink:show="embed" xlink:actuate="onLoad"/></draw:frame><text:span text:style-name="T82"><text:s/>onto fraction side</text:span></text:p>
      <text:p text:style-name="P83"><draw:frame draw:style-name="a43" text:anchor-type="as-char" svg:x="0in" svg:y="0in" svg:width="0.28125in" svg:height="0.36458in" style:rel-width="scale" style:rel-height="scale"><draw:object xlink:href="Object 44/" xlink:type="simple" xlink:show="embed" xlink:actuate="onLoad"/></draw:frame><text:span text:style-name="T84"><text:s/>=<text:s/></text:span><draw:frame draw:style-name="a44" text:anchor-type="as-char" svg:x="0in" svg:y="0in" svg:width="1.42708in" svg:height="0.54167in" style:rel-width="scale" style:rel-height="scale"><draw:object xlink:href="Object 45/" xlink:type="simple" xlink:show="embed" xlink:actuate="onLoad"/></draw:frame><text:span text:style-name="T85"><text:s/>=<text:s/></text:span><draw:frame draw:style-name="a45" text:anchor-type="as-char" svg:x="0in" svg:y="0in" svg:width="1.09375in" svg:height="0.39583in" style:rel-width="scale" style:rel-height="scale"><draw:object xlink:href="Object 46/" xlink:type="simple" xlink:show="embed" xlink:actuate="onLoad"/></draw:frame><text:span text:style-name="T86"><text:s/>=<text:s/></text:span><draw:frame draw:style-name="a46" text:anchor-type="as-char" svg:x="0in" svg:y="0in" svg:width="0.08333in" svg:height="0.34375in" style:rel-width="scale" style:rel-height="scale"><draw:object xlink:href="Object 47/" xlink:type="simple" xlink:show="embed" xlink:actuate="onLoad"/></draw:frame><text:span text:style-name="T87"><text:s/>= 1 as needed</text:span></text:p>
      <text:p text:style-name="P88">E.g. u = 3 + 4i</text:p>
      <text:p text:style-name="P89"><draw:frame draw:style-name="a47" text:anchor-type="as-char" svg:x="0in" svg:y="0in" svg:width="0.09375in" svg:height="0.35417in" style:rel-width="scale" style:rel-height="scale"><draw:object xlink:href="Object 48/" xlink:type="simple" xlink:show="embed" xlink:actuate="onLoad"/></draw:frame><text:span text:style-name="T90"><text:s/>=<text:s/></text:span><draw:frame draw:style-name="a48" text:anchor-type="as-char" svg:x="0in" svg:y="0in" svg:width="0.25in" svg:height="0.36458in" style:rel-width="scale" style:rel-height="scale"><draw:object xlink:href="Object 49/" xlink:type="simple" xlink:show="embed" xlink:actuate="onLoad"/></draw:frame><text:span text:style-name="T91"><text:s/>=<text:s/></text:span><draw:frame draw:style-name="a49" text:anchor-type="as-char" svg:x="0in" svg:y="0in" svg:width="0.40625in" svg:height="0.35417in" style:rel-width="scale" style:rel-height="scale"><draw:object xlink:href="Object 50/" xlink:type="simple" xlink:show="embed" xlink:actuate="onLoad"/></draw:frame><text:span text:style-name="T92"><text:s/>=<text:s/></text:span><draw:frame draw:style-name="a50" text:anchor-type="as-char" svg:x="0in" svg:y="0in" svg:width="0.40625in" svg:height="0.35417in" style:rel-width="scale" style:rel-height="scale"><draw:object xlink:href="Object 51/" xlink:type="simple" xlink:show="embed" xlink:actuate="onLoad"/></draw:frame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<text:span text:style-name="T102">Representation Forms for Complex Numbers</text:span></text:p>
      <text:p text:style-name="P103"><draw:frame draw:style-name="a51" text:anchor-type="as-char" svg:x="0in" svg:y="0in" svg:width="0.6875in" svg:height="0.1875in" style:rel-width="scale" style:rel-height="scale"><draw:object xlink:href="Object 52/" xlink:type="simple" xlink:show="embed" xlink:actuate="onLoad"/></draw:frame></text:p>
      <text:p text:style-name="P104">Can be represented as 2 x 2 matrix</text:p>
      <text:p text:style-name="P105"><draw:frame draw:style-name="a52" text:anchor-type="as-char" svg:x="0in" svg:y="0in" svg:width="0.97917in" svg:height="0.3125in" style:rel-width="scale" style:rel-height="scale"><draw:object xlink:href="Object 53/" xlink:type="simple" xlink:show="embed" xlink:actuate="onLoad"/></draw:frame></text:p>
      <text:p text:style-name="P106">Addition: Add matrices to add the two complex numbers:<text:s/><draw:frame draw:style-name="a53" text:anchor-type="as-char" svg:x="0in" svg:y="0in" svg:width="0.96875in" svg:height="0.1875in" style:rel-width="scale" style:rel-height="scale"><draw:object xlink:href="Object 54/" xlink:type="simple" xlink:show="embed" xlink:actuate="onLoad"/></draw:frame></text:p>
      <text:p text:style-name="P107">Conjugate: Transpose the matrix<text:tab/><draw:frame draw:style-name="a54" text:anchor-type="as-char" svg:x="0in" svg:y="0in" svg:width="0.97917in" svg:height="0.3125in" style:rel-width="scale" style:rel-height="scale"><draw:object xlink:href="Object 55/" xlink:type="simple" xlink:show="embed" xlink:actuate="onLoad"/></draw:frame></text:p>
      <text:p text:style-name="P108">Modulus: Find the determinant of<text:s/><draw:frame draw:style-name="a55" text:anchor-type="as-char" svg:x="0in" svg:y="0in" svg:width="0.1875in" svg:height="0.1875in" style:rel-width="scale" style:rel-height="scale"><draw:object xlink:href="Object 56/" xlink:type="simple" xlink:show="embed" xlink:actuate="onLoad"/></draw:frame><text:s/>(<draw:frame draw:style-name="a56" text:anchor-type="as-char" svg:x="0in" svg:y="0in" svg:width="0.51042in" svg:height="0.1875in" style:rel-width="scale" style:rel-height="scale"><draw:object xlink:href="Object 57/" xlink:type="simple" xlink:show="embed" xlink:actuate="onLoad"/></draw:frame><text:s/><text:tab/><text:tab/><draw:frame draw:style-name="a57" text:anchor-type="as-char" svg:x="0in" svg:y="0in" svg:width="0.9375in" svg:height="0.1875in" style:rel-width="scale" style:rel-height="scale"><draw:object xlink:href="Object 58/" xlink:type="simple" xlink:show="embed" xlink:actuate="onLoad"/></draw:frame><text:s/>-<text:s/><draw:frame draw:style-name="a58" text:anchor-type="as-char" svg:x="0in" svg:y="0in" svg:width="0.39583in" svg:height="0.1875in" style:rel-width="scale" style:rel-height="scale"><draw:object xlink:href="Object 59/" xlink:type="simple" xlink:show="embed" xlink:actuate="onLoad"/></draw:frame><text:s/>=<text:s/><draw:frame draw:style-name="a59" text:anchor-type="as-char" svg:x="0in" svg:y="0in" svg:width="0.5in" svg:height="0.1875in" style:rel-width="scale" style:rel-height="scale"><draw:object xlink:href="Object 60/" xlink:type="simple" xlink:show="embed" xlink:actuate="onLoad"/></draw:frame></text:p>
      <text:p text:style-name="P109">Complex multiplication:<text:s/><draw:frame draw:style-name="a60" text:anchor-type="as-char" svg:x="0in" svg:y="0in" svg:width="0.79167in" svg:height="0.1875in" style:rel-width="scale" style:rel-height="scale"><draw:object xlink:href="Object 61/" xlink:type="simple" xlink:show="embed" xlink:actuate="onLoad"/></draw:frame></text:p>
      <text:p text:style-name="P110"/>
      <text:p text:style-name="P111">Can use an Argand diagram</text:p>
      <text:p text:style-name="P112">Represent it as a 2D vector – real part is across, imaginary part is vertical</text:p>
      <text:p text:style-name="P113">Addition: Use vector addition</text:p>
      <text:p text:style-name="P114">Conjugate: Reflect the vector in the Re(z) axis (flip it horizontally)</text:p>
      <text:p text:style-name="P115">Modulus: Find the Euclidean distance of the vector size as standard</text:p>
      <text:p text:style-name="P116">Cannot multiply/divide vectors geometrically, therefore only good for visualisation</text:p>
      <text:p text:style-name="P117"/>
      <text:p text:style-name="P118">Can represent a complex number as a polar coordinate</text:p>
      <text:p text:style-name="P119"><draw:frame draw:style-name="a61" text:anchor-type="as-char" svg:x="0in" svg:y="0in" svg:width="0.44792in" svg:height="0.1875in" style:rel-width="scale" style:rel-height="scale"><draw:object xlink:href="Object 62/" xlink:type="simple" xlink:show="embed" xlink:actuate="onLoad"/></draw:frame>,<text:s/><draw:frame draw:style-name="a62" text:anchor-type="as-char" svg:x="0in" svg:y="0in" svg:width="0.09375in" svg:height="0.1875in" style:rel-width="scale" style:rel-height="scale"><draw:object xlink:href="Object 63/" xlink:type="simple" xlink:show="embed" xlink:actuate="onLoad"/></draw:frame><text:s/>= radian angle of the 2-vector z, counterclockwise from the Re(z) – the horizontal ‘axis’</text:p>
      <text:p text:style-name="P120">I.e. in standard position<text:tab/><draw:frame draw:style-name="a63" text:anchor-type="as-char" svg:x="0in" svg:y="0in" svg:width="0.60417in" svg:height="0.1875in" style:rel-width="scale" style:rel-height="scale"><draw:object xlink:href="Object 64/" xlink:type="simple" xlink:show="embed" xlink:actuate="onLoad"/></draw:frame><text:s/><draw:frame draw:style-name="a64" text:anchor-type="as-char" svg:x="0in" svg:y="0in" svg:width="0.11458in" svg:height="0.1875in" style:rel-width="scale" style:rel-height="scale"><draw:object xlink:href="Object 65/" xlink:type="simple" xlink:show="embed" xlink:actuate="onLoad"/></draw:frame><text:s/>phase of z</text:p>
      <text:p text:style-name="P121">Basic trigonometry:<text:s/><draw:frame draw:style-name="a65" text:anchor-type="as-char" svg:x="0in" svg:y="0in" svg:width="2.58333in" svg:height="0.41667in" style:rel-width="scale" style:rel-height="scale"><draw:object xlink:href="Object 66/" xlink:type="simple" xlink:show="embed" xlink:actuate="onLoad"/></draw:frame></text:p>
      <text:p text:style-name="P122"><draw:frame draw:style-name="a66" text:anchor-type="as-char" svg:x="0in" svg:y="0in" svg:width="0.6875in" svg:height="0.1875in" style:rel-width="scale" style:rel-height="scale"><draw:object xlink:href="Object 67/" xlink:type="simple" xlink:show="embed" xlink:actuate="onLoad"/></draw:frame></text:p>
      <text:p text:style-name="P123"><draw:frame draw:style-name="a67" text:anchor-type="as-char" svg:x="0in" svg:y="0in" svg:width="1.11458in" svg:height="0.1875in" style:rel-width="scale" style:rel-height="scale"><draw:object xlink:href="Object 68/" xlink:type="simple" xlink:show="embed" xlink:actuate="onLoad"/></draw:frame><text:tab/><draw:frame draw:style-name="a68" text:anchor-type="as-char" svg:x="0in" svg:y="0in" svg:width="0.66667in" svg:height="0.19792in" style:rel-width="scale" style:rel-height="scale"><draw:object xlink:href="Object 69/" xlink:type="simple" xlink:show="embed" xlink:actuate="onLoad"/></draw:frame><text:s/>=<text:s/><draw:frame draw:style-name="a69" text:anchor-type="as-char" svg:x="0in" svg:y="0in" svg:width="1.10417in" svg:height="0.1875in" style:rel-width="scale" style:rel-height="scale"><draw:object xlink:href="Object 70/" xlink:type="simple" xlink:show="embed" xlink:actuate="onLoad"/></draw:frame></text:p>
      <text:p text:style-name="P124">Euler’s formula (above) leads to:</text:p>
      <text:p text:style-name="P125"><draw:frame draw:style-name="a70" text:anchor-type="as-char" svg:x="0in" svg:y="0in" svg:width="2.67708in" svg:height="0.1875in" style:rel-width="scale" style:rel-height="scale"><draw:object xlink:href="Object 71/" xlink:type="simple" xlink:show="embed" xlink:actuate="onLoad"/></draw:frame></text:p>
      <text:p text:style-name="P126"><draw:frame draw:style-name="a71" text:anchor-type="as-char" svg:x="0in" svg:y="0in" svg:width="0.79167in" svg:height="0.1875in" style:rel-width="scale" style:rel-height="scale"><draw:object xlink:href="Object 72/" xlink:type="simple" xlink:show="embed" xlink:actuate="onLoad"/></draw:frame><text:tab/><draw:frame draw:style-name="a72" text:anchor-type="as-char" svg:x="0in" svg:y="0in" svg:width="1.13542in" svg:height="0.1875in" style:rel-width="scale" style:rel-height="scale"><draw:object xlink:href="Object 73/" xlink:type="simple" xlink:show="embed" xlink:actuate="onLoad"/></draw:frame><text:tab/><draw:frame draw:style-name="a73" text:anchor-type="as-char" svg:x="0in" svg:y="0in" svg:width="1.10417in" svg:height="0.1875in" style:rel-width="scale" style:rel-height="scale"><draw:object xlink:href="Object 74/" xlink:type="simple" xlink:show="embed" xlink:actuate="onLoad"/></draw:frame></text:p>
      <text:p text:style-name="P127"><draw:frame draw:style-name="a74" text:anchor-type="as-char" svg:x="0in" svg:y="0in" svg:width="2.04167in" svg:height="0.19792in" style:rel-width="scale" style:rel-height="scale"><draw:object xlink:href="Object 75/" xlink:type="simple" xlink:show="embed" xlink:actuate="onLoad"/></draw:frame></text:p>
      <text:p text:style-name="P128">To find the phase of a product of 2 complex numbers, add the separate phases together</text:p>
      <text:p text:style-name="P129">Therefore there are infinitely many representations of a complex number as</text:p>
      <text:p text:style-name="P130"><draw:frame draw:style-name="a75" text:anchor-type="as-char" svg:x="0in" svg:y="0in" svg:width="2.86458in" svg:height="0.1875in" style:rel-width="scale" style:rel-height="scale"><draw:object xlink:href="Object 76/" xlink:type="simple" xlink:show="embed" xlink:actuate="onLoad"/></draw:frame></text:p>
      <text:p text:style-name="P131">Principle value of arg z =<text:s/><draw:frame draw:style-name="a76" text:anchor-type="as-char" svg:x="0in" svg:y="0in" svg:width="0.09375in" svg:height="0.1875in" style:rel-width="scale" style:rel-height="scale"><draw:object xlink:href="Object 77/" xlink:type="simple" xlink:show="embed" xlink:actuate="onLoad"/></draw:frame><text:s/>is where<text:s/><draw:frame draw:style-name="a77" text:anchor-type="as-char" svg:x="0in" svg:y="0in" svg:width="0.75in" svg:height="0.1875in" style:rel-width="scale" style:rel-height="scale"><draw:object xlink:href="Object 78/" xlink:type="simple" xlink:show="embed" xlink:actuate="onLoad"/></draw:frame></text:p>
      <text:p text:style-name="P132"><text:span text:style-name="T133">Complex Powers<text:s/></text:span></text:p>
      <text:p text:style-name="P134">If<text:s/><draw:frame draw:style-name="a78" text:anchor-type="as-char" svg:x="0in" svg:y="0in" svg:width="0.88542in" svg:height="0.1875in" style:rel-width="scale" style:rel-height="scale"><draw:object xlink:href="Object 79/" xlink:type="simple" xlink:show="embed" xlink:actuate="onLoad"/></draw:frame><text:tab/>v =<text:s/><draw:frame draw:style-name="a79" text:anchor-type="as-char" svg:x="0in" svg:y="0in" svg:width="0.09375in" svg:height="0.35417in" style:rel-width="scale" style:rel-height="scale"><draw:object xlink:href="Object 80/" xlink:type="simple" xlink:show="embed" xlink:actuate="onLoad"/></draw:frame></text:p>
      <text:p text:style-name="P135"><draw:frame draw:style-name="a80" text:anchor-type="as-char" svg:x="0in" svg:y="0in" svg:width="0.89583in" svg:height="0.19792in" style:rel-width="scale" style:rel-height="scale"><draw:object xlink:href="Object 81/" xlink:type="simple" xlink:show="embed" xlink:actuate="onLoad"/></draw:frame><text:s/>(Euler form)<text:tab/></text:p>
      <text:p text:style-name="P136"><draw:frame draw:style-name="a81" text:anchor-type="as-char" svg:x="0in" svg:y="0in" svg:width="1.30208in" svg:height="0.34375in" style:rel-width="scale" style:rel-height="scale"><draw:object xlink:href="Object 82/" xlink:type="simple" xlink:show="embed" xlink:actuate="onLoad"/></draw:frame></text:p>
      <text:p text:style-name="P137">There are k distinct principal values<text:s/><draw:frame draw:style-name="a82" text:anchor-type="as-char" svg:x="0in" svg:y="0in" svg:width="1.22917in" svg:height="0.35417in" style:rel-width="scale" style:rel-height="scale"><draw:object xlink:href="Object 83/" xlink:type="simple" xlink:show="embed" xlink:actuate="onLoad"/></draw:frame><text:s/>therefore</text:p>
      <text:p text:style-name="P138"><draw:frame draw:style-name="a83" text:anchor-type="as-char" svg:x="0in" svg:y="0in" svg:width="1.14583in" svg:height="0.25in" style:rel-width="scale" style:rel-height="scale"><draw:object xlink:href="Object 84/" xlink:type="simple" xlink:show="embed" xlink:actuate="onLoad"/></draw:frame></text:p>
      <text:p text:style-name="P139">Therefore can recover the original complex number in the Euler form</text:p>
      <text:p text:style-name="P140"><text:span text:style-name="T141">Primitive Roots of Unity</text:span></text:p>
      <text:p text:style-name="P142"><draw:frame draw:style-name="a84" text:anchor-type="as-char" svg:x="0in" svg:y="0in" svg:width="0.375in" svg:height="0.1875in" style:rel-width="scale" style:rel-height="scale"><draw:object xlink:href="Object 85/" xlink:type="simple" xlink:show="embed" xlink:actuate="onLoad"/></draw:frame><text:s/>for the roots of<text:s/><draw:frame draw:style-name="a85" text:anchor-type="as-char" svg:x="0in" svg:y="0in" svg:width="0.4375in" svg:height="0.1875in" style:rel-width="scale" style:rel-height="scale"><draw:object xlink:href="Object 86/" xlink:type="simple" xlink:show="embed" xlink:actuate="onLoad"/></draw:frame></text:p>
      <text:p text:style-name="P143">There are k primitive roots of unity:<text:s/></text:p>
      <text:p text:style-name="P144"><draw:frame draw:style-name="a86" text:anchor-type="as-char" svg:x="0in" svg:y="0in" svg:width="1.10417in" svg:height="0.27083in" style:rel-width="scale" style:rel-height="scale"><draw:object xlink:href="Object 87/" xlink:type="simple" xlink:show="embed" xlink:actuate="onLoad"/></draw:frame></text:p>
      <text:p text:style-name="P145">Used for the Fourier Transform: signal processing, electronics<text:s/></text:p>
      <text:p text:style-name="P146">Discrete Fourier Transform is used as the basis of the fastest Multiplication Algorithm (so far)</text:p>
      <text:p text:style-name="P147"/>
      <text:p text:style-name="P148">Complex numbers cannot be ordered</text:p>
      <text:p text:style-name="P149"><text:span text:style-name="T150">Calculus in the Complex Plane</text:span><text:span text:style-name="T151">: Differential Calculus</text:span></text:p>
      <text:p text:style-name="P152">Defined through disparate components: real and imaginary</text:p>
      <text:p text:style-name="P153"><draw:frame draw:style-name="a87" text:anchor-type="as-char" svg:x="0in" svg:y="0in" svg:width="0.5625in" svg:height="0.1875in" style:rel-width="scale" style:rel-height="scale"><draw:object xlink:href="Object 88/" xlink:type="simple" xlink:show="embed" xlink:actuate="onLoad"/></draw:frame><text:s/>is simple as it is two Real valued functions<text:s/><draw:frame draw:style-name="a88" text:anchor-type="as-char" svg:x="0in" svg:y="0in" svg:width="1.58333in" svg:height="0.1875in" style:rel-width="scale" style:rel-height="scale"><draw:object xlink:href="Object 89/" xlink:type="simple" xlink:show="embed" xlink:actuate="onLoad"/></draw:frame></text:p>
      <text:p text:style-name="P154"><draw:frame draw:style-name="a89" text:anchor-type="as-char" svg:x="0in" svg:y="0in" svg:width="1.53125in" svg:height="0.1875in" style:rel-width="scale" style:rel-height="scale"><draw:object xlink:href="Object 90/" xlink:type="simple" xlink:show="embed" xlink:actuate="onLoad"/></draw:frame></text:p>
      <text:p text:style-name="P155">So<text:s/><draw:frame draw:style-name="a90" text:anchor-type="as-char" svg:x="0in" svg:y="0in" svg:width="1.57292in" svg:height="0.1875in" style:rel-width="scale" style:rel-height="scale"><draw:object xlink:href="Object 91/" xlink:type="simple" xlink:show="embed" xlink:actuate="onLoad"/></draw:frame>; can also be used for definite integration, as<text:s/><draw:frame draw:style-name="a91" text:anchor-type="as-char" svg:x="0in" svg:y="0in" svg:width="0.625in" svg:height="0.1875in" style:rel-width="scale" style:rel-height="scale"><draw:object xlink:href="Object 92/" xlink:type="simple" xlink:show="embed" xlink:actuate="onLoad"/></draw:frame></text:p>
      <text:p text:style-name="P156"/>
      <text:p text:style-name="P157"><draw:frame draw:style-name="a92" text:anchor-type="as-char" svg:x="0in" svg:y="0in" svg:width="1.04167in" svg:height="0.1875in" style:rel-width="scale" style:rel-height="scale"><draw:object xlink:href="Object 93/" xlink:type="simple" xlink:show="embed" xlink:actuate="onLoad"/></draw:frame></text:p>
      <text:p text:style-name="P158">Use real valued functions<text:s/><draw:frame draw:style-name="a93" text:anchor-type="as-char" svg:x="0in" svg:y="0in" svg:width="0.44792in" svg:height="0.1875in" style:rel-width="scale" style:rel-height="scale"><draw:object xlink:href="Object 94/" xlink:type="simple" xlink:show="embed" xlink:actuate="onLoad"/></draw:frame><text:s/>and<text:s/><draw:frame draw:style-name="a94" text:anchor-type="as-char" svg:x="0in" svg:y="0in" svg:width="0.44792in" svg:height="0.1875in" style:rel-width="scale" style:rel-height="scale"><draw:object xlink:href="Object 95/" xlink:type="simple" xlink:show="embed" xlink:actuate="onLoad"/></draw:frame><text:tab/><text:tab/><text:s/><draw:frame draw:style-name="a95" text:anchor-type="as-char" svg:x="0in" svg:y="0in" svg:width="0.57292in" svg:height="0.1875in" style:rel-width="scale" style:rel-height="scale"><draw:object xlink:href="Object 96/" xlink:type="simple" xlink:show="embed" xlink:actuate="onLoad"/></draw:frame>,<text:s/><draw:frame draw:style-name="a96" text:anchor-type="as-char" svg:x="0in" svg:y="0in" svg:width="0.57292in" svg:height="0.1875in" style:rel-width="scale" style:rel-height="scale"><draw:object xlink:href="Object 97/" xlink:type="simple" xlink:show="embed" xlink:actuate="onLoad"/></draw:frame></text:p>
      <text:p text:style-name="P159"><draw:frame draw:style-name="a97" text:anchor-type="as-char" svg:x="0in" svg:y="0in" svg:width="2.26042in" svg:height="0.1875in" style:rel-width="scale" style:rel-height="scale"><draw:object xlink:href="Object 98/" xlink:type="simple" xlink:show="embed" xlink:actuate="onLoad"/></draw:frame></text:p>
      <text:p text:style-name="P160">One Real valued function<text:s/><draw:frame draw:style-name="a98" text:anchor-type="as-char" svg:x="0in" svg:y="0in" svg:width="0.44792in" svg:height="0.1875in" style:rel-width="scale" style:rel-height="scale"><draw:object xlink:href="Object 99/" xlink:type="simple" xlink:show="embed" xlink:actuate="onLoad"/></draw:frame><text:s/>maps to 2 real valued functions<text:s/><draw:frame draw:style-name="a99" text:anchor-type="as-char" svg:x="0in" svg:y="0in" svg:width="0.44792in" svg:height="0.1875in" style:rel-width="scale" style:rel-height="scale"><draw:object xlink:href="Object 100/" xlink:type="simple" xlink:show="embed" xlink:actuate="onLoad"/></draw:frame>,<text:s/><draw:frame draw:style-name="a100" text:anchor-type="as-char" svg:x="0in" svg:y="0in" svg:width="0.44792in" svg:height="0.1875in" style:rel-width="scale" style:rel-height="scale"><draw:object xlink:href="Object 101/" xlink:type="simple" xlink:show="embed" xlink:actuate="onLoad"/></draw:frame></text:p>
      <text:p text:style-name="P161">Therefore should use partial differentiation</text:p>
      <text:p text:style-name="P162"/>
      <text:p text:style-name="P163"><text:span text:style-name="T164">Cauchy-Riemann Conditions</text:span></text:p>
      <text:p text:style-name="P165"><draw:frame draw:style-name="a101" text:anchor-type="as-char" svg:x="0in" svg:y="0in" svg:width="0.55208in" svg:height="0.38542in" style:rel-width="scale" style:rel-height="scale"><draw:object xlink:href="Object 102/" xlink:type="simple" xlink:show="embed" xlink:actuate="onLoad"/></draw:frame><text:s/>and<text:s/><draw:frame draw:style-name="a102" text:anchor-type="as-char" svg:x="0in" svg:y="0in" svg:width="0.6875in" svg:height="0.38542in" style:rel-width="scale" style:rel-height="scale"><draw:object xlink:href="Object 103/" xlink:type="simple" xlink:show="embed" xlink:actuate="onLoad"/></draw:frame></text:p>
      <text:p text:style-name="P166"/>
      <text:p text:style-name="P167">Cannot use normal differentiation as cannot<text:s/><draw:frame draw:style-name="a103" text:anchor-type="as-char" svg:x="0in" svg:y="0in" svg:width="0.22917in" svg:height="0.23958in" style:rel-width="scale" style:rel-height="scale"><draw:object xlink:href="Object 104/" xlink:type="simple" xlink:show="embed" xlink:actuate="onLoad"/></draw:frame><text:s/>in only one direction; <text:s/>there are infinitely many ways to approach 0</text:p>
      <text:p text:style-name="P168">CR conditions state that these infinite many ways can all be treated the same way</text:p>
      <text:p text:style-name="P169"/>
      <text:p text:style-name="P170">Example:<text:s/><draw:frame draw:style-name="a104" text:anchor-type="as-char" svg:x="0in" svg:y="0in" svg:width="0.64583in" svg:height="0.1875in" style:rel-width="scale" style:rel-height="scale"><draw:object xlink:href="Object 105/" xlink:type="simple" xlink:show="embed" xlink:actuate="onLoad"/></draw:frame>,<text:s/><draw:frame draw:style-name="a105" text:anchor-type="as-char" svg:x="0in" svg:y="0in" svg:width="0.6875in" svg:height="0.1875in" style:rel-width="scale" style:rel-height="scale"><draw:object xlink:href="Object 106/" xlink:type="simple" xlink:show="embed" xlink:actuate="onLoad"/></draw:frame></text:p>
      <text:p text:style-name="P171">Real part:<text:s/><draw:frame draw:style-name="a106" text:anchor-type="as-char" svg:x="0in" svg:y="0in" svg:width="3.04167in" svg:height="0.20833in" style:rel-width="scale" style:rel-height="scale"><draw:object xlink:href="Object 107/" xlink:type="simple" xlink:show="embed" xlink:actuate="onLoad"/></draw:frame><text:s/></text:p>
      <text:p text:style-name="P172">Imaginary part:<text:s/><draw:frame draw:style-name="a107" text:anchor-type="as-char" svg:x="0in" svg:y="0in" svg:width="2.8125in" svg:height="0.20833in" style:rel-width="scale" style:rel-height="scale"><draw:object xlink:href="Object 108/" xlink:type="simple" xlink:show="embed" xlink:actuate="onLoad"/></draw:frame></text:p>
      <text:p text:style-name="P173"><draw:frame draw:style-name="a108" text:anchor-type="as-char" svg:x="0in" svg:y="0in" svg:width="0.55208in" svg:height="0.38542in" style:rel-width="scale" style:rel-height="scale"><draw:object xlink:href="Object 109/" xlink:type="simple" xlink:show="embed" xlink:actuate="onLoad"/></draw:frame>,<text:s/><draw:frame draw:style-name="a109" text:anchor-type="as-char" svg:x="0in" svg:y="0in" svg:width="0.91667in" svg:height="0.38542in" style:rel-width="scale" style:rel-height="scale"><draw:object xlink:href="Object 110/" xlink:type="simple" xlink:show="embed" xlink:actuate="onLoad"/></draw:frame><text:s/><text:tab/>First condition met<text:tab/><text:tab/><draw:frame draw:style-name="a110" text:anchor-type="as-char" svg:x="0in" svg:y="0in" svg:width="0.65625in" svg:height="0.38542in" style:rel-width="scale" style:rel-height="scale"><draw:object xlink:href="Object 111/" xlink:type="simple" xlink:show="embed" xlink:actuate="onLoad"/></draw:frame>,<text:s/><draw:frame draw:style-name="a111" text:anchor-type="as-char" svg:x="0in" svg:y="0in" svg:width="1.17708in" svg:height="0.38542in" style:rel-width="scale" style:rel-height="scale"><draw:object xlink:href="Object 112/" xlink:type="simple" xlink:show="embed" xlink:actuate="onLoad"/></draw:frame><text:tab/>Both met<text:s/></text:p>
      <text:p text:style-name="P174"/>
      <text:p text:style-name="P175">Using the above partial differentiation</text:p>
      <text:p text:style-name="P176">f’(z) = real part (diff w.r.t p) + imaginary (wrt q): <text:s/><draw:frame draw:style-name="a112" text:anchor-type="as-char" svg:x="0in" svg:y="0in" svg:width="1.36458in" svg:height="0.38542in" style:rel-width="scale" style:rel-height="scale"><draw:object xlink:href="Object 113/" xlink:type="simple" xlink:show="embed" xlink:actuate="onLoad"/></draw:frame><text:s/>= 2p + 2iq = 2p – (-2q)i</text:p>
      <text:p text:style-name="P177">Using normal differentiation</text:p>
      <text:p text:style-name="P178"><text:s/><draw:frame draw:style-name="a113" text:anchor-type="as-char" svg:x="0in" svg:y="0in" svg:width="2.91667in" svg:height="0.1875in" style:rel-width="scale" style:rel-height="scale"><draw:object xlink:href="Object 114/" xlink:type="simple" xlink:show="embed" xlink:actuate="onLoad"/></draw:frame></text:p>
      <text:p text:style-name="P179">These are the same, therefore Cauchy-Riemann conditions verify we can use simple differentiation<text:s/></text:p>
      <text:p text:style-name="P180"/>
      <text:p text:style-name="P181"><text:span text:style-name="T182">Complex Conjugate Example</text:span></text:p>
      <text:p text:style-name="P183"><draw:frame draw:style-name="a114" text:anchor-type="as-char" svg:x="0in" svg:y="0in" svg:width="0.5625in" svg:height="0.1875in" style:rel-width="scale" style:rel-height="scale"><draw:object xlink:href="Object 115/" xlink:type="simple" xlink:show="embed" xlink:actuate="onLoad"/></draw:frame>,<text:s/><draw:frame draw:style-name="a115" text:anchor-type="as-char" svg:x="0in" svg:y="0in" svg:width="0.6875in" svg:height="0.1875in" style:rel-width="scale" style:rel-height="scale"><draw:object xlink:href="Object 116/" xlink:type="simple" xlink:show="embed" xlink:actuate="onLoad"/></draw:frame></text:p>
      <text:p text:style-name="P184"><draw:frame draw:style-name="a116" text:anchor-type="as-char" svg:x="0in" svg:y="0in" svg:width="1.22917in" svg:height="0.1875in" style:rel-width="scale" style:rel-height="scale"><draw:object xlink:href="Object 117/" xlink:type="simple" xlink:show="embed" xlink:actuate="onLoad"/></draw:frame>, therefore can obtain</text:p>
      <text:p text:style-name="P185"><draw:frame draw:style-name="a117" text:anchor-type="as-char" svg:x="0in" svg:y="0in" svg:width="4.13542in" svg:height="0.20833in" style:rel-width="scale" style:rel-height="scale"><draw:object xlink:href="Object 118/" xlink:type="simple" xlink:show="embed" xlink:actuate="onLoad"/></draw:frame></text:p>
      <text:p text:style-name="P186"><draw:frame draw:style-name="a118" text:anchor-type="as-char" svg:x="0in" svg:y="0in" svg:width="0.45833in" svg:height="0.38542in" style:rel-width="scale" style:rel-height="scale"><draw:object xlink:href="Object 119/" xlink:type="simple" xlink:show="embed" xlink:actuate="onLoad"/></draw:frame>,<text:s/><draw:frame draw:style-name="a119" text:anchor-type="as-char" svg:x="0in" svg:y="0in" svg:width="0.45833in" svg:height="0.38542in" style:rel-width="scale" style:rel-height="scale"><draw:object xlink:href="Object 120/" xlink:type="simple" xlink:show="embed" xlink:actuate="onLoad"/></draw:frame>,<text:s/><draw:frame draw:style-name="a120" text:anchor-type="as-char" svg:x="0in" svg:y="0in" svg:width="0.45833in" svg:height="0.38542in" style:rel-width="scale" style:rel-height="scale"><draw:object xlink:href="Object 121/" xlink:type="simple" xlink:show="embed" xlink:actuate="onLoad"/></draw:frame>,<text:s/><draw:frame draw:style-name="a121" text:anchor-type="as-char" svg:x="0in" svg:y="0in" svg:width="0.57292in" svg:height="0.38542in" style:rel-width="scale" style:rel-height="scale"><draw:object xlink:href="Object 122/" xlink:type="simple" xlink:show="embed" xlink:actuate="onLoad"/></draw:frame><text:s text:c="2"/><text:tab/></text:p>
      <text:p text:style-name="P187"><draw:frame draw:style-name="a122" text:anchor-type="as-char" svg:x="0in" svg:y="0in" svg:width="0.55208in" svg:height="0.38542in" style:rel-width="scale" style:rel-height="scale"><draw:object xlink:href="Object 123/" xlink:type="simple" xlink:show="embed" xlink:actuate="onLoad"/></draw:frame><text:s/>so first condition not met<text:tab/><text:tab/><draw:frame draw:style-name="a123" text:anchor-type="as-char" svg:x="0in" svg:y="0in" svg:width="0.66667in" svg:height="0.38542in" style:rel-width="scale" style:rel-height="scale"><draw:object xlink:href="Object 124/" xlink:type="simple" xlink:show="embed" xlink:actuate="onLoad"/></draw:frame><text:s/>so second condition not met</text:p>
      <text:p text:style-name="P188"/>
      <text:p text:style-name="P189">Therefore, the complex conjugate function (<draw:frame draw:style-name="a124" text:anchor-type="as-char" svg:x="0in" svg:y="0in" svg:width="0.5625in" svg:height="0.1875in" style:rel-width="scale" style:rel-height="scale"><draw:object xlink:href="Object 125/" xlink:type="simple" xlink:show="embed" xlink:actuate="onLoad"/></draw:frame>) is<text:s/><text:span text:style-name="T190">not</text:span><text:s/>differentiable</text:p>
      <text:p text:style-name="P191"/>
      <text:p text:style-name="P192"><text:span text:style-name="T193">Example</text:span></text:p>
      <text:p text:style-name="P194"><draw:frame draw:style-name="a125" text:anchor-type="as-char" svg:x="0in" svg:y="0in" svg:width="0.57292in" svg:height="0.34375in" style:rel-width="scale" style:rel-height="scale"><draw:object xlink:href="Object 126/" xlink:type="simple" xlink:show="embed" xlink:actuate="onLoad"/></draw:frame><text:tab/><text:tab/><draw:frame draw:style-name="a126" text:anchor-type="as-char" svg:x="0in" svg:y="0in" svg:width="2.05208in" svg:height="0.375in" style:rel-width="scale" style:rel-height="scale"><draw:object xlink:href="Object 127/" xlink:type="simple" xlink:show="embed" xlink:actuate="onLoad"/></draw:frame><text:tab/><draw:frame draw:style-name="a127" text:anchor-type="as-char" svg:x="0in" svg:y="0in" svg:width="0.6875in" svg:height="0.1875in" style:rel-width="scale" style:rel-height="scale"><draw:object xlink:href="Object 128/" xlink:type="simple" xlink:show="embed" xlink:actuate="onLoad"/></draw:frame></text:p>
      <text:p text:style-name="P195"><draw:frame draw:style-name="a128" text:anchor-type="as-char" svg:x="0in" svg:y="0in" svg:width="2.64583in" svg:height="0.375in" style:rel-width="scale" style:rel-height="scale"><draw:object xlink:href="Object 129/" xlink:type="simple" xlink:show="embed" xlink:actuate="onLoad"/></draw:frame></text:p>
      <text:p text:style-name="P196"><draw:frame draw:style-name="a129" text:anchor-type="as-char" svg:x="0in" svg:y="0in" svg:width="1.14583in" svg:height="0.35417in" style:rel-width="scale" style:rel-height="scale"><draw:object xlink:href="Object 130/" xlink:type="simple" xlink:show="embed" xlink:actuate="onLoad"/></draw:frame>,<text:s/><draw:frame draw:style-name="a130" text:anchor-type="as-char" svg:x="0in" svg:y="0in" svg:width="1.14583in" svg:height="0.35417in" style:rel-width="scale" style:rel-height="scale"><draw:object xlink:href="Object 131/" xlink:type="simple" xlink:show="embed" xlink:actuate="onLoad"/></draw:frame><text:tab/>CR are met</text:p>
      <text:p text:style-name="P197">Derivate function well-defined if CR conditions are met<text:s/></text:p>
      <text:p text:style-name="P198"><text:span text:style-name="T199">Calculus in the Complex Plane: Integral Calculus</text:span></text:p>
      <text:p text:style-name="P200">Used in algorithmics</text:p>
      <text:p text:style-name="P201">Used for “counting objects” that share characteristics</text:p>
      <text:p text:style-name="P202">Can find the “average case” properties of structures</text:p>
      <text:p text:style-name="P203">Suppose<text:s/><draw:frame draw:style-name="a131" text:anchor-type="as-char" svg:x="0in" svg:y="0in" svg:width="1.10417in" svg:height="0.1875in" style:rel-width="scale" style:rel-height="scale"><draw:object xlink:href="Object 132/" xlink:type="simple" xlink:show="embed" xlink:actuate="onLoad"/></draw:frame></text:p>
      <text:p text:style-name="P204">Can move from the point p to point q<text:s/>i.e. by drawing<text:s/>a curved path, or an enclosing path</text:p>
      <text:p text:style-name="P205">Describe the path<text:s/>and its direction<text:s/>with<text:s/><draw:frame draw:style-name="a132" text:anchor-type="as-char" svg:x="0in" svg:y="0in" svg:width="0.08333in" svg:height="0.1875in" style:rel-width="scale" style:rel-height="scale"><draw:object xlink:href="Object 133/" xlink:type="simple" xlink:show="embed" xlink:actuate="onLoad"/></draw:frame><text:s/>(curved) or<text:s/><draw:frame draw:style-name="a133" text:anchor-type="as-char" svg:x="0in" svg:y="0in" svg:width="0.08333in" svg:height="0.1875in" style:rel-width="scale" style:rel-height="scale"><draw:object xlink:href="Object 134/" xlink:type="simple" xlink:show="embed" xlink:actuate="onLoad"/></draw:frame><text:s/>(enclosed)</text:p>
      <text:p text:style-name="P206"><draw:frame draw:style-name="a134" text:anchor-type="as-char" svg:x="0in" svg:y="0in" svg:width="0.63542in" svg:height="0.46875in" style:rel-width="scale" style:rel-height="scale"><draw:object xlink:href="Object 135/" xlink:type="simple" xlink:show="embed" xlink:actuate="onLoad"/></draw:frame></text:p>
      <text:p text:style-name="P207">For<text:s/>special case of<text:s/>closed curves (start and end coincide) use contour integrals</text:p>
      <text:p text:style-name="P208"><draw:frame draw:style-name="a135" text:anchor-type="as-char" svg:x="0in" svg:y="0in" svg:width="0.63542in" svg:height="0.46875in" style:rel-width="scale" style:rel-height="scale"><draw:object xlink:href="Object 136/" xlink:type="simple" xlink:show="embed" xlink:actuate="onLoad"/></draw:frame></text:p>
      <text:p text:style-name="P209">Use the interval [<draw:frame draw:style-name="a136" text:anchor-type="as-char" svg:x="0in" svg:y="0in" svg:width="0.84375in" svg:height="0.1875in" style:rel-width="scale" style:rel-height="scale"><draw:object xlink:href="Object 137/" xlink:type="simple" xlink:show="embed" xlink:actuate="onLoad"/></draw:frame>]<text:s/>along the horizontal axis</text:p>
      <text:p text:style-name="P210">Map the real part to a complex number</text:p>
      <text:p text:style-name="P211"><draw:frame draw:style-name="a137" text:anchor-type="as-char" svg:x="0in" svg:y="0in" svg:width="0.55208in" svg:height="0.1875in" style:rel-width="scale" style:rel-height="scale"><draw:object xlink:href="Object 138/" xlink:type="simple" xlink:show="embed" xlink:actuate="onLoad"/></draw:frame>,<text:s/><draw:frame draw:style-name="a138" text:anchor-type="as-char" svg:x="0in" svg:y="0in" svg:width="1.8125in" svg:height="0.1875in" style:rel-width="scale" style:rel-height="scale"><draw:object xlink:href="Object 139/" xlink:type="simple" xlink:show="embed" xlink:actuate="onLoad"/></draw:frame></text:p>
      <text:p text:style-name="P212">Split the function<text:s/><draw:frame draw:style-name="a139" text:anchor-type="as-char" svg:x="0in" svg:y="0in" svg:width="0.07292in" svg:height="0.1875in" style:rel-width="scale" style:rel-height="scale"><draw:object xlink:href="Object 140/" xlink:type="simple" xlink:show="embed" xlink:actuate="onLoad"/></draw:frame><text:s/>into its Real and Imaginary parts</text:p>
      <text:p text:style-name="P213"><draw:frame draw:style-name="a140" text:anchor-type="as-char" svg:x="0in" svg:y="0in" svg:width="2.23958in" svg:height="0.20833in" style:rel-width="scale" style:rel-height="scale"><draw:object xlink:href="Object 141/" xlink:type="simple" xlink:show="embed" xlink:actuate="onLoad"/></draw:frame></text:p>
      <text:p text:style-name="P214">So for any<text:s/><draw:frame draw:style-name="a141" text:anchor-type="as-char" svg:x="0in" svg:y="0in" svg:width="1.35417in" svg:height="0.1875in" style:rel-width="scale" style:rel-height="scale"><draw:object xlink:href="Object 142/" xlink:type="simple" xlink:show="embed" xlink:actuate="onLoad"/></draw:frame><text:s/>– t is the coordinate to “move” to between the start and end</text:p>
      <text:p text:style-name="P215"><draw:frame draw:style-name="a142" text:anchor-type="as-char" svg:x="0in" svg:y="0in" svg:width="1.36458in" svg:height="0.1875in" style:rel-width="scale" style:rel-height="scale"><draw:object xlink:href="Object 143/" xlink:type="simple" xlink:show="embed" xlink:actuate="onLoad"/></draw:frame></text:p>
      <text:p text:style-name="P216"><draw:frame draw:style-name="a143" text:anchor-type="as-char" svg:x="0in" svg:y="0in" svg:width="0.57292in" svg:height="0.1875in" style:rel-width="scale" style:rel-height="scale"><draw:object xlink:href="Object 144/" xlink:type="simple" xlink:show="embed" xlink:actuate="onLoad"/></draw:frame><text:s/>provides<text:s/>the parameterisation of the curve</text:p>
      <text:p text:style-name="P217"/>
      <text:p text:style-name="P218"><draw:frame draw:style-name="a144" text:anchor-type="as-char" svg:x="0in" svg:y="0in" svg:width="2.25in" svg:height="0.52083in" style:rel-width="scale" style:rel-height="scale"><draw:object xlink:href="Object 145/" xlink:type="simple" xlink:show="embed" xlink:actuate="onLoad"/></draw:frame></text:p>
      <text:p text:style-name="P219">Therefore can integrate the path (from function<text:s/><draw:frame draw:style-name="a145" text:anchor-type="as-char" svg:x="0in" svg:y="0in" svg:width="0.29167in" svg:height="0.1875in" style:rel-width="scale" style:rel-height="scale"><draw:object xlink:href="Object 146/" xlink:type="simple" xlink:show="embed" xlink:actuate="onLoad"/></draw:frame>) by calculating</text:p>
      <text:p text:style-name="P220"><draw:frame draw:style-name="a146" text:anchor-type="as-char" svg:x="0in" svg:y="0in" svg:width="3.85417in" svg:height="0.44792in" style:rel-width="scale" style:rel-height="scale"><draw:object xlink:href="Object 147/" xlink:type="simple" xlink:show="embed" xlink:actuate="onLoad"/></draw:frame></text:p>
      <text:p text:style-name="P221">This gives us a complex number: the real part comes from integrating the reals</text:p>
      <text:p text:style-name="P222"><text:tab/><text:tab/><text:tab/><text:tab/>The imaginary part is from integrating the Im parts; Re(z) as bounds</text:p>
      <text:p text:style-name="P223">Example: p = 0, q = 1 +<text:s/>I, path<text:s/><draw:frame draw:style-name="a147" text:anchor-type="as-char" svg:x="0in" svg:y="0in" svg:width="0.08333in" svg:height="0.1875in" style:rel-width="scale" style:rel-height="scale"><draw:object xlink:href="Object 148/" xlink:type="simple" xlink:show="embed" xlink:actuate="onLoad"/></draw:frame></text:p>
      <text:p text:style-name="P224">Use the parameterised curve<text:s/><draw:frame draw:style-name="a148" text:anchor-type="as-char" svg:x="0in" svg:y="0in" svg:width="1.79167in" svg:height="0.1875in" style:rel-width="scale" style:rel-height="scale"><draw:object xlink:href="Object 149/" xlink:type="simple" xlink:show="embed" xlink:actuate="onLoad"/></draw:frame></text:p>
      <text:p text:style-name="P225">Integrate<text:s/><draw:frame draw:style-name="a149" text:anchor-type="as-char" svg:x="0in" svg:y="0in" svg:width="1.38542in" svg:height="0.1875in" style:rel-width="scale" style:rel-height="scale"><draw:object xlink:href="Object 150/" xlink:type="simple" xlink:show="embed" xlink:actuate="onLoad"/></draw:frame><text:s/>between the points p (0) and q (1+i)</text:p>
      <text:p text:style-name="P226">From<text:s/><draw:frame draw:style-name="a150" text:anchor-type="as-char" svg:x="0in" svg:y="0in" svg:width="0.83333in" svg:height="0.1875in" style:rel-width="scale" style:rel-height="scale"><draw:object xlink:href="Object 151/" xlink:type="simple" xlink:show="embed" xlink:actuate="onLoad"/></draw:frame>:</text:p>
      <text:p text:style-name="P227"><draw:frame draw:style-name="a151" text:anchor-type="as-char" svg:x="0in" svg:y="0in" svg:width="0.83333in" svg:height="0.1875in" style:rel-width="scale" style:rel-height="scale"><draw:object xlink:href="Object 152/" xlink:type="simple" xlink:show="embed" xlink:actuate="onLoad"/></draw:frame>;<text:s/><draw:frame draw:style-name="a152" text:anchor-type="as-char" svg:x="0in" svg:y="0in" svg:width="1.97917in" svg:height="0.20833in" style:rel-width="scale" style:rel-height="scale"><draw:object xlink:href="Object 153/" xlink:type="simple" xlink:show="embed" xlink:actuate="onLoad"/></draw:frame></text:p>
      <text:p text:style-name="P228"/>
      <text:p text:style-name="P229"><draw:frame draw:style-name="a153" text:anchor-type="as-char" svg:x="0in" svg:y="0in" svg:width="2.28125in" svg:height="0.44792in" style:rel-width="scale" style:rel-height="scale"><draw:object xlink:href="Object 154/" xlink:type="simple" xlink:show="embed" xlink:actuate="onLoad"/></draw:frame><text:s/>=<text:s/><draw:frame draw:style-name="a154" text:anchor-type="as-char" svg:x="0in" svg:y="0in" svg:width="1.45833in" svg:height="0.41667in" style:rel-width="scale" style:rel-height="scale"><draw:object xlink:href="Object 155/" xlink:type="simple" xlink:show="embed" xlink:actuate="onLoad"/></draw:frame><text:s/>=<text:s/><draw:frame draw:style-name="a155" text:anchor-type="as-char" svg:x="0in" svg:y="0in" svg:width="1.38542in" svg:height="0.41667in" style:rel-width="scale" style:rel-height="scale"><draw:object xlink:href="Object 156/" xlink:type="simple" xlink:show="embed" xlink:actuate="onLoad"/></draw:frame></text:p>
      <text:p text:style-name="P230"/>
      <text:p text:style-name="P231"/>
      <text:p text:style-name="P232">Example:<text:s/><draw:frame draw:style-name="a156" text:anchor-type="as-char" svg:x="0in" svg:y="0in" svg:width="0.08333in" svg:height="0.1875in" style:rel-width="scale" style:rel-height="scale"><draw:object xlink:href="Object 157/" xlink:type="simple" xlink:show="embed" xlink:actuate="onLoad"/></draw:frame>, a closed curve.<text:s/><draw:frame draw:style-name="a157" text:anchor-type="as-char" svg:x="0in" svg:y="0in" svg:width="0.08333in" svg:height="0.1875in" style:rel-width="scale" style:rel-height="scale"><draw:object xlink:href="Object 158/" xlink:type="simple" xlink:show="embed" xlink:actuate="onLoad"/></draw:frame><text:s/>is a circle of radius 1 about the origin</text:p>
      <text:p text:style-name="P233"><draw:frame draw:style-name="a158" text:anchor-type="as-char" svg:x="0in" svg:y="0in" svg:width="2.07292in" svg:height="0.34375in" style:rel-width="scale" style:rel-height="scale"><draw:object xlink:href="Object 159/" xlink:type="simple" xlink:show="embed" xlink:actuate="onLoad"/></draw:frame><text:tab/><text:s/><draw:frame draw:style-name="a159" text:anchor-type="as-char" svg:x="0in" svg:y="0in" svg:width="1.0625in" svg:height="0.25in" style:rel-width="scale" style:rel-height="scale"><draw:object xlink:href="Object 160/" xlink:type="simple" xlink:show="embed" xlink:actuate="onLoad"/></draw:frame></text:p>
      <text:p text:style-name="P234"/>
      <text:p text:style-name="P235">Integrate the function<text:s/><draw:frame draw:style-name="a160" text:anchor-type="as-char" svg:x="0in" svg:y="0in" svg:width="1.22917in" svg:height="0.38542in" style:rel-width="scale" style:rel-height="scale"><draw:object xlink:href="Object 161/" xlink:type="simple" xlink:show="embed" xlink:actuate="onLoad"/></draw:frame><text:tab/><text:tab/>Parameterisation:<text:s/><draw:frame draw:style-name="a161" text:anchor-type="as-char" svg:x="0in" svg:y="0in" svg:width="0.79167in" svg:height="0.19792in" style:rel-width="scale" style:rel-height="scale"><draw:object xlink:href="Object 162/" xlink:type="simple" xlink:show="embed" xlink:actuate="onLoad"/></draw:frame></text:p>
      <text:p text:style-name="P236"><draw:frame draw:style-name="a162" text:anchor-type="as-char" svg:x="0in" svg:y="0in" svg:width="1.17708in" svg:height="0.19792in" style:rel-width="scale" style:rel-height="scale"><draw:object xlink:href="Object 163/" xlink:type="simple" xlink:show="embed" xlink:actuate="onLoad"/></draw:frame>;<text:s/><draw:frame draw:style-name="a163" text:anchor-type="as-char" svg:x="0in" svg:y="0in" svg:width="1.84375in" svg:height="0.20833in" style:rel-width="scale" style:rel-height="scale"><draw:object xlink:href="Object 164/" xlink:type="simple" xlink:show="embed" xlink:actuate="onLoad"/></draw:frame></text:p>
      <text:p text:style-name="P237"><draw:frame draw:style-name="a164" text:anchor-type="as-char" svg:x="0in" svg:y="0in" svg:width="3.92708in" svg:height="0.4375in" style:rel-width="scale" style:rel-height="scale"><draw:object xlink:href="Object 165/" xlink:type="simple" xlink:show="embed" xlink:actuate="onLoad"/></draw:frame><text:s/>=<text:s/><draw:frame draw:style-name="a165" text:anchor-type="as-char" svg:x="0in" svg:y="0in" svg:width="1.25in" svg:height="0.58333in" style:rel-width="scale" style:rel-height="scale"><draw:object xlink:href="Object 166/" xlink:type="simple" xlink:show="embed" xlink:actuate="onLoad"/></draw:frame><text:s/>=<text:s/><draw:frame draw:style-name="a166" text:anchor-type="as-char" svg:x="0in" svg:y="0in" svg:width="0.22917in" svg:height="0.1875in" style:rel-width="scale" style:rel-height="scale"><draw:object xlink:href="Object 167/" xlink:type="simple" xlink:show="embed" xlink:actuate="onLoad"/></draw:frame></text:p>
      <text:p text:style-name="P238"/>
      <text:p text:style-name="P239"><text:span text:style-name="T240">Counting Objects</text:span></text:p>
      <text:p text:style-name="P241">Need to find exact or asymptotic estimates for “number of objects of a particular type having size n”</text:p>
      <text:p text:style-name="P242">Use the Generating Function and the Generalised Cauchy Integral Formula</text:p>
      <text:p text:style-name="P243">Given a sequence<text:s/><draw:frame draw:style-name="a167" text:anchor-type="as-char" svg:x="0in" svg:y="0in" svg:width="1.30208in" svg:height="0.1875in" style:rel-width="scale" style:rel-height="scale"><draw:object xlink:href="Object 168/" xlink:type="simple" xlink:show="embed" xlink:actuate="onLoad"/></draw:frame></text:p>
      <text:p text:style-name="P244">Use<text:s/><draw:frame draw:style-name="a168" text:anchor-type="as-char" svg:x="0in" svg:y="0in" svg:width="0.16667in" svg:height="0.1875in" style:rel-width="scale" style:rel-height="scale"><draw:object xlink:href="Object 169/" xlink:type="simple" xlink:show="embed" xlink:actuate="onLoad"/></draw:frame><text:s/>(<draw:frame draw:style-name="a169" text:anchor-type="as-char" svg:x="0in" svg:y="0in" svg:width="0.375in" svg:height="0.1875in" style:rel-width="scale" style:rel-height="scale"><draw:object xlink:href="Object 170/" xlink:type="simple" xlink:show="embed" xlink:actuate="onLoad"/></draw:frame>) to denote<text:s/>“number of objects of size n” in the sequence</text:p>
      <text:p text:style-name="P245">E.g. number of binary trees with n leaves; number of permutations of n items that leave at least 1 item in the same position; the sum of<text:s/><draw:frame draw:style-name="a170" text:anchor-type="as-char" svg:x="0in" svg:y="0in" svg:width="0.15625in" svg:height="0.35417in" style:rel-width="scale" style:rel-height="scale"><draw:object xlink:href="Object 171/" xlink:type="simple" xlink:show="embed" xlink:actuate="onLoad"/></draw:frame></text:p>
      <text:p text:style-name="P246">Crucial to analyse average behaviour of an algorithm<text:s/></text:p>
      <text:p text:style-name="P247"/>
      <text:p text:style-name="P248">Suppose<text:s/><draw:frame draw:style-name="a171" text:anchor-type="as-char" svg:x="0in" svg:y="0in" svg:width="1.07292in" svg:height="0.5in" style:rel-width="scale" style:rel-height="scale"><draw:object xlink:href="Object 172/" xlink:type="simple" xlink:show="embed" xlink:actuate="onLoad"/></draw:frame></text:p>
      <text:p text:style-name="P249">Coefficient<text:s/><draw:frame draw:style-name="a172" text:anchor-type="as-char" svg:x="0in" svg:y="0in" svg:width="0.16667in" svg:height="0.1875in" style:rel-width="scale" style:rel-height="scale"><draw:object xlink:href="Object 173/" xlink:type="simple" xlink:show="embed" xlink:actuate="onLoad"/></draw:frame><text:s/>is the number to find<text:s/></text:p>
      <text:p text:style-name="P250">Can manipulate the sum G(z) to obtain a simpler<text:s/><text:span text:style-name="T251">closed<text:s/></text:span>form</text:p>
      <text:p text:style-name="P252"/>
      <text:p text:style-name="P253">Example: Binary tree</text:p>
      <text:p text:style-name="P254"><draw:frame draw:style-name="a173" text:anchor-type="as-char" svg:x="0in" svg:y="0in" svg:width="1.05208in" svg:height="0.5in" style:rel-width="scale" style:rel-height="scale"><draw:object xlink:href="Object 174/" xlink:type="simple" xlink:show="embed" xlink:actuate="onLoad"/></draw:frame></text:p>
      <text:p text:style-name="P255">Binary tree is either a single root node (0 leaves), or a root node and 2 subtrees (total leaves n)</text:p>
      <text:p text:style-name="P256">Therefore can manipulate B(z) into<text:s/></text:p>
      <text:p text:style-name="P257"><draw:frame draw:style-name="a174" text:anchor-type="as-char" svg:x="0in" svg:y="0in" svg:width="1.14583in" svg:height="0.38542in" style:rel-width="scale" style:rel-height="scale"><draw:object xlink:href="Object 175/" xlink:type="simple" xlink:show="embed" xlink:actuate="onLoad"/></draw:frame></text:p>
      <text:p text:style-name="P258">GCIF states that to find<text:s/><draw:frame draw:style-name="a175" text:anchor-type="as-char" svg:x="0in" svg:y="0in" svg:width="0.16667in" svg:height="0.1875in" style:rel-width="scale" style:rel-height="scale"><draw:object xlink:href="Object 176/" xlink:type="simple" xlink:show="embed" xlink:actuate="onLoad"/></draw:frame><text:s/>from a closed form g(z) of a generating function<text:s/><draw:frame draw:style-name="a176" text:anchor-type="as-char" svg:x="0in" svg:y="0in" svg:width="0.30208in" svg:height="0.1875in" style:rel-width="scale" style:rel-height="scale"><draw:object xlink:href="Object 177/" xlink:type="simple" xlink:show="embed" xlink:actuate="onLoad"/></draw:frame>, differentiate g(z)<text:s/><draw:frame draw:style-name="a177" text:anchor-type="as-char" svg:x="0in" svg:y="0in" svg:width="0.09375in" svg:height="0.1875in" style:rel-width="scale" style:rel-height="scale"><draw:object xlink:href="Object 178/" xlink:type="simple" xlink:show="embed" xlink:actuate="onLoad"/></draw:frame><text:s/>times and extract the needed value</text:p>
      <text:p text:style-name="P259">Letting<text:s/><draw:frame draw:style-name="a178" text:anchor-type="as-char" svg:x="0in" svg:y="0in" svg:width="0.46875in" svg:height="0.19792in" style:rel-width="scale" style:rel-height="scale"><draw:object xlink:href="Object 179/" xlink:type="simple" xlink:show="embed" xlink:actuate="onLoad"/></draw:frame><text:s/>denote the differentiated function<text:s/>below:</text:p>
      <text:p text:style-name="P260">Using Generalised Cauchy Integral Theorem (<draw:frame draw:style-name="a179" text:anchor-type="as-char" svg:x="0in" svg:y="0in" svg:width="0.09375in" svg:height="0.1875in" style:rel-width="scale" style:rel-height="scale"><draw:object xlink:href="Object 180/" xlink:type="simple" xlink:show="embed" xlink:actuate="onLoad"/></draw:frame><text:s/>represents a chosen closed contour):</text:p>
      <text:p text:style-name="P261"><draw:frame draw:style-name="a180" text:anchor-type="as-char" svg:x="0in" svg:y="0in" svg:width="1.79167in" svg:height="0.54167in" style:rel-width="scale" style:rel-height="scale"><draw:object xlink:href="Object 181/" xlink:type="simple" xlink:show="embed" xlink:actuate="onLoad"/></draw:frame></text:p>
      <text:p text:style-name="P262">Evaluate the above expression at<text:s/><draw:frame draw:style-name="a181" text:anchor-type="as-char" svg:x="0in" svg:y="0in" svg:width="0.36458in" svg:height="0.1875in" style:rel-width="scale" style:rel-height="scale"><draw:object xlink:href="Object 182/" xlink:type="simple" xlink:show="embed" xlink:actuate="onLoad"/></draw:frame></text:p>
      <text:p text:style-name="P263"/>
      <text:p text:style-name="P264"><text:span text:style-name="T265">Quaternions and 3D Graphics</text:span></text:p>
      <text:p text:style-name="P266">Use vector algebra with 4 components</text:p>
      <text:p text:style-name="P267">Quaternions use points in<text:s/><draw:frame draw:style-name="a182" text:anchor-type="as-char" svg:x="0in" svg:y="0in" svg:width="0.17708in" svg:height="0.1875in" style:rel-width="scale" style:rel-height="scale"><draw:object xlink:href="Object 183/" xlink:type="simple" xlink:show="embed" xlink:actuate="onLoad"/></draw:frame>:<text:s/><draw:frame draw:style-name="a183" text:anchor-type="as-char" svg:x="0in" svg:y="0in" svg:width="0.94792in" svg:height="0.1875in" style:rel-width="scale" style:rel-height="scale"><draw:object xlink:href="Object 184/" xlink:type="simple" xlink:show="embed" xlink:actuate="onLoad"/></draw:frame></text:p>
      <text:p text:style-name="P268">If<text:s/><draw:frame draw:style-name="a184" text:anchor-type="as-char" svg:x="0in" svg:y="0in" svg:width="0.6875in" svg:height="0.1875in" style:rel-width="scale" style:rel-height="scale"><draw:object xlink:href="Object 185/" xlink:type="simple" xlink:show="embed" xlink:actuate="onLoad"/></draw:frame>: represented as quaternion as:</text:p>
      <text:p text:style-name="P269"><draw:frame draw:style-name="a185" text:anchor-type="as-char" svg:x="0in" svg:y="0in" svg:width="1.39583in" svg:height="0.1875in" style:rel-width="scale" style:rel-height="scale"><draw:object xlink:href="Object 186/" xlink:type="simple" xlink:show="embed" xlink:actuate="onLoad"/></draw:frame></text:p>
      <text:p text:style-name="P270"><draw:frame draw:style-name="a186" text:anchor-type="as-char" svg:x="0in" svg:y="0in" svg:width="1.21875in" svg:height="0.1875in" style:rel-width="scale" style:rel-height="scale"><draw:object xlink:href="Object 187/" xlink:type="simple" xlink:show="embed" xlink:actuate="onLoad"/></draw:frame><text:tab/><text:tab/><draw:frame draw:style-name="a187" text:anchor-type="as-char" svg:x="0in" svg:y="0in" svg:width="0.85417in" svg:height="0.1875in" style:rel-width="scale" style:rel-height="scale"><draw:object xlink:href="Object 188/" xlink:type="simple" xlink:show="embed" xlink:actuate="onLoad"/></draw:frame>;<text:tab/><text:s/><text:tab/><draw:frame draw:style-name="a188" text:anchor-type="as-char" svg:x="0in" svg:y="0in" svg:width="0.85417in" svg:height="0.1875in" style:rel-width="scale" style:rel-height="scale"><draw:object xlink:href="Object 189/" xlink:type="simple" xlink:show="embed" xlink:actuate="onLoad"/></draw:frame>;<text:tab/><text:tab/><text:s/><draw:frame draw:style-name="a189" text:anchor-type="as-char" svg:x="0in" svg:y="0in" svg:width="0.82292in" svg:height="0.1875in" style:rel-width="scale" style:rel-height="scale"><draw:object xlink:href="Object 190/" xlink:type="simple" xlink:show="embed" xlink:actuate="onLoad"/></draw:frame></text:p>
      <text:p text:style-name="P271">H: Set of all quaternions</text:p>
      <text:p text:style-name="P272"><draw:frame draw:style-name="a190" text:anchor-type="as-char" svg:x="0in" svg:y="0in" svg:width="0.38542in" svg:height="0.1875in" style:rel-width="scale" style:rel-height="scale"><draw:object xlink:href="Object 191/" xlink:type="simple" xlink:show="embed" xlink:actuate="onLoad"/></draw:frame>: An arbitrary quaternion</text:p>
      <text:p text:style-name="P273"><draw:frame draw:style-name="a191" text:anchor-type="as-char" svg:x="0in" svg:y="0in" svg:width="1.39583in" svg:height="0.1875in" style:rel-width="scale" style:rel-height="scale"><draw:object xlink:href="Object 192/" xlink:type="simple" xlink:show="embed" xlink:actuate="onLoad"/></draw:frame>;<text:s/><draw:frame draw:style-name="a192" text:anchor-type="as-char" svg:x="0in" svg:y="0in" svg:width="0.63542in" svg:height="0.1875in" style:rel-width="scale" style:rel-height="scale"><draw:object xlink:href="Object 193/" xlink:type="simple" xlink:show="embed" xlink:actuate="onLoad"/></draw:frame><text:s/>(<text:span text:style-name="T274">v</text:span><text:s/>is a 3-vector)<text:tab/><draw:frame draw:style-name="a193" text:anchor-type="as-char" svg:x="0in" svg:y="0in" svg:width="1.875in" svg:height="0.1875in" style:rel-width="scale" style:rel-height="scale"><draw:object xlink:href="Object 194/" xlink:type="simple" xlink:show="embed" xlink:actuate="onLoad"/></draw:frame></text:p>
      <text:p text:style-name="P275"/>
      <text:p text:style-name="P276">Addition: Add corresponding components</text:p>
      <text:p text:style-name="P277">Scalar multiplication (<draw:frame draw:style-name="a194" text:anchor-type="as-char" svg:x="0in" svg:y="0in" svg:width="0.35417in" svg:height="0.1875in" style:rel-width="scale" style:rel-height="scale"><draw:object xlink:href="Object 195/" xlink:type="simple" xlink:show="embed" xlink:actuate="onLoad"/></draw:frame>): Multiply each component by<text:s/><draw:frame draw:style-name="a195" text:anchor-type="as-char" svg:x="0in" svg:y="0in" svg:width="0.07292in" svg:height="0.1875in" style:rel-width="scale" style:rel-height="scale"><draw:object xlink:href="Object 196/" xlink:type="simple" xlink:show="embed" xlink:actuate="onLoad"/></draw:frame></text:p>
      <text:p text:style-name="P278">Conjugate:</text:p>
      <text:list text:style-name="LFO2" text:continue-numbering="true">
        <text:list-item>
          <text:p text:style-name="P279">If q = (w, x, y, z) then<text:s/><draw:frame draw:style-name="a196" text:anchor-type="as-char" svg:x="0in" svg:y="0in" svg:width="0.08333in" svg:height="0.1875in" style:rel-width="scale" style:rel-height="scale"><draw:object xlink:href="Object 197/" xlink:type="simple" xlink:show="embed" xlink:actuate="onLoad"/></draw:frame><text:s/>= (w, -x, -y, -z)<text:tab/>Keep real number the same, flip 3-vector</text:p>
        </text:list-item>
        <text:list-item>
          <text:p text:style-name="P280">If q = [<draw:frame draw:style-name="a197" text:anchor-type="as-char" svg:x="0in" svg:y="0in" svg:width="0.125in" svg:height="0.1875in" style:rel-width="scale" style:rel-height="scale"><draw:object xlink:href="Object 198/" xlink:type="simple" xlink:show="embed" xlink:actuate="onLoad"/></draw:frame><text:s/><text:span text:style-name="T281">v</text:span>] then<text:s/><draw:frame draw:style-name="a198" text:anchor-type="as-char" svg:x="0in" svg:y="0in" svg:width="0.75in" svg:height="0.1875in" style:rel-width="scale" style:rel-height="scale"><draw:object xlink:href="Object 199/" xlink:type="simple" xlink:show="embed" xlink:actuate="onLoad"/></draw:frame></text:p>
        </text:list-item>
      </text:list>
      <text:p text:style-name="P282">Modulus (size):<text:s/><draw:frame draw:style-name="a199" text:anchor-type="as-char" svg:x="0in" svg:y="0in" svg:width="2.36458in" svg:height="0.22917in" style:rel-width="scale" style:rel-height="scale"><draw:object xlink:href="Object 200/" xlink:type="simple" xlink:show="embed" xlink:actuate="onLoad"/></draw:frame></text:p>
      <text:p text:style-name="P283"><text:tab/><text:tab/><draw:frame draw:style-name="a200" text:anchor-type="as-char" svg:x="0in" svg:y="0in" svg:width="1.52083in" svg:height="0.22917in" style:rel-width="scale" style:rel-height="scale"><draw:object xlink:href="Object 201/" xlink:type="simple" xlink:show="embed" xlink:actuate="onLoad"/></draw:frame></text:p>
      <text:p text:style-name="P284"><text:tab/><text:tab/>If<text:s/><draw:frame draw:style-name="a201" text:anchor-type="as-char" svg:x="0in" svg:y="0in" svg:width="0.53125in" svg:height="0.1875in" style:rel-width="scale" style:rel-height="scale"><draw:object xlink:href="Object 202/" xlink:type="simple" xlink:show="embed" xlink:actuate="onLoad"/></draw:frame>, q is a unit quaternion</text:p>
      <text:p text:style-name="P285">Division: Use multiplication of<text:s/><draw:frame draw:style-name="a202" text:anchor-type="as-char" svg:x="0in" svg:y="0in" svg:width="0.23958in" svg:height="0.1875in" style:rel-width="scale" style:rel-height="scale"><draw:object xlink:href="Object 203/" xlink:type="simple" xlink:show="embed" xlink:actuate="onLoad"/></draw:frame></text:p>
      <text:p text:style-name="P286"><text:tab/><draw:frame draw:style-name="a203" text:anchor-type="as-char" svg:x="0in" svg:y="0in" svg:width="0.76042in" svg:height="0.375in" style:rel-width="scale" style:rel-height="scale"><draw:object xlink:href="Object 204/" xlink:type="simple" xlink:show="embed" xlink:actuate="onLoad"/></draw:frame></text:p>
      <text:p text:style-name="P287"/>
      <text:p text:style-name="P288"><text:span text:style-name="T289">Quaternion Products</text:span></text:p>
      <text:p text:style-name="P290">Use the form<text:s/><draw:frame draw:style-name="a204" text:anchor-type="as-char" svg:x="0in" svg:y="0in" svg:width="0.61458in" svg:height="0.1875in" style:rel-width="scale" style:rel-height="scale"><draw:object xlink:href="Object 205/" xlink:type="simple" xlink:show="embed" xlink:actuate="onLoad"/></draw:frame>,<text:s/><draw:frame draw:style-name="a205" text:anchor-type="as-char" svg:x="0in" svg:y="0in" svg:width="0.61458in" svg:height="0.1875in" style:rel-width="scale" style:rel-height="scale"><draw:object xlink:href="Object 206/" xlink:type="simple" xlink:show="embed" xlink:actuate="onLoad"/></draw:frame></text:p>
      <text:p text:style-name="P291"><draw:frame draw:style-name="a206" text:anchor-type="as-char" svg:x="0in" svg:y="0in" svg:width="2.38542in" svg:height="0.1875in" style:rel-width="scale" style:rel-height="scale"><draw:object xlink:href="Object 207/" xlink:type="simple" xlink:show="embed" xlink:actuate="onLoad"/></draw:frame><text:s/>Unhighlighted is the vector component, blue is real</text:p>
      <text:p text:style-name="P292"><text:tab/><draw:frame draw:style-name="a207" text:anchor-type="as-char" svg:x="0in" svg:y="0in" svg:width="0.29167in" svg:height="0.1875in" style:rel-width="scale" style:rel-height="scale"><draw:object xlink:href="Object 208/" xlink:type="simple" xlink:show="embed" xlink:actuate="onLoad"/></draw:frame><text:s/>is the vector<text:s/><text:span text:style-name="T293">scalar</text:span><text:s/>product<text:tab/><draw:frame draw:style-name="a208" text:anchor-type="as-char" svg:x="0in" svg:y="0in" svg:width="0.35417in" svg:height="0.1875in" style:rel-width="scale" style:rel-height="scale"><draw:object xlink:href="Object 209/" xlink:type="simple" xlink:show="embed" xlink:actuate="onLoad"/></draw:frame><text:s/>is the 3-vector<text:s/><text:span text:style-name="T294">cross</text:span><text:s/>product</text:p>
      <text:p text:style-name="P295">Not<text:s/>commutative -<text:s/><draw:frame draw:style-name="a209" text:anchor-type="as-char" svg:x="0in" svg:y="0in" svg:width="0.69792in" svg:height="0.1875in" style:rel-width="scale" style:rel-height="scale"><draw:object xlink:href="Object 210/" xlink:type="simple" xlink:show="embed" xlink:actuate="onLoad"/></draw:frame></text:p>
      <text:p text:style-name="P296"/>
      <text:p text:style-name="P297">Can’t do 3D rotation using matrix-vector products due to Gimbal Lock</text:p>
      <text:p text:style-name="P298">This is because the matrices are defined using trigonometric functions; may have undefined values</text:p>
      <text:p text:style-name="P299">A graphical simulation would freeze</text:p>
      <text:p text:style-name="P300">Therefore must use quaternions</text:p>
      <text:p text:style-name="P301"/>
      <text:p text:style-name="P302"><text:span text:style-name="T303">Rotating about an axis</text:span></text:p>
      <text:p text:style-name="P304">Define an axis of rotation (infinite line):<text:s/><text:span text:style-name="T305">v</text:span><text:s/>=<text:s/><draw:frame draw:style-name="a210" text:anchor-type="as-char" svg:x="0in" svg:y="0in" svg:width="0.48958in" svg:height="0.1875in" style:rel-width="scale" style:rel-height="scale"><draw:object xlink:href="Object 211/" xlink:type="simple" xlink:show="embed" xlink:actuate="onLoad"/></draw:frame>, to rotate shape by<text:s/><draw:frame draw:style-name="a211" text:anchor-type="as-char" svg:x="0in" svg:y="0in" svg:width="0.09375in" svg:height="0.1875in" style:rel-width="scale" style:rel-height="scale"><draw:object xlink:href="Object 212/" xlink:type="simple" xlink:show="embed" xlink:actuate="onLoad"/></draw:frame></text:p>
      <text:p text:style-name="P306">Choose the quaternion<text:s/><draw:frame draw:style-name="a212" text:anchor-type="as-char" svg:x="0in" svg:y="0in" svg:width="1.61458in" svg:height="0.35417in" style:rel-width="scale" style:rel-height="scale"><draw:object xlink:href="Object 213/" xlink:type="simple" xlink:show="embed" xlink:actuate="onLoad"/></draw:frame></text:p>
      <text:p text:style-name="P307">Dealing with a straight line, so can define<text:s/><text:span text:style-name="T308">v</text:span><text:s/>as some vector so that<text:s/><draw:frame draw:style-name="a213" text:anchor-type="as-char" svg:x="0in" svg:y="0in" svg:width="0.15625in" svg:height="0.1875in" style:rel-width="scale" style:rel-height="scale"><draw:object xlink:href="Object 214/" xlink:type="simple" xlink:show="embed" xlink:actuate="onLoad"/></draw:frame><text:s/>is a unit<text:s/>quaternion</text:p>
      <text:p text:style-name="P309"/>
      <text:p text:style-name="P310">To rotate<text:s/><text:span text:style-name="T311">w</text:span><text:s/>=<text:s/><draw:frame draw:style-name="a214" text:anchor-type="as-char" svg:x="0in" svg:y="0in" svg:width="0.46875in" svg:height="0.1875in" style:rel-width="scale" style:rel-height="scale"><draw:object xlink:href="Object 215/" xlink:type="simple" xlink:show="embed" xlink:actuate="onLoad"/></draw:frame><text:s/>by<text:s/><draw:frame draw:style-name="a215" text:anchor-type="as-char" svg:x="0in" svg:y="0in" svg:width="0.09375in" svg:height="0.1875in" style:rel-width="scale" style:rel-height="scale"><draw:object xlink:href="Object 216/" xlink:type="simple" xlink:show="embed" xlink:actuate="onLoad"/></draw:frame><text:s/>about<text:s/><text:span text:style-name="T312">v</text:span><text:s/>use the quaternion product:</text:p>
      <text:p text:style-name="P313"><draw:frame draw:style-name="a216" text:anchor-type="as-char" svg:x="0in" svg:y="0in" svg:width="2.16667in" svg:height="0.19792in" style:rel-width="scale" style:rel-height="scale"><draw:object xlink:href="Object 217/" xlink:type="simple" xlink:show="embed" xlink:actuate="onLoad"/></draw:frame></text:p>
      <text:p text:style-name="P314"/>
      <text:p text:style-name="P315">Also used extensively in games design<text:s/></text:p>
      <text:p text:style-name="P316">Used for fractal art</text:p>
      <text:p text:style-name="P317">Can also have Octonians – 8-component form, operates in 7-dimensional space</text:p>
      <text:p text:style-name="P318"><text:tab/><text:tab/>Used in advanced physics</text:p>
      <text:p text:style-name="P3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4T12:55:00Z</meta:creation-date>
    <dc:date>2021-03-25T13:13:00Z</dc:date>
    <meta:template xlink:href="Normal.dotm" xlink:type="simple"/>
    <meta:editing-cycles>229</meta:editing-cycles>
    <meta:editing-duration>PT27300S</meta:editing-duration>
    <meta:document-statistic meta:page-count="1" meta:paragraph-count="23" meta:word-count="1722" meta:character-count="11515" meta:row-count="81" meta:non-whitespace-character-count="9816"/>
  </office:meta>
</office:document-meta>
</file>

<file path=Object 1/content.xml><?xml version="1.0" encoding="utf-8"?>
<mml:math xmlns:mml="http://www.w3.org/1998/Math/MathML" xmlns:m="http://schemas.openxmlformats.org/officeDocument/2006/math">
  <mml:mi>ⅈ</mml:mi>
  <mml:mo>=</mml:mo>
  <mml:msqrt>
    <mml:mo>-</mml:mo>
    <mml:mn>1</mml:mn>
  </mml:msqrt>
</mml:math>
</file>

<file path=Object 10/content.xml><?xml version="1.0" encoding="utf-8"?>
<mml:math xmlns:mml="http://www.w3.org/1998/Math/MathML" xmlns:m="http://schemas.openxmlformats.org/officeDocument/2006/math">
  <mml:mi>R</mml:mi>
  <mml:mi>e</mml:mi>
  <mml:mfenced separators="|">
    <mml:mrow>
      <mml:mi>z</mml:mi>
    </mml:mrow>
  </mml:mfenced>
</mml:math>
</file>

<file path=Object 10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10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102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</mml:math>
</file>

<file path=Object 10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frac>
    <mml:mrow>
      <mml:mo>∂</mml:mo>
      <mml:mi>v</mml:mi>
    </mml:mrow>
    <mml:mrow>
      <mml:mo>∂</mml:mo>
      <mml:mi>p</mml:mi>
    </mml:mrow>
  </mml:mfrac>
</mml:math>
</file>

<file path=Object 104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</mml:math>
</file>

<file path=Object 10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sup>
    <mml:mrow>
      <mml:mi>z</mml:mi>
    </mml:mrow>
    <mml:mrow>
      <mml:mn>2</mml:mn>
    </mml:mrow>
  </mml:msup>
</mml:math>
</file>

<file path=Object 10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07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Re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sup>
    <mml:mrow>
      <mml:mi>p</mml:mi>
    </mml:mrow>
    <mml:mrow>
      <mml:mn>2</mml:mn>
    </mml:mrow>
  </mml:msup>
  <mml:mo>-</mml:mo>
  <mml:msup>
    <mml:mrow>
      <mml:mi>q</mml:mi>
    </mml:mrow>
    <mml:mrow>
      <mml:mn>2</mml:mn>
    </mml:mrow>
  </mml:msup>
</mml:math>
</file>

<file path=Object 108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n>2</mml:mn>
  <mml:mi>p</mml:mi>
  <mml:mi>q</mml:mi>
</mml:math>
</file>

<file path=Object 10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2</mml:mn>
  <mml:mi>p</mml:mi>
</mml:math>
</file>

<file path=Object 11/content.xml><?xml version="1.0" encoding="utf-8"?>
<mml:math xmlns:mml="http://www.w3.org/1998/Math/MathML" xmlns:m="http://schemas.openxmlformats.org/officeDocument/2006/math">
  <mml:mi>b</mml:mi>
  <mml:mo>:</mml:mo>
</mml:math>
</file>

<file path=Object 110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n>2</mml:mn>
  <mml:mi>p</mml:mi>
  <mml:mo>=</mml:mo>
  <mml:mfrac>
    <mml:mrow>
      <mml:mo>∂</mml:mo>
      <mml:mi>u</mml:mi>
    </mml:mrow>
    <mml:mrow>
      <mml:mo>∂</mml:mo>
      <mml:mi>p</mml:mi>
    </mml:mrow>
  </mml:mfrac>
</mml:math>
</file>

<file path=Object 111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n>2</mml:mn>
  <mml:mi>q</mml:mi>
</mml:math>
</file>

<file path=Object 112/content.xml><?xml version="1.0" encoding="utf-8"?>
<mml:math xmlns:mml="http://www.w3.org/1998/Math/MathML" xmlns:m="http://schemas.openxmlformats.org/officeDocument/2006/math">
  <mml:mo>-</mml:mo>
  <mml:mfrac>
    <mml:mrow>
      <mml:mo>∂</mml:mo>
      <mml:mi>v</mml:mi>
    </mml:mrow>
    <mml:mrow>
      <mml:mo>∂</mml:mo>
      <mml:mi>p</mml:mi>
    </mml:mrow>
  </mml:mfrac>
  <mml:mo>=</mml:mo>
  <mml:mo>-</mml:mo>
  <mml:mn>2</mml:mn>
  <mml:mi>q</mml:mi>
  <mml:mo>=</mml:mo>
  <mml:mfrac>
    <mml:mrow>
      <mml:mo>∂</mml:mo>
      <mml:mi>u</mml:mi>
    </mml:mrow>
    <mml:mrow>
      <mml:mo>∂</mml:mo>
      <mml:mi>q</mml:mi>
    </mml:mrow>
  </mml:mfrac>
</mml:math>
</file>

<file path=Object 11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ρ</mml:mi>
    </mml:mrow>
  </mml:mfrac>
  <mml:mo>+</mml:mo>
  <mml:mfrac>
    <mml:mrow>
      <mml:mi>ⅈ</mml:mi>
      <mml:mo>∂</mml:mo>
      <mml:mi>v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  <mml:mo>-</mml:mo>
  <mml:mfrac>
    <mml:mrow>
      <mml:mi>ⅈ</mml:mi>
      <mml:mo>∂</mml:mo>
      <mml:mi>u</mml:mi>
    </mml:mrow>
    <mml:mrow>
      <mml:mo>∂</mml:mo>
      <mml:mi>q</mml:mi>
    </mml:mrow>
  </mml:mfrac>
</mml:math>
</file>

<file path=Object 114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z</mml:mi>
    </mml:mrow>
  </mml:mfenced>
  <mml:mo>=</mml:mo>
  <mml:msup>
    <mml:mrow>
      <mml:mi>f</mml:mi>
    </mml:mrow>
    <mml:mrow>
      <mml:mi>'</mml:mi>
    </mml:mrow>
  </mml:msup>
  <mml:mfenced separators="|">
    <mml:mrow>
      <mml:msup>
        <mml:mrow>
          <mml:mi>z</mml:mi>
        </mml:mrow>
        <mml:mrow>
          <mml:mn>2</mml:mn>
        </mml:mrow>
      </mml:msup>
    </mml:mrow>
  </mml:mfenced>
  <mml:mo>=</mml:mo>
  <mml:mn>2</mml:mn>
  <mml:mi>z</mml:mi>
  <mml:mo>=</mml:mo>
  <mml:mn>2</mml:mn>
  <mml:mfenced separators="|">
    <mml:mrow>
      <mml:mi>p</mml:mi>
      <mml:mo>+</mml:mo>
      <mml:mi>ⅈ</mml:mi>
      <mml:mi>q</mml:mi>
    </mml:mrow>
  </mml:mfenced>
  <mml:mo>=</mml:mo>
  <mml:mn>2</mml:mn>
  <mml:mi>p</mml:mi>
  <mml:mo>+</mml:mo>
  <mml:mn>2</mml:mn>
  <mml:mi>ⅈ</mml:mi>
  <mml:mi>q</mml:mi>
</mml:math>
</file>

<file path=Object 11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1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17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i>p</mml:mi>
  <mml:mo>-</mml:mo>
  <mml:mi>ⅈ</mml:mi>
  <mml:mi>q</mml:mi>
</mml:math>
</file>

<file path=Object 118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i>p</mml:mi>
  <mml:mi> </mml:mi>
  <mml:mi> </mml:mi>
  <mml:mi> </mml:mi>
  <mml:mi> </mml:mi>
  <mml:mi> </mml:mi>
  <mml:mi> </mml:mi>
  <mml:mi> </mml:mi>
  <mml:mi> </mml:mi>
  <mml:mi> </mml:mi>
  <mml:mi> </mml:mi>
  <mml:mi> </mml:mi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over accent="true">
            <mml:mrow>
              <mml:mi>z</mml:mi>
            </mml:mrow>
            <mml:mo>-</mml:mo>
          </mml:mover>
        </mml:mrow>
      </mml:mfenced>
    </mml:mrow>
  </mml:mrow>
  <mml:mo>=</mml:mo>
  <mml:mo>-</mml:mo>
  <mml:mi>q</mml:mi>
</mml:math>
</file>

<file path=Object 11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1</mml:mn>
</mml:math>
</file>

<file path=Object 12/content.xml><?xml version="1.0" encoding="utf-8"?>
<mml:math xmlns:mml="http://www.w3.org/1998/Math/MathML" xmlns:m="http://schemas.openxmlformats.org/officeDocument/2006/math">
  <mml:mrow>
    <mml:mrow>
      <mml:mi mathvariant="normal">Im</mml:mi>
    </mml:mrow>
    <mml:mo>⁡</mml:mo>
    <mml:mrow>
      <mml:mfenced separators="|">
        <mml:mrow>
          <mml:mi>z</mml:mi>
        </mml:mrow>
      </mml:mfenced>
    </mml:mrow>
  </mml:mrow>
</mml:math>
</file>

<file path=Object 120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n>0</mml:mn>
</mml:math>
</file>

<file path=Object 121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p</mml:mi>
    </mml:mrow>
  </mml:mfrac>
  <mml:mo>=</mml:mo>
  <mml:mn>0</mml:mn>
</mml:math>
</file>

<file path=Object 122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o>-</mml:mo>
  <mml:mn>1</mml:mn>
</mml:math>
</file>

<file path=Object 12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≠</mml:mo>
  <mml:mfrac>
    <mml:mrow>
      <mml:mo>∂</mml:mo>
      <mml:mi>v</mml:mi>
    </mml:mrow>
    <mml:mrow>
      <mml:mo>∂</mml:mo>
      <mml:mi>q</mml:mi>
    </mml:mrow>
  </mml:mfrac>
</mml:math>
</file>

<file path=Object 124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≠</mml:mo>
  <mml:mfrac>
    <mml:mrow>
      <mml:mo>-</mml:mo>
      <mml:mo>∂</mml:mo>
      <mml:mi>v</mml:mi>
    </mml:mrow>
    <mml:mrow>
      <mml:mo>∂</mml:mo>
      <mml:mi>p</mml:mi>
    </mml:mrow>
  </mml:mfrac>
</mml:math>
</file>

<file path=Object 12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2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</mml:math>
</file>

<file path=Object 127/content.xml><?xml version="1.0" encoding="utf-8"?>
<mml:math xmlns:mml="http://www.w3.org/1998/Math/MathML" xmlns:m="http://schemas.openxmlformats.org/officeDocument/2006/math">
  <mml:mfrac>
    <mml:mrow>
      <mml:mn>1</mml:mn>
    </mml:mrow>
    <mml:mrow>
      <mml:mi>z</mml:mi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open="|" close="|" separators="|">
            <mml:mrow>
              <mml:mi>z</mml:mi>
            </mml:mrow>
          </mml:mfenced>
        </mml:mrow>
        <mml:mrow>
          <mml:mn>2</mml:mn>
        </mml:mrow>
      </mml:msup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separators="|"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  <mml:mo>+</mml:mo>
      <mml:msup>
        <mml:mrow>
          <mml:mfenced separators="|"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</mml:mrow>
  </mml:mfrac>
</mml:math>
</file>

<file path=Object 128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2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frac>
    <mml:mrow>
      <mml:mi>p</mml:mi>
      <mml:mo>-</mml:mo>
      <mml:mi>ⅈ</mml:mi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  <mml:mo>=</mml:mo>
  <mml:mi>u</mml:mi>
  <mml:mfenced separators="|">
    <mml:mrow>
      <mml:mi>p</mml:mi>
      <mml:mo>,</mml:mo>
      <mml:mi>q</mml:mi>
    </mml:mrow>
  </mml:mfenced>
  <mml:mo>-</mml:mo>
  <mml:mi>ⅈ</mml:mi>
  <mml:mi>v</mml:mi>
  <mml:mfenced separators="|">
    <mml:mrow>
      <mml:mi>p</mml:mi>
      <mml:mo>,</mml:mo>
      <mml:mi>q</mml:mi>
    </mml:mrow>
  </mml:mfenced>
</mml:math>
</file>

<file path=Object 13/content.xml><?xml version="1.0" encoding="utf-8"?>
<mml:math xmlns:mml="http://www.w3.org/1998/Math/MathML" xmlns:m="http://schemas.openxmlformats.org/officeDocument/2006/math">
  <mml:mi>a</mml:mi>
</mml:math>
</file>

<file path=Object 13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frac>
    <mml:mrow>
      <mml:mi>p</mml:mi>
    </mml:mrow>
    <mml:mrow>
      <mml:msup>
        <mml:mrow>
          <mml:mi>p</mml:mi>
        </mml:mrow>
        <mml:mrow>
          <mml:mn>2</mml:mn>
        </mml:mrow>
      </mml:msup>
      <mml:mo>-</mml:mo>
      <mml:msup>
        <mml:mrow>
          <mml:mi>q</mml:mi>
        </mml:mrow>
        <mml:mrow>
          <mml:mn>2</mml:mn>
        </mml:mrow>
      </mml:msup>
    </mml:mrow>
  </mml:mfrac>
</mml:math>
</file>

<file path=Object 13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frac>
    <mml:mrow>
      <mml:mo>-</mml:mo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</mml:math>
</file>

<file path=Object 132/content.xml><?xml version="1.0" encoding="utf-8"?>
<mml:math xmlns:mml="http://www.w3.org/1998/Math/MathML" xmlns:m="http://schemas.openxmlformats.org/officeDocument/2006/math">
  <mml:mi>f</mml:mi>
  <mml:mo>:</mml:mo>
  <mml:mi>C</mml:mi>
  <mml:mo>→</mml:mo>
  <mml:mi>C</mml:mi>
  <mml:mi> </mml:mi>
  <mml:mi>p</mml:mi>
  <mml:mo>,</mml:mo>
  <mml:mi>q</mml:mi>
  <mml:mo>∈</mml:mo>
  <mml:mi>C</mml:mi>
</mml:math>
</file>

<file path=Object 133/content.xml><?xml version="1.0" encoding="utf-8"?>
<mml:math xmlns:mml="http://www.w3.org/1998/Math/MathML" xmlns:m="http://schemas.openxmlformats.org/officeDocument/2006/math">
  <mml:mi>γ</mml:mi>
</mml:math>
</file>

<file path=Object 134/content.xml><?xml version="1.0" encoding="utf-8"?>
<mml:math xmlns:mml="http://www.w3.org/1998/Math/MathML" xmlns:m="http://schemas.openxmlformats.org/officeDocument/2006/math">
  <mml:mi>μ</mml:mi>
</mml:math>
</file>

<file path=Object 135/content.xml><?xml version="1.0" encoding="utf-8"?>
<mml:math xmlns:mml="http://www.w3.org/1998/Math/MathML" xmlns:m="http://schemas.openxmlformats.org/officeDocument/2006/math">
  <mml:mrow>
    <mml:munder>
      <mml:mo stretchy="true">∫</mml:mo>
      <mml:mrow>
        <mml:mi>γ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</mml:math>
</file>

<file path=Object 136/content.xml><?xml version="1.0" encoding="utf-8"?>
<mml:math xmlns:mml="http://www.w3.org/1998/Math/MathML" xmlns:m="http://schemas.openxmlformats.org/officeDocument/2006/math">
  <mml:mrow>
    <mml:munder>
      <mml:mo stretchy="true">∮</mml:mo>
      <mml:mrow>
        <mml:mi>μ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</mml:math>
</file>

<file path=Object 13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p</mml:mi>
        </mml:mrow>
      </mml:mfenced>
    </mml:mrow>
  </mml:mrow>
  <mml:mo>,</mml:mo>
  <mml:mrow>
    <mml:mrow>
      <mml:mi mathvariant="normal">Re</mml:mi>
    </mml:mrow>
    <mml:mo>⁡</mml:mo>
    <mml:mrow>
      <mml:mfenced separators="|">
        <mml:mrow>
          <mml:mi>q</mml:mi>
        </mml:mrow>
      </mml:mfenced>
    </mml:mrow>
  </mml:mrow>
</mml:math>
</file>

<file path=Object 138/content.xml><?xml version="1.0" encoding="utf-8"?>
<mml:math xmlns:mml="http://www.w3.org/1998/Math/MathML" xmlns:m="http://schemas.openxmlformats.org/officeDocument/2006/math">
  <mml:mi>c</mml:mi>
  <mml:mo>:</mml:mo>
  <mml:mi>R</mml:mi>
  <mml:mo>→</mml:mo>
  <mml:mi>C</mml:mi>
</mml:math>
</file>

<file path=Object 139/content.xml><?xml version="1.0" encoding="utf-8"?>
<mml:math xmlns:mml="http://www.w3.org/1998/Math/MathML" xmlns:m="http://schemas.openxmlformats.org/officeDocument/2006/math">
  <mml:mi>c</mml:mi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p</mml:mi>
            </mml:mrow>
          </mml:mfenced>
        </mml:mrow>
      </mml:mrow>
    </mml:mrow>
  </mml:mfenced>
  <mml:mo>=</mml:mo>
  <mml:mi>p</mml:mi>
  <mml:mo>;</mml:mo>
  <mml:mi>c</mml:mi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q</mml:mi>
            </mml:mrow>
          </mml:mfenced>
        </mml:mrow>
      </mml:mrow>
    </mml:mrow>
  </mml:mfenced>
  <mml:mo>=</mml:mo>
  <mml:mi>q</mml:mi>
</mml:math>
</file>

<file path=Object 14/content.xml><?xml version="1.0" encoding="utf-8"?>
<mml:math xmlns:mml="http://www.w3.org/1998/Math/MathML" xmlns:m="http://schemas.openxmlformats.org/officeDocument/2006/math">
  <mml:mi>b</mml:mi>
</mml:math>
</file>

<file path=Object 140/content.xml><?xml version="1.0" encoding="utf-8"?>
<mml:math xmlns:mml="http://www.w3.org/1998/Math/MathML" xmlns:m="http://schemas.openxmlformats.org/officeDocument/2006/math">
  <mml:mi>c</mml:mi>
</mml:math>
</file>

<file path=Object 141/content.xml><?xml version="1.0" encoding="utf-8"?>
<mml:math xmlns:mml="http://www.w3.org/1998/Math/MathML" xmlns:m="http://schemas.openxmlformats.org/officeDocument/2006/math">
  <mml:mi>x</mml:mi>
  <mml:mfenced separators="|">
    <mml:mrow>
      <mml:mi>t</mml:mi>
    </mml:mrow>
  </mml:mfenced>
  <mml:mo>=</mml:mo>
  <mml:mrow>
    <mml:mrow>
      <mml:mi mathvariant="normal">Re</mml:mi>
    </mml:mrow>
    <mml:mo>⁡</mml:mo>
    <mml:mrow>
      <mml:mfenced separators="|">
        <mml:mrow>
          <mml:mi>C</mml:mi>
          <mml:mfenced separators="|">
            <mml:mrow>
              <mml:mi>t</mml:mi>
            </mml:mrow>
          </mml:mfenced>
        </mml:mrow>
      </mml:mfenced>
    </mml:mrow>
  </mml:mrow>
  <mml:mo>;</mml:mo>
  <mml:mi>y</mml:mi>
  <mml:mfenced separators="|">
    <mml:mrow>
      <mml:mi>t</mml:mi>
    </mml:mrow>
  </mml:mfenced>
  <mml:mo>=</mml:mo>
  <mml:mrow>
    <mml:mrow>
      <mml:mi mathvariant="normal">Im</mml:mi>
    </mml:mrow>
    <mml:mo>⁡</mml:mo>
    <mml:mrow>
      <mml:mfenced separators="|">
        <mml:mrow>
          <mml:mi>C</mml:mi>
          <mml:mfenced separators="|">
            <mml:mrow>
              <mml:mi>t</mml:mi>
            </mml:mrow>
          </mml:mfenced>
        </mml:mrow>
      </mml:mfenced>
    </mml:mrow>
  </mml:mrow>
</mml:math>
</file>

<file path=Object 142/content.xml><?xml version="1.0" encoding="utf-8"?>
<mml:math xmlns:mml="http://www.w3.org/1998/Math/MathML" xmlns:m="http://schemas.openxmlformats.org/officeDocument/2006/math">
  <mml:mi>t</mml:mi>
  <mml:mo>:</mml:mo>
  <mml:mrow>
    <mml:mrow>
      <mml:mi mathvariant="normal">Re</mml:mi>
    </mml:mrow>
    <mml:mo>⁡</mml:mo>
    <mml:mrow>
      <mml:mfenced separators="|">
        <mml:mrow>
          <mml:mi>p</mml:mi>
        </mml:mrow>
      </mml:mfenced>
    </mml:mrow>
  </mml:mrow>
  <mml:mo>≤</mml:mo>
  <mml:mi>t</mml:mi>
  <mml:mo>≤</mml:mo>
  <mml:mrow>
    <mml:mrow>
      <mml:mi mathvariant="normal">Re</mml:mi>
    </mml:mrow>
    <mml:mo>⁡</mml:mo>
    <mml:mrow>
      <mml:mfenced separators="|">
        <mml:mrow>
          <mml:mi>q</mml:mi>
        </mml:mrow>
      </mml:mfenced>
    </mml:mrow>
  </mml:mrow>
</mml:math>
</file>

<file path=Object 143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x</mml:mi>
  <mml:mfenced separators="|">
    <mml:mrow>
      <mml:mi>t</mml:mi>
    </mml:mrow>
  </mml:mfenced>
  <mml:mo>+</mml:mo>
  <mml:mi>ⅈ</mml:mi>
  <mml:mo>⋅</mml:mo>
  <mml:mi>y</mml:mi>
  <mml:mfenced separators="|">
    <mml:mrow>
      <mml:mi>t</mml:mi>
    </mml:mrow>
  </mml:mfenced>
</mml:math>
</file>

<file path=Object 144/content.xml><?xml version="1.0" encoding="utf-8"?>
<mml:math xmlns:mml="http://www.w3.org/1998/Math/MathML" xmlns:m="http://schemas.openxmlformats.org/officeDocument/2006/math">
  <mml:mi>C</mml:mi>
  <mml:mo>:</mml:mo>
  <mml:mi>R</mml:mi>
  <mml:mo>→</mml:mo>
  <mml:mi>C</mml:mi>
</mml:math>
</file>

<file path=Object 145/content.xml><?xml version="1.0" encoding="utf-8"?>
<mml:math xmlns:mml="http://www.w3.org/1998/Math/MathML" xmlns:m="http://schemas.openxmlformats.org/officeDocument/2006/math">
  <mml:mrow>
    <mml:munder>
      <mml:mo stretchy="true">∫</mml:mo>
      <mml:mrow>
        <mml:mi>γ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  <mml:mo>≡</mml:mo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i>f</mml:mi>
      <mml:mfenced separators="|">
        <mml:mrow>
          <mml:mi>c</mml:mi>
          <mml:mfenced separators="|">
            <mml:mrow>
              <mml:mi>t</mml:mi>
            </mml:mrow>
          </mml:mfenced>
        </mml:mrow>
      </mml:mfenced>
      <mml:msup>
        <mml:mrow>
          <mml:mi>c</mml:mi>
        </mml:mrow>
        <mml:mrow>
          <mml:mi>'</mml:mi>
        </mml:mrow>
      </mml:msup>
      <mml:mfenced separators="|">
        <mml:mrow>
          <mml:mi>t</mml:mi>
        </mml:mrow>
      </mml:mfenced>
      <mml:mo>ⅆ</mml:mo>
      <mml:mi>t</mml:mi>
    </mml:mrow>
  </mml:mrow>
</mml:math>
</file>

<file path=Object 14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</mml:math>
</file>

<file path=Object 147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row>
        <mml:mrow>
          <mml:mi mathvariant="normal">Re</mml:mi>
        </mml:mrow>
        <mml:mo>⁡</mml:mo>
        <mml:mrow>
          <mml:mfenced separators="|">
            <mml:mrow>
              <mml:mi>f</mml:mi>
              <mml:mfenced separators="|">
                <mml:mrow>
                  <mml:mi>c</mml:mi>
                  <mml:mfenced separators="|">
                    <mml:mrow>
                      <mml:mi>t</mml:mi>
                    </mml:mrow>
                  </mml:mfenced>
                </mml:mrow>
              </mml:mfenced>
              <mml:msup>
                <mml:mrow>
                  <mml:mi>c</mml:mi>
                </mml:mrow>
                <mml:mrow>
                  <mml:mi>'</mml:mi>
                </mml:mrow>
              </mml:msup>
              <mml:mfenced separators="|">
                <mml:mrow>
                  <mml:mi>t</mml:mi>
                </mml:mrow>
              </mml:mfenced>
            </mml:mrow>
          </mml:mfenced>
        </mml:mrow>
      </mml:mrow>
      <mml:mo>ⅆ</mml:mo>
      <mml:mi>t</mml:mi>
    </mml:mrow>
  </mml:mrow>
  <mml:mo>+</mml:mo>
  <mml:mi> </mml:mi>
  <mml:mi>ⅈ</mml:mi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i>R</mml:mi>
        <mml:mi>e</mml:mi>
        <mml:mfenced separators="|">
          <mml:mrow>
            <mml:mi>q</mml:mi>
          </mml:mrow>
        </mml:mfenced>
      </mml:mrow>
    </mml:msubsup>
    <mml:mrow>
      <mml:mrow>
        <mml:mrow>
          <mml:mi mathvariant="normal">Im</mml:mi>
        </mml:mrow>
        <mml:mo>⁡</mml:mo>
        <mml:mrow>
          <mml:mfenced separators="|">
            <mml:mrow>
              <mml:mi>f</mml:mi>
              <mml:mfenced separators="|">
                <mml:mrow>
                  <mml:mi>c</mml:mi>
                  <mml:mfenced separators="|">
                    <mml:mrow>
                      <mml:mi>t</mml:mi>
                    </mml:mrow>
                  </mml:mfenced>
                </mml:mrow>
              </mml:mfenced>
              <mml:msup>
                <mml:mrow>
                  <mml:mi>c</mml:mi>
                </mml:mrow>
                <mml:mrow>
                  <mml:mi>'</mml:mi>
                </mml:mrow>
              </mml:msup>
              <mml:mfenced separators="|">
                <mml:mrow>
                  <mml:mi>t</mml:mi>
                </mml:mrow>
              </mml:mfenced>
            </mml:mrow>
          </mml:mfenced>
        </mml:mrow>
      </mml:mrow>
      <mml:mo>ⅆ</mml:mo>
      <mml:mi>t</mml:mi>
    </mml:mrow>
  </mml:mrow>
</mml:math>
</file>

<file path=Object 148/content.xml><?xml version="1.0" encoding="utf-8"?>
<mml:math xmlns:mml="http://www.w3.org/1998/Math/MathML" xmlns:m="http://schemas.openxmlformats.org/officeDocument/2006/math">
  <mml:mi>γ</mml:mi>
</mml:math>
</file>

<file path=Object 149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t</mml:mi>
  <mml:mo>+</mml:mo>
  <mml:mi>ⅈ</mml:mi>
  <mml:mi>t</mml:mi>
  <mml:mi> </mml:mi>
  <mml:mi> </mml:mi>
  <mml:mi> </mml:mi>
  <mml:mi> </mml:mi>
  <mml:mi> </mml:mi>
  <mml:mi> </mml:mi>
  <mml:mfenced separators="|">
    <mml:mrow>
      <mml:mn>0</mml:mn>
      <mml:mo>≤</mml:mo>
      <mml:mi>t</mml:mi>
      <mml:mo>≤</mml:mo>
      <mml:mn>1</mml:mn>
    </mml:mrow>
  </mml:mfenced>
</mml:math>
</file>

<file path=Object 15/content.xml><?xml version="1.0" encoding="utf-8"?>
<mml:math xmlns:mml="http://www.w3.org/1998/Math/MathML" xmlns:m="http://schemas.openxmlformats.org/officeDocument/2006/math">
  <mml:mi>a</mml:mi>
  <mml:mo>+</mml:mo>
  <mml:mi>ⅈ</mml:mi>
  <mml:mi>b</mml:mi>
</mml:math>
</file>

<file path=Object 150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+</mml:mo>
      <mml:mi>ⅈ</mml:mi>
      <mml:mi>y</mml:mi>
    </mml:mrow>
  </mml:mfenced>
  <mml:mo>=</mml:mo>
  <mml:msup>
    <mml:mrow>
      <mml:mi>x</mml:mi>
    </mml:mrow>
    <mml:mrow>
      <mml:mn>2</mml:mn>
    </mml:mrow>
  </mml:msup>
  <mml:mo>+</mml:mo>
  <mml:mi>ⅈ</mml:mi>
  <mml:msup>
    <mml:mrow>
      <mml:mi>y</mml:mi>
    </mml:mrow>
    <mml:mrow>
      <mml:mn>2</mml:mn>
    </mml:mrow>
  </mml:msup>
</mml:math>
</file>

<file path=Object 151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t</mml:mi>
  <mml:mo>+</mml:mo>
  <mml:mi>ⅈ</mml:mi>
  <mml:mi>t</mml:mi>
</mml:math>
</file>

<file path=Object 152/content.xml><?xml version="1.0" encoding="utf-8"?>
<mml:math xmlns:mml="http://www.w3.org/1998/Math/MathML" xmlns:m="http://schemas.openxmlformats.org/officeDocument/2006/math">
  <mml:msup>
    <mml:mrow>
      <mml:mi>c</mml:mi>
    </mml:mrow>
    <mml:mrow>
      <mml:mi>'</mml:mi>
    </mml:mrow>
  </mml:msup>
  <mml:mfenced separators="|">
    <mml:mrow>
      <mml:mi>t</mml:mi>
    </mml:mrow>
  </mml:mfenced>
  <mml:mo>=</mml:mo>
  <mml:mn>1</mml:mn>
  <mml:mo>+</mml:mo>
  <mml:mi>ⅈ</mml:mi>
</mml:math>
</file>

<file path=Object 153/content.xml><?xml version="1.0" encoding="utf-8"?>
<mml:math xmlns:mml="http://www.w3.org/1998/Math/MathML" xmlns:m="http://schemas.openxmlformats.org/officeDocument/2006/math">
  <mml:mi>f</mml:mi>
  <mml:mfenced separators="|">
    <mml:mrow>
      <mml:mi>c</mml:mi>
      <mml:mfenced separators="|">
        <mml:mrow>
          <mml:mi>t</mml:mi>
        </mml:mrow>
      </mml:mfenced>
    </mml:mrow>
  </mml:mfenced>
  <mml:mo>=</mml:mo>
  <mml:mi>f</mml:mi>
  <mml:mfenced separators="|">
    <mml:mrow>
      <mml:mi>t</mml:mi>
      <mml:mo>+</mml:mo>
      <mml:mi>ⅈ</mml:mi>
      <mml:mi>t</mml:mi>
    </mml:mrow>
  </mml:mfenced>
  <mml:mo>=</mml:mo>
  <mml:msup>
    <mml:mrow>
      <mml:mi>t</mml:mi>
    </mml:mrow>
    <mml:mrow>
      <mml:mn>2</mml:mn>
    </mml:mrow>
  </mml:msup>
  <mml:mo>+</mml:mo>
  <mml:mi>ⅈ</mml:mi>
  <mml:msup>
    <mml:mrow>
      <mml:mi>t</mml:mi>
    </mml:mrow>
    <mml:mrow>
      <mml:mn>2</mml:mn>
    </mml:mrow>
  </mml:msup>
</mml:math>
</file>

<file path=Object 154/content.xml><?xml version="1.0" encoding="utf-8"?>
<mml:math xmlns:mml="http://www.w3.org/1998/Math/MathML" xmlns:m="http://schemas.openxmlformats.org/officeDocument/2006/math">
  <mml:mrow>
    <mml:msub>
      <mml:mo stretchy="true">∫</mml:mo>
      <mml:mrow>
        <mml:mi>r</mml:mi>
      </mml:mrow>
    </mml:msub>
    <mml:mrow>
      <mml:mi>f</mml:mi>
      <mml:mfenced separators="|">
        <mml:mrow>
          <mml:mi>z</mml:mi>
        </mml:mrow>
      </mml:mfenced>
      <mml:mo>ⅆ</mml:mo>
      <mml:mi>z</mml:mi>
    </mml:mrow>
  </mml:mrow>
  <mml:mo>=</mml:mo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fenced separators="|">
        <mml:mrow>
          <mml:mi>f</mml:mi>
          <mml:mfenced separators="|">
            <mml:mrow>
              <mml:mi>c</mml:mi>
              <mml:mfenced separators="|">
                <mml:mrow>
                  <mml:mi>t</mml:mi>
                </mml:mrow>
              </mml:mfenced>
            </mml:mrow>
          </mml:mfenced>
          <mml:mo>⋅</mml:mo>
          <mml:msup>
            <mml:mrow>
              <mml:mi>c</mml:mi>
            </mml:mrow>
            <mml:mrow>
              <mml:mi>'</mml:mi>
            </mml:mrow>
          </mml:msup>
        </mml:mrow>
      </mml:mfenced>
      <mml:mo>ⅆ</mml:mo>
      <mml:mi>t</mml:mi>
    </mml:mrow>
  </mml:mrow>
</mml:math>
</file>

<file path=Object 155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sup>
            <mml:mrow>
              <mml:mi>t</mml:mi>
            </mml:mrow>
            <mml:mrow>
              <mml:mn>2</mml:mn>
            </mml:mrow>
          </mml:msup>
          <mml:mo>+</mml:mo>
          <mml:mi>ⅈ</mml:mi>
          <mml:msup>
            <mml:mrow>
              <mml:mi>t</mml:mi>
            </mml:mrow>
            <mml:mrow>
              <mml:mn>2</mml:mn>
            </mml:mrow>
          </mml:msup>
        </mml:mrow>
      </mml:mfenced>
      <mml:mfenced separators="|">
        <mml:mrow>
          <mml:mn>1</mml:mn>
          <mml:mo>+</mml:mo>
          <mml:mi>ⅈ</mml:mi>
        </mml:mrow>
      </mml:mfenced>
      <mml:mo>ⅆ</mml:mo>
      <mml:mi>t</mml:mi>
    </mml:mrow>
  </mml:mrow>
</mml:math>
</file>

<file path=Object 156/content.xml><?xml version="1.0" encoding="utf-8"?>
<mml:math xmlns:mml="http://www.w3.org/1998/Math/MathML" xmlns:m="http://schemas.openxmlformats.org/officeDocument/2006/math">
  <mml:msup>
    <mml:mrow>
      <mml:mfenced separators="|">
        <mml:mrow>
          <mml:mn>1</mml:mn>
          <mml:mo>+</mml:mo>
          <mml:mi>ⅈ</mml:mi>
        </mml:mrow>
      </mml:mfenced>
    </mml:mrow>
    <mml:mrow>
      <mml:mn>2</mml:mn>
    </mml:mrow>
  </mml:msup>
  <mml:mrow>
    <mml:msubsup>
      <mml:mo stretchy="true">∫</mml:mo>
      <mml:mrow>
        <mml:mn>0</mml:mn>
      </mml:mrow>
      <mml:mrow>
        <mml:mn>1</mml:mn>
      </mml:mrow>
    </mml:msubsup>
    <mml:mrow>
      <mml:msup>
        <mml:mrow>
          <mml:mi>t</mml:mi>
        </mml:mrow>
        <mml:mrow>
          <mml:mn>2</mml:mn>
        </mml:mrow>
      </mml:msup>
      <mml:mo>ⅆ</mml:mo>
      <mml:mi>t</mml:mi>
    </mml:mrow>
  </mml:mrow>
  <mml:mo>=</mml:mo>
  <mml:mfrac>
    <mml:mrow>
      <mml:mn>2</mml:mn>
      <mml:mi>ⅈ</mml:mi>
    </mml:mrow>
    <mml:mrow>
      <mml:mn>3</mml:mn>
    </mml:mrow>
  </mml:mfrac>
</mml:math>
</file>

<file path=Object 157/content.xml><?xml version="1.0" encoding="utf-8"?>
<mml:math xmlns:mml="http://www.w3.org/1998/Math/MathML" xmlns:m="http://schemas.openxmlformats.org/officeDocument/2006/math">
  <mml:mi>μ</mml:mi>
</mml:math>
</file>

<file path=Object 158/content.xml><?xml version="1.0" encoding="utf-8"?>
<mml:math xmlns:mml="http://www.w3.org/1998/Math/MathML" xmlns:m="http://schemas.openxmlformats.org/officeDocument/2006/math">
  <mml:mi>μ</mml:mi>
</mml:math>
</file>

<file path=Object 159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  <mml:mo>;</mml:mo>
  <mml:mi>t</mml:mi>
  <mml:mo>∈</mml:mo>
  <mml:mfenced open="[" close="]" separators="|">
    <mml:mrow>
      <mml:mn>0,1</mml:mn>
    </mml:mrow>
  </mml:mfenced>
  <mml:mo>;</mml:mo>
  <mml:mi>c</mml:mi>
  <mml:mfenced separators="|">
    <mml:mrow>
      <mml:mi>t</mml:mi>
    </mml:mrow>
  </mml:mfenced>
  <mml:mo>=</mml:mo>
  <mml:msup>
    <mml:mrow>
      <mml:mi>ⅇ</mml:mi>
    </mml:mrow>
    <mml:mrow>
      <mml:mn>2</mml:mn>
      <mml:mi>π</mml:mi>
      <mml:mi>ⅈ</mml:mi>
      <mml:mi>t</mml:mi>
    </mml:mrow>
  </mml:msup>
</mml:math>
</file>

<file path=Object 16/content.xml><?xml version="1.0" encoding="utf-8"?>
<mml:math xmlns:mml="http://www.w3.org/1998/Math/MathML" xmlns:m="http://schemas.openxmlformats.org/officeDocument/2006/math">
  <mml:mi>C</mml:mi>
  <mml:mo>:</mml:mo>
</mml:math>
</file>

<file path=Object 160/content.xml><?xml version="1.0" encoding="utf-8"?>
<mml:math xmlns:mml="http://www.w3.org/1998/Math/MathML" xmlns:m="http://schemas.openxmlformats.org/officeDocument/2006/math">
  <mml:mo>(</mml:mo>
  <mml:mi>c</mml:mi>
  <mml:mo>=</mml:mo>
  <mml:msup>
    <mml:mrow>
      <mml:mfenced separators="|">
        <mml:mrow>
          <mml:mn>1</mml:mn>
          <mml:mo>⋅</mml:mo>
          <mml:msup>
            <mml:mrow>
              <mml:mi>ⅇ</mml:mi>
            </mml:mrow>
            <mml:mrow>
              <mml:mn>2</mml:mn>
              <mml:mi>π</mml:mi>
              <mml:mi>ⅈ</mml:mi>
            </mml:mrow>
          </mml:msup>
        </mml:mrow>
      </mml:mfenced>
    </mml:mrow>
    <mml:mrow>
      <mml:mi>t</mml:mi>
    </mml:mrow>
  </mml:msup>
  <mml:mo>)</mml:mo>
</mml:math>
</file>

<file path=Object 161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+</mml:mo>
      <mml:mi>i</mml:mi>
      <mml:mi>y</mml:mi>
    </mml:mrow>
  </mml:mfenced>
  <mml:mo>=</mml:mo>
  <mml:mfrac>
    <mml:mrow>
      <mml:mn>1</mml:mn>
    </mml:mrow>
    <mml:mrow>
      <mml:mi>x</mml:mi>
      <mml:mo>+</mml:mo>
      <mml:mi>ⅈ</mml:mi>
      <mml:mi>y</mml:mi>
    </mml:mrow>
  </mml:mfrac>
</mml:math>
</file>

<file path=Object 162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sup>
    <mml:mrow>
      <mml:mi>ⅇ</mml:mi>
    </mml:mrow>
    <mml:mrow>
      <mml:mn>2</mml:mn>
      <mml:mi>π</mml:mi>
      <mml:mi>ⅈ</mml:mi>
      <mml:mi>t</mml:mi>
    </mml:mrow>
  </mml:msup>
</mml:math>
</file>

<file path=Object 163/content.xml><?xml version="1.0" encoding="utf-8"?>
<mml:math xmlns:mml="http://www.w3.org/1998/Math/MathML" xmlns:m="http://schemas.openxmlformats.org/officeDocument/2006/math">
  <mml:msup>
    <mml:mrow>
      <mml:mi>c</mml:mi>
    </mml:mrow>
    <mml:mrow>
      <mml:mi>'</mml:mi>
    </mml:mrow>
  </mml:msup>
  <mml:mfenced separators="|">
    <mml:mrow>
      <mml:mi>t</mml:mi>
    </mml:mrow>
  </mml:mfenced>
  <mml:mo>=</mml:mo>
  <mml:mn>2</mml:mn>
  <mml:mi>π</mml:mi>
  <mml:mi>ⅈ</mml:mi>
  <mml:mo>⋅</mml:mo>
  <mml:msup>
    <mml:mrow>
      <mml:mi>ⅇ</mml:mi>
    </mml:mrow>
    <mml:mrow>
      <mml:mn>2</mml:mn>
      <mml:mi>π</mml:mi>
      <mml:mi>ⅈ</mml:mi>
      <mml:mi>t</mml:mi>
    </mml:mrow>
  </mml:msup>
</mml:math>
</file>

<file path=Object 164/content.xml><?xml version="1.0" encoding="utf-8"?>
<mml:math xmlns:mml="http://www.w3.org/1998/Math/MathML" xmlns:m="http://schemas.openxmlformats.org/officeDocument/2006/math">
  <mml:mi>f</mml:mi>
  <mml:mfenced separators="|">
    <mml:mrow>
      <mml:mi>c</mml:mi>
      <mml:mfenced separators="|">
        <mml:mrow>
          <mml:mi>t</mml:mi>
        </mml:mrow>
      </mml:mfenced>
    </mml:mrow>
  </mml:mfenced>
  <mml:mo>=</mml:mo>
  <mml:mi>f</mml:mi>
  <mml:mfenced separators="|">
    <mml:mrow>
      <mml:msup>
        <mml:mrow>
          <mml:mi>e</mml:mi>
        </mml:mrow>
        <mml:mrow>
          <mml:mn>2</mml:mn>
          <mml:mi>π</mml:mi>
          <mml:mi>i</mml:mi>
          <mml:mi>t</mml:mi>
        </mml:mrow>
      </mml:msup>
    </mml:mrow>
  </mml:mfenced>
  <mml:mo>=</mml:mo>
  <mml:msup>
    <mml:mrow>
      <mml:mi>ⅇ</mml:mi>
    </mml:mrow>
    <mml:mrow>
      <mml:mo>-</mml:mo>
      <mml:mn>2</mml:mn>
      <mml:mi>π</mml:mi>
      <mml:mi>ⅈ</mml:mi>
      <mml:mi>t</mml:mi>
    </mml:mrow>
  </mml:msup>
</mml:math>
</file>

<file path=Object 165/content.xml><?xml version="1.0" encoding="utf-8"?>
<mml:math xmlns:mml="http://www.w3.org/1998/Math/MathML" xmlns:m="http://schemas.openxmlformats.org/officeDocument/2006/math">
  <mml:mrow>
    <mml:msub>
      <mml:mo stretchy="true">∮</mml:mo>
      <mml:mrow>
        <mml:mi>μ</mml:mi>
      </mml:mrow>
    </mml:msub>
    <mml:mrow>
      <mml:mi>f</mml:mi>
      <mml:mfenced separators="|">
        <mml:mrow>
          <mml:mi>z</mml:mi>
        </mml:mrow>
      </mml:mfenced>
      <mml:mo>ⅆ</mml:mo>
      <mml:mi>z</mml:mi>
    </mml:mrow>
  </mml:mrow>
  <mml:mo>=</mml:mo>
  <mml:mrow>
    <mml:msubsup>
      <mml:mo stretchy="true">∫</mml:mo>
      <mml:mrow>
        <mml:mn>0</mml:mn>
      </mml:mrow>
      <mml:mrow>
        <mml:mn>1</mml:mn>
      </mml:mrow>
    </mml:msubsup>
    <mml:mrow>
      <mml:mi>f</mml:mi>
      <mml:mfenced separators="|">
        <mml:mrow>
          <mml:mi>c</mml:mi>
          <mml:mfenced separators="|">
            <mml:mrow>
              <mml:mi>t</mml:mi>
            </mml:mrow>
          </mml:mfenced>
        </mml:mrow>
      </mml:mfenced>
      <mml:msup>
        <mml:mrow>
          <mml:mi>c</mml:mi>
        </mml:mrow>
        <mml:mrow>
          <mml:mi>'</mml:mi>
        </mml:mrow>
      </mml:msup>
      <mml:mfenced separators="|">
        <mml:mrow>
          <mml:mi>t</mml:mi>
        </mml:mrow>
      </mml:mfenced>
      <mml:mo>ⅆ</mml:mo>
      <mml:mi>t</mml:mi>
    </mml:mrow>
  </mml:mrow>
  <mml:mo>=</mml:mo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sup>
            <mml:mrow>
              <mml:mi>ⅇ</mml:mi>
            </mml:mrow>
            <mml:mrow>
              <mml:mo>-</mml:mo>
              <mml:mn>2</mml:mn>
              <mml:mi>π</mml:mi>
              <mml:mi>ⅈ</mml:mi>
              <mml:mi>t</mml:mi>
            </mml:mrow>
          </mml:msup>
        </mml:mrow>
      </mml:mfenced>
      <mml:mfenced separators="|">
        <mml:mrow>
          <mml:mn>2</mml:mn>
          <mml:mi>π</mml:mi>
          <mml:mi>ⅈ</mml:mi>
          <mml:mo>⋅</mml:mo>
          <mml:msup>
            <mml:mrow>
              <mml:mi>ⅇ</mml:mi>
            </mml:mrow>
            <mml:mrow>
              <mml:mn>2</mml:mn>
              <mml:mi>π</mml:mi>
              <mml:mi>ⅈ</mml:mi>
              <mml:mi>t</mml:mi>
            </mml:mrow>
          </mml:msup>
        </mml:mrow>
      </mml:mfenced>
      <mml:mo>ⅆ</mml:mo>
      <mml:mi>t</mml:mi>
    </mml:mrow>
  </mml:mrow>
</mml:math>
</file>

<file path=Object 166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frac>
            <mml:mrow>
              <mml:mn>2</mml:mn>
              <mml:mi>π</mml:mi>
              <mml:mi>ⅈ</mml:mi>
              <mml:mo>⋅</mml:mo>
              <mml:msup>
                <mml:mrow>
                  <mml:mi>ⅇ</mml:mi>
                </mml:mrow>
                <mml:mrow>
                  <mml:mn>2</mml:mn>
                  <mml:mi>π</mml:mi>
                  <mml:mi>ⅈ</mml:mi>
                  <mml:mi>t</mml:mi>
                </mml:mrow>
              </mml:msup>
            </mml:mrow>
            <mml:mrow>
              <mml:msup>
                <mml:mrow>
                  <mml:mi>e</mml:mi>
                </mml:mrow>
                <mml:mrow>
                  <mml:mn>2</mml:mn>
                  <mml:mi>π</mml:mi>
                  <mml:mi>ⅈ</mml:mi>
                  <mml:mi>t</mml:mi>
                </mml:mrow>
              </mml:msup>
            </mml:mrow>
          </mml:mfrac>
        </mml:mrow>
      </mml:mfenced>
      <mml:mo>ⅆ</mml:mo>
      <mml:mi>t</mml:mi>
    </mml:mrow>
  </mml:mrow>
</mml:math>
</file>

<file path=Object 167/content.xml><?xml version="1.0" encoding="utf-8"?>
<mml:math xmlns:mml="http://www.w3.org/1998/Math/MathML" xmlns:m="http://schemas.openxmlformats.org/officeDocument/2006/math">
  <mml:mn>2</mml:mn>
  <mml:mi>π</mml:mi>
  <mml:mi>ⅈ</mml:mi>
</mml:math>
</file>

<file path=Object 168/content.xml><?xml version="1.0" encoding="utf-8"?>
<mml:math xmlns:mml="http://www.w3.org/1998/Math/MathML" xmlns:m="http://schemas.openxmlformats.org/officeDocument/2006/math">
  <mml:mfenced open="⟨" close="⟩" separators="|">
    <mml:mrow>
      <mml:msub>
        <mml:mrow>
          <mml:mi>a</mml:mi>
        </mml:mrow>
        <mml:mrow>
          <mml:mn>0</mml:mn>
        </mml:mrow>
      </mml:msub>
      <mml:mo>,</mml:mo>
      <mml:msub>
        <mml:mrow>
          <mml:mi>a</mml:mi>
        </mml:mrow>
        <mml:mrow>
          <mml:mn>1</mml:mn>
        </mml:mrow>
      </mml:msub>
      <mml:mo>,</mml:mo>
      <mml:msub>
        <mml:mrow>
          <mml:mi>a</mml:mi>
        </mml:mrow>
        <mml:mrow>
          <mml:mn>2</mml:mn>
        </mml:mrow>
      </mml:msub>
      <mml:mo>,</mml:mo>
      <mml:mo>…</mml:mo>
      <mml:mo>,</mml:mo>
      <mml:msub>
        <mml:mrow>
          <mml:mi>a</mml:mi>
        </mml:mrow>
        <mml:mrow>
          <mml:mi>n</mml:mi>
        </mml:mrow>
      </mml:msub>
      <mml:mo>,</mml:mo>
      <mml:mo>…</mml:mo>
    </mml:mrow>
  </mml:mfenced>
</mml:math>
</file>

<file path=Object 169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7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70/content.xml><?xml version="1.0" encoding="utf-8"?>
<mml:math xmlns:mml="http://www.w3.org/1998/Math/MathML" xmlns:m="http://schemas.openxmlformats.org/officeDocument/2006/math">
  <mml:mi>n</mml:mi>
  <mml:mo>≥</mml:mo>
  <mml:mn>0</mml:mn>
</mml:math>
</file>

<file path=Object 171/content.xml><?xml version="1.0" encoding="utf-8"?>
<mml:math xmlns:mml="http://www.w3.org/1998/Math/MathML" xmlns:m="http://schemas.openxmlformats.org/officeDocument/2006/math">
  <mml:mfrac>
    <mml:mrow>
      <mml:mn>1</mml:mn>
    </mml:mrow>
    <mml:mrow>
      <mml:msup>
        <mml:mrow>
          <mml:mi>n</mml:mi>
        </mml:mrow>
        <mml:mrow>
          <mml:mn>2</mml:mn>
        </mml:mrow>
      </mml:msup>
    </mml:mrow>
  </mml:mfrac>
</mml:math>
</file>

<file path=Object 172/content.xml><?xml version="1.0" encoding="utf-8"?>
<mml:math xmlns:mml="http://www.w3.org/1998/Math/MathML" xmlns:m="http://schemas.openxmlformats.org/officeDocument/2006/math">
  <mml:mi>G</mml:mi>
  <mml:mfenced separators="|">
    <mml:mrow>
      <mml:mi>z</mml:mi>
    </mml:mrow>
  </mml:mfenced>
  <mml:mo>=</mml:mo>
  <mml:mrow>
    <mml:munderover>
      <mml:mo stretchy="true">∑</mml:mo>
      <mml:mrow>
        <mml:mi>n</mml:mi>
        <mml:mo>=</mml:mo>
        <mml:mn>0</mml:mn>
      </mml:mrow>
      <mml:mrow>
        <mml:mi>∞</mml:mi>
      </mml:mrow>
    </mml:munderover>
    <mml:mrow>
      <mml:msub>
        <mml:mrow>
          <mml:mi>a</mml:mi>
        </mml:mrow>
        <mml:mrow>
          <mml:mi>n</mml:mi>
        </mml:mrow>
      </mml:msub>
      <mml:msup>
        <mml:mrow>
          <mml:mi>z</mml:mi>
        </mml:mrow>
        <mml:mrow>
          <mml:mi>n</mml:mi>
        </mml:mrow>
      </mml:msup>
    </mml:mrow>
  </mml:mrow>
</mml:math>
</file>

<file path=Object 173/content.xml><?xml version="1.0" encoding="utf-8"?>
<mml:math xmlns:mml="http://www.w3.org/1998/Math/MathML" xmlns:m="http://schemas.openxmlformats.org/officeDocument/2006/math">
  <mml:msup>
    <mml:mrow>
      <mml:mi>z</mml:mi>
    </mml:mrow>
    <mml:mrow>
      <mml:mi>n</mml:mi>
    </mml:mrow>
  </mml:msup>
</mml:math>
</file>

<file path=Object 174/content.xml><?xml version="1.0" encoding="utf-8"?>
<mml:math xmlns:mml="http://www.w3.org/1998/Math/MathML" xmlns:m="http://schemas.openxmlformats.org/officeDocument/2006/math">
  <mml:mi>B</mml:mi>
  <mml:mfenced separators="|">
    <mml:mrow>
      <mml:mi>z</mml:mi>
    </mml:mrow>
  </mml:mfenced>
  <mml:mo>=</mml:mo>
  <mml:mrow>
    <mml:munderover>
      <mml:mo stretchy="true">∑</mml:mo>
      <mml:mrow>
        <mml:mi>n</mml:mi>
        <mml:mo>=</mml:mo>
        <mml:mn>0</mml:mn>
      </mml:mrow>
      <mml:mrow>
        <mml:mi>∞</mml:mi>
      </mml:mrow>
    </mml:munderover>
    <mml:mrow>
      <mml:msub>
        <mml:mrow>
          <mml:mi>t</mml:mi>
        </mml:mrow>
        <mml:mrow>
          <mml:mi>n</mml:mi>
        </mml:mrow>
      </mml:msub>
      <mml:msup>
        <mml:mrow>
          <mml:mi>z</mml:mi>
        </mml:mrow>
        <mml:mrow>
          <mml:mi>n</mml:mi>
        </mml:mrow>
      </mml:msup>
    </mml:mrow>
  </mml:mrow>
</mml:math>
</file>

<file path=Object 175/content.xml><?xml version="1.0" encoding="utf-8"?>
<mml:math xmlns:mml="http://www.w3.org/1998/Math/MathML" xmlns:m="http://schemas.openxmlformats.org/officeDocument/2006/math">
  <mml:msub>
    <mml:mrow>
      <mml:mi>B</mml:mi>
    </mml:mrow>
    <mml:mrow>
      <mml:mi>z</mml:mi>
    </mml:mrow>
  </mml:msub>
  <mml:mo>=</mml:mo>
  <mml:mfrac>
    <mml:mrow>
      <mml:mn>1</mml:mn>
      <mml:mo>-</mml:mo>
      <mml:msqrt>
        <mml:mn>1</mml:mn>
        <mml:mo>-</mml:mo>
        <mml:mn>4</mml:mn>
        <mml:mi>z</mml:mi>
      </mml:msqrt>
    </mml:mrow>
    <mml:mrow>
      <mml:mn>2</mml:mn>
      <mml:mi>z</mml:mi>
    </mml:mrow>
  </mml:mfrac>
</mml:math>
</file>

<file path=Object 176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77/content.xml><?xml version="1.0" encoding="utf-8"?>
<mml:math xmlns:mml="http://www.w3.org/1998/Math/MathML" xmlns:m="http://schemas.openxmlformats.org/officeDocument/2006/math">
  <mml:mi>G</mml:mi>
  <mml:mfenced separators="|">
    <mml:mrow>
      <mml:mi>z</mml:mi>
    </mml:mrow>
  </mml:mfenced>
</mml:math>
</file>

<file path=Object 178/content.xml><?xml version="1.0" encoding="utf-8"?>
<mml:math xmlns:mml="http://www.w3.org/1998/Math/MathML" xmlns:m="http://schemas.openxmlformats.org/officeDocument/2006/math">
  <mml:mi>n</mml:mi>
</mml:math>
</file>

<file path=Object 179/content.xml><?xml version="1.0" encoding="utf-8"?>
<mml:math xmlns:mml="http://www.w3.org/1998/Math/MathML" xmlns:m="http://schemas.openxmlformats.org/officeDocument/2006/math">
  <mml:msup>
    <mml:mrow>
      <mml:mi>g</mml:mi>
    </mml:mrow>
    <mml:mrow>
      <mml:mfenced separators="|">
        <mml:mrow>
          <mml:mi>n</mml:mi>
        </mml:mrow>
      </mml:mfenced>
    </mml:mrow>
  </mml:msup>
  <mml:mfenced separators="|">
    <mml:mrow>
      <mml:mi>z</mml:mi>
    </mml:mrow>
  </mml:mfenced>
</mml:math>
</file>

<file path=Object 18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80/content.xml><?xml version="1.0" encoding="utf-8"?>
<mml:math xmlns:mml="http://www.w3.org/1998/Math/MathML" xmlns:m="http://schemas.openxmlformats.org/officeDocument/2006/math">
  <mml:mi>C</mml:mi>
</mml:math>
</file>

<file path=Object 181/content.xml><?xml version="1.0" encoding="utf-8"?>
<mml:math xmlns:mml="http://www.w3.org/1998/Math/MathML" xmlns:m="http://schemas.openxmlformats.org/officeDocument/2006/math">
  <mml:msup>
    <mml:mrow>
      <mml:mi>g</mml:mi>
    </mml:mrow>
    <mml:mrow>
      <mml:mfenced separators="|">
        <mml:mrow>
          <mml:mi>n</mml:mi>
        </mml:mrow>
      </mml:mfenced>
    </mml:mrow>
  </mml:msup>
  <mml:mfenced separators="|">
    <mml:mrow>
      <mml:mi>z</mml:mi>
    </mml:mrow>
  </mml:mfenced>
  <mml:mo>=</mml:mo>
  <mml:mfrac>
    <mml:mrow>
      <mml:mi>n</mml:mi>
      <mml:mo>!</mml:mo>
    </mml:mrow>
    <mml:mrow>
      <mml:mn>2</mml:mn>
      <mml:mi>π</mml:mi>
      <mml:mi>ⅈ</mml:mi>
    </mml:mrow>
  </mml:mfrac>
  <mml:mrow>
    <mml:msub>
      <mml:mo stretchy="true">∮</mml:mo>
      <mml:mrow>
        <mml:mi>C</mml:mi>
      </mml:mrow>
    </mml:msub>
    <mml:mrow>
      <mml:mfrac>
        <mml:mrow>
          <mml:mi>g</mml:mi>
          <mml:mfenced separators="|">
            <mml:mrow>
              <mml:mi>β</mml:mi>
            </mml:mrow>
          </mml:mfenced>
          <mml:mo>ⅆ</mml:mo>
          <mml:mi>β</mml:mi>
        </mml:mrow>
        <mml:mrow>
          <mml:msup>
            <mml:mrow>
              <mml:mfenced separators="|">
                <mml:mrow>
                  <mml:mi>β</mml:mi>
                  <mml:mo>-</mml:mo>
                  <mml:mi>z</mml:mi>
                </mml:mrow>
              </mml:mfenced>
            </mml:mrow>
            <mml:mrow>
              <mml:mi>n</mml:mi>
              <mml:mo>+</mml:mo>
              <mml:mn>1</mml:mn>
            </mml:mrow>
          </mml:msup>
        </mml:mrow>
      </mml:mfrac>
    </mml:mrow>
  </mml:mrow>
</mml:math>
</file>

<file path=Object 182/content.xml><?xml version="1.0" encoding="utf-8"?>
<mml:math xmlns:mml="http://www.w3.org/1998/Math/MathML" xmlns:m="http://schemas.openxmlformats.org/officeDocument/2006/math">
  <mml:mi>z</mml:mi>
  <mml:mo>=</mml:mo>
  <mml:mn>0</mml:mn>
</mml:math>
</file>

<file path=Object 183/content.xml><?xml version="1.0" encoding="utf-8"?>
<mml:math xmlns:mml="http://www.w3.org/1998/Math/MathML" xmlns:m="http://schemas.openxmlformats.org/officeDocument/2006/math">
  <mml:msup>
    <mml:mrow>
      <mml:mi>R</mml:mi>
    </mml:mrow>
    <mml:mrow>
      <mml:mn>4</mml:mn>
    </mml:mrow>
  </mml:msup>
</mml:math>
</file>

<file path=Object 184/content.xml><?xml version="1.0" encoding="utf-8"?>
<mml:math xmlns:mml="http://www.w3.org/1998/Math/MathML" xmlns:m="http://schemas.openxmlformats.org/officeDocument/2006/math">
  <mml:mi>q</mml:mi>
  <mml:mo>=</mml:mo>
  <mml:mfenced separators="|">
    <mml:mrow>
      <mml:mi>w</mml:mi>
      <mml:mo>,</mml:mo>
      <mml:mi>x</mml:mi>
      <mml:mo>,</mml:mo>
      <mml:mi>y</mml:mi>
      <mml:mo>,</mml:mo>
      <mml:mi>z</mml:mi>
    </mml:mrow>
  </mml:mfenced>
</mml:math>
</file>

<file path=Object 185/content.xml><?xml version="1.0" encoding="utf-8"?>
<mml:math xmlns:mml="http://www.w3.org/1998/Math/MathML" xmlns:m="http://schemas.openxmlformats.org/officeDocument/2006/math">
  <mml:mi>z</mml:mi>
  <mml:mo>=</mml:mo>
  <mml:mi>x</mml:mi>
  <mml:mo>+</mml:mo>
  <mml:mi>ⅈ</mml:mi>
  <mml:mi>y</mml:mi>
</mml:math>
</file>

<file path=Object 186/content.xml><?xml version="1.0" encoding="utf-8"?>
<mml:math xmlns:mml="http://www.w3.org/1998/Math/MathML" xmlns:m="http://schemas.openxmlformats.org/officeDocument/2006/math">
  <mml:mi>q</mml:mi>
  <mml:mo>=</mml:mo>
  <mml:mi>w</mml:mi>
  <mml:mo>+</mml:mo>
  <mml:mi>ⅈ</mml:mi>
  <mml:mi>x</mml:mi>
  <mml:mo>+</mml:mo>
  <mml:mi>j</mml:mi>
  <mml:mi>y</mml:mi>
  <mml:mo>+</mml:mo>
  <mml:mi>k</mml:mi>
  <mml:mi>z</mml:mi>
</mml:math>
</file>

<file path=Object 187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  <mml:mo>=</mml:mo>
  <mml:msup>
    <mml:mrow>
      <mml:mi>j</mml:mi>
    </mml:mrow>
    <mml:mrow>
      <mml:mn>2</mml:mn>
    </mml:mrow>
  </mml:msup>
  <mml:mo>=</mml:mo>
  <mml:msup>
    <mml:mrow>
      <mml:mi>k</mml:mi>
    </mml:mrow>
    <mml:mrow>
      <mml:mn>2</mml:mn>
    </mml:mrow>
  </mml:msup>
  <mml:mo>=</mml:mo>
  <mml:mo>-</mml:mo>
  <mml:mn>1</mml:mn>
</mml:math>
</file>

<file path=Object 188/content.xml><?xml version="1.0" encoding="utf-8"?>
<mml:math xmlns:mml="http://www.w3.org/1998/Math/MathML" xmlns:m="http://schemas.openxmlformats.org/officeDocument/2006/math">
  <mml:mi>j</mml:mi>
  <mml:mi>k</mml:mi>
  <mml:mo>=</mml:mo>
  <mml:mo>-</mml:mo>
  <mml:mi>k</mml:mi>
  <mml:mi>j</mml:mi>
  <mml:mo>=</mml:mo>
  <mml:mi>ⅈ</mml:mi>
</mml:math>
</file>

<file path=Object 189/content.xml><?xml version="1.0" encoding="utf-8"?>
<mml:math xmlns:mml="http://www.w3.org/1998/Math/MathML" xmlns:m="http://schemas.openxmlformats.org/officeDocument/2006/math">
  <mml:mi>k</mml:mi>
  <mml:mi>ⅈ</mml:mi>
  <mml:mo>=</mml:mo>
  <mml:mo>-</mml:mo>
  <mml:mover accent="true">
    <mml:mrow>
      <mml:mi>ⅈ</mml:mi>
    </mml:mrow>
    <mml:mo>˙</mml:mo>
  </mml:mover>
  <mml:mi>k</mml:mi>
  <mml:mo>=</mml:mo>
  <mml:mi>j</mml:mi>
</mml:math>
</file>

<file path=Object 19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90/content.xml><?xml version="1.0" encoding="utf-8"?>
<mml:math xmlns:mml="http://www.w3.org/1998/Math/MathML" xmlns:m="http://schemas.openxmlformats.org/officeDocument/2006/math">
  <mml:mi>ⅈ</mml:mi>
  <mml:mi>j</mml:mi>
  <mml:mo>=</mml:mo>
  <mml:mo>-</mml:mo>
  <mml:mi>j</mml:mi>
  <mml:mi>ⅈ</mml:mi>
  <mml:mo>=</mml:mo>
  <mml:mi>k</mml:mi>
</mml:math>
</file>

<file path=Object 191/content.xml><?xml version="1.0" encoding="utf-8"?>
<mml:math xmlns:mml="http://www.w3.org/1998/Math/MathML" xmlns:m="http://schemas.openxmlformats.org/officeDocument/2006/math">
  <mml:mi>q</mml:mi>
  <mml:mo>∈</mml:mo>
  <mml:mi>H</mml:mi>
</mml:math>
</file>

<file path=Object 192/content.xml><?xml version="1.0" encoding="utf-8"?>
<mml:math xmlns:mml="http://www.w3.org/1998/Math/MathML" xmlns:m="http://schemas.openxmlformats.org/officeDocument/2006/math">
  <mml:mi>q</mml:mi>
  <mml:mo>=</mml:mo>
  <mml:mi>w</mml:mi>
  <mml:mo>+</mml:mo>
  <mml:mi>ⅈ</mml:mi>
  <mml:mi>x</mml:mi>
  <mml:mo>+</mml:mo>
  <mml:mi>j</mml:mi>
  <mml:mi>y</mml:mi>
  <mml:mo>+</mml:mo>
  <mml:mi>k</mml:mi>
  <mml:mi>z</mml:mi>
</mml:math>
</file>

<file path=Object 193/content.xml><?xml version="1.0" encoding="utf-8"?>
<mml:math xmlns:mml="http://www.w3.org/1998/Math/MathML" xmlns:m="http://schemas.openxmlformats.org/officeDocument/2006/math">
  <mml:mi>q</mml:mi>
  <mml:mo>=</mml:mo>
  <mml:mfenced open="[" close="]" separators="|">
    <mml:mrow>
      <mml:mi>α</mml:mi>
      <mml:mo>,</mml:mo>
      <mml:mi> </mml:mi>
      <mml:mi>v</mml:mi>
    </mml:mrow>
  </mml:mfenced>
</mml:math>
</file>

<file path=Object 194/content.xml><?xml version="1.0" encoding="utf-8"?>
<mml:math xmlns:mml="http://www.w3.org/1998/Math/MathML" xmlns:m="http://schemas.openxmlformats.org/officeDocument/2006/math">
  <mml:mi>w</mml:mi>
  <mml:mo>≡</mml:mo>
  <mml:mi>α</mml:mi>
  <mml:mo>∈</mml:mo>
  <mml:mi>R</mml:mi>
  <mml:mo>;</mml:mo>
  <mml:mi>v</mml:mi>
  <mml:mo>=</mml:mo>
  <mml:mfenced open="⟨" close="⟩" separators="|">
    <mml:mrow>
      <mml:mi>x</mml:mi>
      <mml:mo>,</mml:mo>
      <mml:mi>y</mml:mi>
      <mml:mo>,</mml:mo>
      <mml:mi>z</mml:mi>
    </mml:mrow>
  </mml:mfenced>
  <mml:mo>∈</mml:mo>
  <mml:msup>
    <mml:mrow>
      <mml:mi>R</mml:mi>
    </mml:mrow>
    <mml:mrow>
      <mml:mn>3</mml:mn>
    </mml:mrow>
  </mml:msup>
</mml:math>
</file>

<file path=Object 195/content.xml><?xml version="1.0" encoding="utf-8"?>
<mml:math xmlns:mml="http://www.w3.org/1998/Math/MathML" xmlns:m="http://schemas.openxmlformats.org/officeDocument/2006/math">
  <mml:mi>ε</mml:mi>
  <mml:mo>∈</mml:mo>
  <mml:mi>R</mml:mi>
</mml:math>
</file>

<file path=Object 196/content.xml><?xml version="1.0" encoding="utf-8"?>
<mml:math xmlns:mml="http://www.w3.org/1998/Math/MathML" xmlns:m="http://schemas.openxmlformats.org/officeDocument/2006/math">
  <mml:mi>ε</mml:mi>
</mml:math>
</file>

<file path=Object 197/content.xml><?xml version="1.0" encoding="utf-8"?>
<mml:math xmlns:mml="http://www.w3.org/1998/Math/MathML" xmlns:m="http://schemas.openxmlformats.org/officeDocument/2006/math">
  <mml:mover accent="true">
    <mml:mrow>
      <mml:mi>q</mml:mi>
    </mml:mrow>
    <mml:mo>-</mml:mo>
  </mml:mover>
</mml:math>
</file>

<file path=Object 198/content.xml><?xml version="1.0" encoding="utf-8"?>
<mml:math xmlns:mml="http://www.w3.org/1998/Math/MathML" xmlns:m="http://schemas.openxmlformats.org/officeDocument/2006/math">
  <mml:mi>α</mml:mi>
  <mml:mo>,</mml:mo>
</mml:math>
</file>

<file path=Object 199/content.xml><?xml version="1.0" encoding="utf-8"?>
<mml:math xmlns:mml="http://www.w3.org/1998/Math/MathML" xmlns:m="http://schemas.openxmlformats.org/officeDocument/2006/math">
  <mml:mover accent="true">
    <mml:mrow>
      <mml:mi>q</mml:mi>
    </mml:mrow>
    <mml:mo>-</mml:mo>
  </mml:mover>
  <mml:mo>=</mml:mo>
  <mml:mfenced open="[" close="]" separators="|">
    <mml:mrow>
      <mml:mi>α</mml:mi>
      <mml:mo>,</mml:mo>
      <mml:mo>-</mml:mo>
      <mml:mi>v</mml:mi>
    </mml:mrow>
  </mml:mfenced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1</mml:mn>
</mml:math>
</file>

<file path=Object 20/content.xml><?xml version="1.0" encoding="utf-8"?>
<mml:math xmlns:mml="http://www.w3.org/1998/Math/MathML" xmlns:m="http://schemas.openxmlformats.org/officeDocument/2006/math">
  <mml:mover accent="true">
    <mml:mrow>
      <mml:mover accent="true">
        <mml:mrow>
          <mml:mi>z</mml:mi>
        </mml:mrow>
        <mml:mo>-</mml:mo>
      </mml:mover>
    </mml:mrow>
    <mml:mo>-</mml:mo>
  </mml:mover>
</mml:math>
</file>

<file path=Object 200/content.xml><?xml version="1.0" encoding="utf-8"?>
<mml:math xmlns:mml="http://www.w3.org/1998/Math/MathML" xmlns:m="http://schemas.openxmlformats.org/officeDocument/2006/math">
  <mml:mfenced open="‖" close="‖" separators="|">
    <mml:mrow>
      <mml:mfenced separators="|">
        <mml:mrow>
          <mml:mi>w</mml:mi>
          <mml:mo>,</mml:mo>
          <mml:mi>x</mml:mi>
          <mml:mo>,</mml:mo>
          <mml:mi>y</mml:mi>
          <mml:mo>,</mml:mo>
          <mml:mi>z</mml:mi>
        </mml:mrow>
      </mml:mfenced>
    </mml:mrow>
  </mml:mfenced>
  <mml:mo>≝</mml:mo>
  <mml:msqrt>
    <mml:msup>
      <mml:mrow>
        <mml:mi>w</mml:mi>
      </mml:mrow>
      <mml:mrow>
        <mml:mn>2</mml:mn>
      </mml:mrow>
    </mml:msup>
    <mml:mo>+</mml:mo>
    <mml:msup>
      <mml:mrow>
        <mml:mi>x</mml:mi>
      </mml:mrow>
      <mml:mrow>
        <mml:mn>2</mml:mn>
      </mml:mrow>
    </mml:msup>
    <mml:mo>+</mml:mo>
    <mml:msup>
      <mml:mrow>
        <mml:mi>y</mml:mi>
      </mml:mrow>
      <mml:mrow>
        <mml:mn>2</mml:mn>
      </mml:mrow>
    </mml:msup>
    <mml:mo>+</mml:mo>
    <mml:msup>
      <mml:mrow>
        <mml:mi>z</mml:mi>
      </mml:mrow>
      <mml:mrow>
        <mml:mn>2</mml:mn>
      </mml:mrow>
    </mml:msup>
  </mml:msqrt>
</mml:math>
</file>

<file path=Object 201/content.xml><?xml version="1.0" encoding="utf-8"?>
<mml:math xmlns:mml="http://www.w3.org/1998/Math/MathML" xmlns:m="http://schemas.openxmlformats.org/officeDocument/2006/math">
  <mml:mfenced open="‖" close="‖" separators="|">
    <mml:mrow>
      <mml:mfenced separators="|">
        <mml:mrow>
          <mml:mi>α</mml:mi>
          <mml:mo>,</mml:mo>
          <mml:mi>v</mml:mi>
        </mml:mrow>
      </mml:mfenced>
    </mml:mrow>
  </mml:mfenced>
  <mml:mo>≝</mml:mo>
  <mml:msqrt>
    <mml:msup>
      <mml:mrow>
        <mml:mi>a</mml:mi>
      </mml:mrow>
      <mml:mrow>
        <mml:mn>2</mml:mn>
      </mml:mrow>
    </mml:msup>
    <mml:mo>+</mml:mo>
    <mml:msup>
      <mml:mrow>
        <mml:mfenced open="‖" close="‖" separators="|">
          <mml:mrow>
            <mml:mi>v</mml:mi>
          </mml:mrow>
        </mml:mfenced>
      </mml:mrow>
      <mml:mrow>
        <mml:mn>2</mml:mn>
      </mml:mrow>
    </mml:msup>
  </mml:msqrt>
</mml:math>
</file>

<file path=Object 202/content.xml><?xml version="1.0" encoding="utf-8"?>
<mml:math xmlns:mml="http://www.w3.org/1998/Math/MathML" xmlns:m="http://schemas.openxmlformats.org/officeDocument/2006/math">
  <mml:mfenced open="‖" close="‖" separators="|">
    <mml:mrow>
      <mml:mi>q</mml:mi>
    </mml:mrow>
  </mml:mfenced>
  <mml:mo>=</mml:mo>
  <mml:mn>1</mml:mn>
</mml:math>
</file>

<file path=Object 203/content.xml><?xml version="1.0" encoding="utf-8"?>
<mml:math xmlns:mml="http://www.w3.org/1998/Math/MathML" xmlns:m="http://schemas.openxmlformats.org/officeDocument/2006/math">
  <mml:msup>
    <mml:mrow>
      <mml:mi>q</mml:mi>
    </mml:mrow>
    <mml:mrow>
      <mml:mo>-</mml:mo>
      <mml:mn>1</mml:mn>
    </mml:mrow>
  </mml:msup>
</mml:math>
</file>

<file path=Object 204/content.xml><?xml version="1.0" encoding="utf-8"?>
<mml:math xmlns:mml="http://www.w3.org/1998/Math/MathML" xmlns:m="http://schemas.openxmlformats.org/officeDocument/2006/math">
  <mml:msup>
    <mml:mrow>
      <mml:mi>q</mml:mi>
    </mml:mrow>
    <mml:mrow>
      <mml:mo>-</mml:mo>
      <mml:mn>1</mml:mn>
    </mml:mrow>
  </mml:msup>
  <mml:mo>=</mml:mo>
  <mml:mfrac>
    <mml:mrow>
      <mml:mover accent="true">
        <mml:mrow>
          <mml:mi>q</mml:mi>
        </mml:mrow>
        <mml:mo>-</mml:mo>
      </mml:mover>
    </mml:mrow>
    <mml:mrow>
      <mml:msup>
        <mml:mrow>
          <mml:mfenced open="‖" close="‖" separators="|">
            <mml:mrow>
              <mml:mi>q</mml:mi>
            </mml:mrow>
          </mml:mfenced>
        </mml:mrow>
        <mml:mrow>
          <mml:mn>2</mml:mn>
        </mml:mrow>
      </mml:msup>
    </mml:mrow>
  </mml:mfrac>
</mml:math>
</file>

<file path=Object 205/content.xml><?xml version="1.0" encoding="utf-8"?>
<mml:math xmlns:mml="http://www.w3.org/1998/Math/MathML" xmlns:m="http://schemas.openxmlformats.org/officeDocument/2006/math">
  <mml:mi>s</mml:mi>
  <mml:mo>=</mml:mo>
  <mml:mfenced open="[" close="]" separators="|">
    <mml:mrow>
      <mml:mi>α</mml:mi>
      <mml:mo>,</mml:mo>
      <mml:mi>u</mml:mi>
    </mml:mrow>
  </mml:mfenced>
</mml:math>
</file>

<file path=Object 206/content.xml><?xml version="1.0" encoding="utf-8"?>
<mml:math xmlns:mml="http://www.w3.org/1998/Math/MathML" xmlns:m="http://schemas.openxmlformats.org/officeDocument/2006/math">
  <mml:mi>t</mml:mi>
  <mml:mo>=</mml:mo>
  <mml:mfenced open="[" close="]" separators="|">
    <mml:mrow>
      <mml:mi>β</mml:mi>
      <mml:mo>,</mml:mo>
      <mml:mi>v</mml:mi>
    </mml:mrow>
  </mml:mfenced>
</mml:math>
</file>

<file path=Object 207/content.xml><?xml version="1.0" encoding="utf-8"?>
<mml:math xmlns:mml="http://www.w3.org/1998/Math/MathML" xmlns:m="http://schemas.openxmlformats.org/officeDocument/2006/math">
  <mml:mi>s</mml:mi>
  <mml:mo>⋅</mml:mo>
  <mml:mi>t</mml:mi>
  <mml:mo>=</mml:mo>
  <mml:mi> </mml:mi>
  <mml:mfenced open="[" close="]" separators="|">
    <mml:mrow>
      <mml:mi>α</mml:mi>
      <mml:mi>β</mml:mi>
      <mml:mo>-</mml:mo>
      <mml:mi>u</mml:mi>
      <mml:mo>⋅</mml:mo>
      <mml:mi>v</mml:mi>
      <mml:mo>,</mml:mo>
      <mml:mi>α</mml:mi>
      <mml:mi>v</mml:mi>
      <mml:mo>+</mml:mo>
      <mml:mi>β</mml:mi>
      <mml:mi>u</mml:mi>
      <mml:mo>+</mml:mo>
      <mml:mi>u</mml:mi>
      <mml:mo>×</mml:mo>
      <mml:mi>v</mml:mi>
    </mml:mrow>
  </mml:mfenced>
</mml:math>
</file>

<file path=Object 208/content.xml><?xml version="1.0" encoding="utf-8"?>
<mml:math xmlns:mml="http://www.w3.org/1998/Math/MathML" xmlns:m="http://schemas.openxmlformats.org/officeDocument/2006/math">
  <mml:mi>u</mml:mi>
  <mml:mo>⋅</mml:mo>
  <mml:mi>v</mml:mi>
</mml:math>
</file>

<file path=Object 209/content.xml><?xml version="1.0" encoding="utf-8"?>
<mml:math xmlns:mml="http://www.w3.org/1998/Math/MathML" xmlns:m="http://schemas.openxmlformats.org/officeDocument/2006/math">
  <mml:mi>u</mml:mi>
  <mml:mo>×</mml:mo>
  <mml:mi>v</mml:mi>
</mml:math>
</file>

<file path=Object 21/content.xml><?xml version="1.0" encoding="utf-8"?>
<mml:math xmlns:mml="http://www.w3.org/1998/Math/MathML" xmlns:m="http://schemas.openxmlformats.org/officeDocument/2006/math">
  <mml:mi>z</mml:mi>
</mml:math>
</file>

<file path=Object 210/content.xml><?xml version="1.0" encoding="utf-8"?>
<mml:math xmlns:mml="http://www.w3.org/1998/Math/MathML" xmlns:m="http://schemas.openxmlformats.org/officeDocument/2006/math">
  <mml:mi>s</mml:mi>
  <mml:mo>⋅</mml:mo>
  <mml:mi>t</mml:mi>
  <mml:mo>≠</mml:mo>
  <mml:mi>t</mml:mi>
  <mml:mo>⋅</mml:mo>
  <mml:mi>s</mml:mi>
</mml:math>
</file>

<file path=Object 211/content.xml><?xml version="1.0" encoding="utf-8"?>
<mml:math xmlns:mml="http://www.w3.org/1998/Math/MathML" xmlns:m="http://schemas.openxmlformats.org/officeDocument/2006/math">
  <mml:mfenced open="⟨" close="⟩" separators="|">
    <mml:mrow>
      <mml:mi>a</mml:mi>
      <mml:mo>,</mml:mo>
      <mml:mi>β</mml:mi>
      <mml:mo>,</mml:mo>
      <mml:mi>γ</mml:mi>
    </mml:mrow>
  </mml:mfenced>
</mml:math>
</file>

<file path=Object 212/content.xml><?xml version="1.0" encoding="utf-8"?>
<mml:math xmlns:mml="http://www.w3.org/1998/Math/MathML" xmlns:m="http://schemas.openxmlformats.org/officeDocument/2006/math">
  <mml:mi>θ</mml:mi>
</mml:math>
</file>

<file path=Object 213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  <mml:mo>=</mml:mo>
  <mml:mfenced open="[" close="]" separators="|">
    <mml:mrow>
      <mml:mrow>
        <mml:mrow>
          <mml:mi mathvariant="normal">cos</mml:mi>
        </mml:mrow>
        <mml:mo>⁡</mml:mo>
        <mml:mrow>
          <mml:mfenced separators="|">
            <mml:mrow>
              <mml:mfrac>
                <mml:mrow>
                  <mml:mi>θ</mml:mi>
                </mml:mrow>
                <mml:mrow>
                  <mml:mn>2</mml:mn>
                </mml:mrow>
              </mml:mfrac>
            </mml:mrow>
          </mml:mfenced>
        </mml:mrow>
      </mml:mrow>
      <mml:mo>,</mml:mo>
      <mml:mrow>
        <mml:mrow>
          <mml:mi mathvariant="normal">sin</mml:mi>
        </mml:mrow>
        <mml:mo>⁡</mml:mo>
        <mml:mrow>
          <mml:mfenced separators="|">
            <mml:mrow>
              <mml:mfrac>
                <mml:mrow>
                  <mml:mi>θ</mml:mi>
                </mml:mrow>
                <mml:mrow>
                  <mml:mn>2</mml:mn>
                </mml:mrow>
              </mml:mfrac>
            </mml:mrow>
          </mml:mfenced>
          <mml:mi>v</mml:mi>
        </mml:mrow>
      </mml:mrow>
    </mml:mrow>
  </mml:mfenced>
</mml:math>
</file>

<file path=Object 214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</mml:math>
</file>

<file path=Object 215/content.xml><?xml version="1.0" encoding="utf-8"?>
<mml:math xmlns:mml="http://www.w3.org/1998/Math/MathML" xmlns:m="http://schemas.openxmlformats.org/officeDocument/2006/math">
  <mml:mfenced open="⟨" close="⟩" separators="|">
    <mml:mrow>
      <mml:mi>x</mml:mi>
      <mml:mo>,</mml:mo>
      <mml:mi>y</mml:mi>
      <mml:mo>,</mml:mo>
      <mml:mi>z</mml:mi>
    </mml:mrow>
  </mml:mfenced>
</mml:math>
</file>

<file path=Object 216/content.xml><?xml version="1.0" encoding="utf-8"?>
<mml:math xmlns:mml="http://www.w3.org/1998/Math/MathML" xmlns:m="http://schemas.openxmlformats.org/officeDocument/2006/math">
  <mml:mi>θ</mml:mi>
</mml:math>
</file>

<file path=Object 217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  <mml:mo>⋅</mml:mo>
  <mml:mfenced open="[" close="]" separators="|">
    <mml:mrow>
      <mml:mn>0</mml:mn>
      <mml:mo>,</mml:mo>
      <mml:mi>w</mml:mi>
    </mml:mrow>
  </mml:mfenced>
  <mml:mo>⋅</mml:mo>
  <mml:msubsup>
    <mml:mrow>
      <mml:mi>q</mml:mi>
    </mml:mrow>
    <mml:mrow>
      <mml:mi>θ</mml:mi>
    </mml:mrow>
    <mml:mrow>
      <mml:mo>-</mml:mo>
      <mml:mn>1</mml:mn>
    </mml:mrow>
  </mml:msubsup>
  <mml:mo>=</mml:mo>
  <mml:msubsup>
    <mml:mrow>
      <mml:mi>q</mml:mi>
    </mml:mrow>
    <mml:mrow>
      <mml:mi>θ</mml:mi>
    </mml:mrow>
    <mml:mrow>
      <mml:mo>-</mml:mo>
      <mml:mn>1</mml:mn>
    </mml:mrow>
  </mml:msubsup>
  <mml:mo>⋅</mml:mo>
  <mml:mfenced open="[" close="]" separators="|">
    <mml:mrow>
      <mml:mn>0</mml:mn>
      <mml:mo>,</mml:mo>
      <mml:mi>w</mml:mi>
    </mml:mrow>
  </mml:mfenced>
  <mml:mo>⋅</mml:mo>
  <mml:msub>
    <mml:mrow>
      <mml:mi>q</mml:mi>
    </mml:mrow>
    <mml:mrow>
      <mml:mi>θ</mml:mi>
    </mml:mrow>
  </mml:msub>
</mml:math>
</file>

<file path=Object 22/content.xml><?xml version="1.0" encoding="utf-8"?>
<mml:math xmlns:mml="http://www.w3.org/1998/Math/MathML" xmlns:m="http://schemas.openxmlformats.org/officeDocument/2006/math">
  <mml:mfenced open="|" close="|" separators="|">
    <mml:mrow>
      <mml:mi>z</mml:mi>
    </mml:mrow>
  </mml:mfenced>
  <mml:mo>=</mml:mo>
  <mml:msqrt>
    <mml:mrow>
      <mml:mrow>
        <mml:mi mathvariant="normal">Re</mml:mi>
      </mml:mrow>
      <mml:mo>⁡</mml:mo>
      <mml:mrow>
        <mml:msup>
          <mml:mrow>
            <mml:mfenced separators="|">
              <mml:mrow>
                <mml:mn>2</mml:mn>
              </mml:mrow>
            </mml:mfenced>
          </mml:mrow>
          <mml:mrow>
            <mml:mn>2</mml:mn>
          </mml:mrow>
        </mml:msup>
      </mml:mrow>
    </mml:mrow>
    <mml:mo>+</mml:mo>
    <mml:mrow>
      <mml:mrow>
        <mml:mi mathvariant="normal">Im</mml:mi>
      </mml:mrow>
      <mml:mo>⁡</mml:mo>
      <mml:mrow>
        <mml:msup>
          <mml:mrow>
            <mml:mfenced separators="|">
              <mml:mrow>
                <mml:mi>z</mml:mi>
              </mml:mrow>
            </mml:mfenced>
          </mml:mrow>
          <mml:mrow>
            <mml:mn>2</mml:mn>
          </mml:mrow>
        </mml:msup>
      </mml:mrow>
    </mml:mrow>
  </mml:msqrt>
</mml:math>
</file>

<file path=Object 23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</mml:math>
</file>

<file path=Object 24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5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6/content.xml><?xml version="1.0" encoding="utf-8"?>
<mml:math xmlns:mml="http://www.w3.org/1998/Math/MathML" xmlns:m="http://schemas.openxmlformats.org/officeDocument/2006/math">
  <mml:mo>⋅</mml:mo>
</mml:math>
</file>

<file path=Object 2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v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v</mml:mi>
        </mml:mrow>
      </mml:mfenced>
    </mml:mrow>
  </mml:mrow>
</mml:math>
</file>

<file path=Object 28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  <mml:mi>v</mml:mi>
        </mml:mrow>
      </mml:mfenced>
    </mml:mrow>
  </mml:mrow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v</mml:mi>
                    </mml:mrow>
                  </mml:mfenced>
                </mml:mrow>
              </mml:mrow>
            </mml:mrow>
          </mml:mfenced>
        </mml:mrow>
      </mml:mrow>
    </mml:mrow>
  </mml:mfenced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u</mml:mi>
                    </mml:mrow>
                  </mml:mfenced>
                </mml:mrow>
              </mml:mrow>
            </mml:mrow>
          </mml:mfenced>
        </mml:mrow>
      </mml:mrow>
    </mml:mrow>
  </mml:mfenced>
  <mml:mo>+</mml:mo>
  <mml:msup>
    <mml:mrow>
      <mml:mi>i</mml:mi>
    </mml:mrow>
    <mml:mrow>
      <mml:mn>2</mml:mn>
    </mml:mrow>
  </mml:msup>
  <mml:mo>⋅</mml:mo>
  <mml:mrow>
    <mml:mrow>
      <mml:mi mathvariant="normal">Im</mml:mi>
    </mml:mrow>
    <mml:mo>⁡</mml:mo>
    <mml:mrow>
      <mml:mfenced separators="|">
        <mml:mrow>
          <mml:mi>u</mml:mi>
          <mml:mi>v</mml:mi>
        </mml:mrow>
      </mml:mfenced>
    </mml:mrow>
  </mml:mrow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sup>
        <mml:mrow>
          <mml:mi>ⅈ</mml:mi>
        </mml:mrow>
        <mml:mrow>
          <mml:mn>2</mml:mn>
        </mml:mrow>
      </mml:msup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</mml:mrow>
  </mml:mfenced>
</mml:math>
</file>

<file path=Object 3/content.xml><?xml version="1.0" encoding="utf-8"?>
<mml:math xmlns:mml="http://www.w3.org/1998/Math/MathML" xmlns:m="http://schemas.openxmlformats.org/officeDocument/2006/math">
  <mml:mi>ⅈ</mml:mi>
  <mml:mo>,</mml:mo>
  <mml:mo>-</mml:mo>
  <mml:mi>ⅈ</mml:mi>
</mml:math>
</file>

<file path=Object 30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</mml:mrow>
  </mml:mfenced>
</mml:math>
</file>

<file path=Object 31/content.xml><?xml version="1.0" encoding="utf-8"?>
<mml:math xmlns:mml="http://www.w3.org/1998/Math/MathML" xmlns:m="http://schemas.openxmlformats.org/officeDocument/2006/math">
  <mml:mi>α</mml:mi>
  <mml:mo>=</mml:mo>
  <mml:mn>2</mml:mn>
</mml:math>
</file>

<file path=Object 32/content.xml><?xml version="1.0" encoding="utf-8"?>
<mml:math xmlns:mml="http://www.w3.org/1998/Math/MathML" xmlns:m="http://schemas.openxmlformats.org/officeDocument/2006/math">
  <mml:mi>α</mml:mi>
  <mml:mi>u</mml:mi>
  <mml:mo>=</mml:mo>
  <mml:mn>6</mml:mn>
  <mml:mo>+</mml:mo>
  <mml:mn>8</mml:mn>
  <mml:mi>ⅈ</mml:mi>
</mml:math>
</file>

<file path=Object 33/content.xml><?xml version="1.0" encoding="utf-8"?>
<mml:math xmlns:mml="http://www.w3.org/1998/Math/MathML" xmlns:m="http://schemas.openxmlformats.org/officeDocument/2006/math">
  <mml:mi>α</mml:mi>
  <mml:mi>v</mml:mi>
  <mml:mo>=</mml:mo>
  <mml:mn>2</mml:mn>
  <mml:mo>-</mml:mo>
  <mml:mn>4</mml:mn>
  <mml:mi>ⅈ</mml:mi>
</mml:math>
</file>

<file path=Object 34/content.xml><?xml version="1.0" encoding="utf-8"?>
<mml:math xmlns:mml="http://www.w3.org/1998/Math/MathML" xmlns:m="http://schemas.openxmlformats.org/officeDocument/2006/math">
  <mml:mi mathvariant="normal"> </mml:mi>
</mml:math>
</file>

<file path=Object 35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</mml:math>
</file>

<file path=Object 36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6</mml:mn>
      <mml:mo>+</mml:mo>
      <mml:mn>4</mml:mn>
    </mml:mrow>
  </mml:mfenced>
</mml:math>
</file>

<file path=Object 37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2</mml:mn>
    </mml:mrow>
  </mml:mfenced>
</mml:math>
</file>

<file path=Object 38/content.xml><?xml version="1.0" encoding="utf-8"?>
<mml:math xmlns:mml="http://www.w3.org/1998/Math/MathML" xmlns:m="http://schemas.openxmlformats.org/officeDocument/2006/math">
  <mml:mi>z</mml:mi>
  <mml:mo>=</mml:mo>
  <mml:mi>u</mml:mi>
  <mml:mi>v</mml:mi>
  <mml:mo>=</mml:mo>
  <mml:mn>11</mml:mn>
  <mml:mo>-</mml:mo>
  <mml:mn>2</mml:mn>
  <mml:mover accent="true">
    <mml:mrow>
      <mml:mi>i</mml:mi>
    </mml:mrow>
    <mml:mo>˙</mml:mo>
  </mml:mover>
</mml:math>
</file>

<file path=Object 39/content.xml><?xml version="1.0" encoding="utf-8"?>
<mml:math xmlns:mml="http://www.w3.org/1998/Math/MathML" xmlns:m="http://schemas.openxmlformats.org/officeDocument/2006/math">
  <mml:mi>z</mml:mi>
  <mml:mo>=</mml:mo>
  <mml:mfrac>
    <mml:mrow>
      <mml:mi>u</mml:mi>
    </mml:mrow>
    <mml:mrow>
      <mml:mi>v</mml:mi>
    </mml:mrow>
  </mml:mfrac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9</mml:mn>
</mml:math>
</file>

<file path=Object 40/content.xml><?xml version="1.0" encoding="utf-8"?>
<mml:math xmlns:mml="http://www.w3.org/1998/Math/MathML" xmlns:m="http://schemas.openxmlformats.org/officeDocument/2006/math">
  <mml:mi>u</mml:mi>
  <mml:mo>∈</mml:mo>
  <mml:mi>C</mml:mi>
  <mml:mo>,</mml:mo>
  <mml:mi> </mml:mi>
  <mml:mi>v</mml:mi>
  <mml:mo>∈</mml:mo>
  <mml:mi>C</mml:mi>
</mml:math>
</file>

<file path=Object 41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</mml:math>
</file>

<file path=Object 42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  <mml:mo>=</mml:mo>
  <mml:mi> </mml:mi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3/content.xml><?xml version="1.0" encoding="utf-8"?>
<mml:math xmlns:mml="http://www.w3.org/1998/Math/MathML" xmlns:m="http://schemas.openxmlformats.org/officeDocument/2006/math">
  <mml:mi>v</mml:mi>
</mml:math>
</file>

<file path=Object 44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  <mml:mo>⋅</mml:mo>
      <mml:mi>v</mml:mi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5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sup>
        <mml:mrow>
          <mml:mfenced separators="|">
            <mml:mrow>
              <mml:msqrt>
                <mml:mrow>
                  <mml:mrow>
                    <mml:mi mathvariant="normal">Re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  <mml:mo>+</mml:mo>
                <mml:mrow>
                  <mml:mrow>
                    <mml:mi mathvariant="normal">Im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</mml:msqrt>
            </mml:mrow>
          </mml:mfenced>
        </mml:mrow>
        <mml:mrow>
          <mml:mn>2</mml:mn>
        </mml:mrow>
      </mml:msup>
    </mml:mrow>
  </mml:mfrac>
</mml:math>
</file>

<file path=Object 46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</mml:mfrac>
</mml:math>
</file>

<file path=Object 47/content.xml><?xml version="1.0" encoding="utf-8"?>
<mml:math xmlns:mml="http://www.w3.org/1998/Math/MathML" xmlns:m="http://schemas.openxmlformats.org/officeDocument/2006/math">
  <mml:mfrac>
    <mml:mrow>
      <mml:mn>1</mml:mn>
    </mml:mrow>
    <mml:mrow>
      <mml:mn>1</mml:mn>
    </mml:mrow>
  </mml:mfrac>
</mml:math>
</file>

<file path=Object 48/content.xml><?xml version="1.0" encoding="utf-8"?>
<mml:math xmlns:mml="http://www.w3.org/1998/Math/MathML" xmlns:m="http://schemas.openxmlformats.org/officeDocument/2006/math">
  <mml:mfrac>
    <mml:mrow>
      <mml:mn>1</mml:mn>
    </mml:mrow>
    <mml:mrow>
      <mml:mi>u</mml:mi>
    </mml:mrow>
  </mml:mfrac>
</mml:math>
</file>

<file path=Object 49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=</mml:mo>
  <mml:mo>-</mml:mo>
  <mml:mn>9</mml:mn>
</mml:math>
</file>

<file path=Object 50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sup>
        <mml:mrow>
          <mml:mn>5</mml:mn>
        </mml:mrow>
        <mml:mrow>
          <mml:mn>2</mml:mn>
        </mml:mrow>
      </mml:msup>
    </mml:mrow>
  </mml:mfrac>
</mml:math>
</file>

<file path=Object 51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n>25</mml:mn>
    </mml:mrow>
  </mml:mfrac>
</mml:math>
</file>

<file path=Object 52/content.xml><?xml version="1.0" encoding="utf-8"?>
<mml:math xmlns:mml="http://www.w3.org/1998/Math/MathML" xmlns:m="http://schemas.openxmlformats.org/officeDocument/2006/math">
  <mml:mi>z</mml:mi>
  <mml:mo>=</mml:mo>
  <mml:mi>a</mml:mi>
  <mml:mo>+</mml:mo>
  <mml:mover accent="true">
    <mml:mrow>
      <mml:mi>ⅈ</mml:mi>
    </mml:mrow>
    <mml:mo>˙</mml:mo>
  </mml:mover>
  <mml:mi>b</mml:mi>
</mml:math>
</file>

<file path=Object 53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fenced separators="|">
    <mml:mrow>
      <mml:mtable>
        <mml:mtr>
          <mml:mtd>
            <mml:mi>a</mml:mi>
          </mml:mtd>
          <mml:mtd>
            <mml:mo>-</mml:mo>
            <mml:mi>b</mml:mi>
          </mml:mtd>
        </mml:mtr>
        <mml:mtr>
          <mml:mtd>
            <mml:mi>b</mml:mi>
          </mml:mtd>
          <mml:mtd>
            <mml:mi>a</mml:mi>
          </mml:mtd>
        </mml:mtr>
      </mml:mtable>
    </mml:mrow>
  </mml:mfenced>
</mml:math>
</file>

<file path=Object 54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sub>
    <mml:mrow>
      <mml:mi>M</mml:mi>
    </mml:mrow>
    <mml:mrow>
      <mml:mi>u</mml:mi>
    </mml:mrow>
  </mml:msub>
  <mml:mo>+</mml:mo>
  <mml:msub>
    <mml:mrow>
      <mml:mi>M</mml:mi>
    </mml:mrow>
    <mml:mrow>
      <mml:mi>v</mml:mi>
    </mml:mrow>
  </mml:msub>
</mml:math>
</file>

<file path=Object 55/content.xml><?xml version="1.0" encoding="utf-8"?>
<mml:math xmlns:mml="http://www.w3.org/1998/Math/MathML" xmlns:m="http://schemas.openxmlformats.org/officeDocument/2006/math">
  <mml:msub>
    <mml:mrow>
      <mml:mi>M</mml:mi>
    </mml:mrow>
    <mml:mrow>
      <mml:mover accent="true">
        <mml:mrow>
          <mml:mi>z</mml:mi>
        </mml:mrow>
        <mml:mo>-</mml:mo>
      </mml:mover>
    </mml:mrow>
  </mml:msub>
  <mml:mo>=</mml:mo>
  <mml:mfenced separators="|">
    <mml:mrow>
      <mml:mtable>
        <mml:mtr>
          <mml:mtd>
            <mml:mi>a</mml:mi>
          </mml:mtd>
          <mml:mtd>
            <mml:mi>b</mml:mi>
          </mml:mtd>
        </mml:mtr>
        <mml:mtr>
          <mml:mtd>
            <mml:mo>-</mml:mo>
            <mml:mi>b</mml:mi>
          </mml:mtd>
          <mml:mtd>
            <mml:mi>a</mml:mi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</mml:math>
</file>

<file path=Object 57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 </mml:mi>
      <mml:mi>M</mml:mi>
    </mml:mrow>
    <mml:mrow>
      <mml:mi>z</mml:mi>
    </mml:mrow>
  </mml:msub>
  <mml:mo>)</mml:mo>
</mml:math>
</file>

<file path=Object 58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M</mml:mi>
    </mml:mrow>
    <mml:mrow>
      <mml:mi>z</mml:mi>
    </mml:mrow>
  </mml:msub>
  <mml:mo>=</mml:mo>
  <mml:mi> </mml:mi>
  <mml:mi>a</mml:mi>
  <mml:mo>⋅</mml:mo>
  <mml:mi>a</mml:mi>
</mml:math>
</file>

<file path=Object 59/content.xml><?xml version="1.0" encoding="utf-8"?>
<mml:math xmlns:mml="http://www.w3.org/1998/Math/MathML" xmlns:m="http://schemas.openxmlformats.org/officeDocument/2006/math">
  <mml:mo>-</mml:mo>
  <mml:mi>b</mml:mi>
  <mml:mo>⋅</mml:mo>
  <mml:mi>b</mml:mi>
</mml:math>
</file>

<file path=Object 6/content.xml><?xml version="1.0" encoding="utf-8"?>
<mml:math xmlns:mml="http://www.w3.org/1998/Math/MathML" xmlns:m="http://schemas.openxmlformats.org/officeDocument/2006/math">
  <mml:mo>=</mml:mo>
  <mml:mn>3</mml:mn>
  <mml:mi>ⅈ</mml:mi>
  <mml:mo>;</mml:mo>
  <mml:mi>x</mml:mi>
  <mml:mo>=</mml:mo>
  <mml:mo>-</mml:mo>
  <mml:mn>3</mml:mn>
  <mml:mi>ⅈ</mml:mi>
</mml:math>
</file>

<file path=Object 60/content.xml><?xml version="1.0" encoding="utf-8"?>
<mml:math xmlns:mml="http://www.w3.org/1998/Math/MathML" xmlns:m="http://schemas.openxmlformats.org/officeDocument/2006/math">
  <mml:msup>
    <mml:mrow>
      <mml:mi>a</mml:mi>
    </mml:mrow>
    <mml:mrow>
      <mml:mn>2</mml:mn>
    </mml:mrow>
  </mml:msup>
  <mml:mo>+</mml:mo>
  <mml:msup>
    <mml:mrow>
      <mml:mi>b</mml:mi>
    </mml:mrow>
    <mml:mrow>
      <mml:mn>2</mml:mn>
    </mml:mrow>
  </mml:msup>
</mml:math>
</file>

<file path=Object 61/content.xml><?xml version="1.0" encoding="utf-8"?>
<mml:math xmlns:mml="http://www.w3.org/1998/Math/MathML" xmlns:m="http://schemas.openxmlformats.org/officeDocument/2006/math">
  <mml:msub>
    <mml:mrow>
      <mml:mi>M</mml:mi>
    </mml:mrow>
    <mml:mrow>
      <mml:mi>u</mml:mi>
      <mml:mo>⋅</mml:mo>
      <mml:mi>v</mml:mi>
    </mml:mrow>
  </mml:msub>
  <mml:mo>=</mml:mo>
  <mml:msub>
    <mml:mrow>
      <mml:mi>M</mml:mi>
    </mml:mrow>
    <mml:mrow>
      <mml:mi>v</mml:mi>
      <mml:mo>⋅</mml:mo>
      <mml:mi>u</mml:mi>
    </mml:mrow>
  </mml:msub>
</mml:math>
</file>

<file path=Object 62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</mml:math>
</file>

<file path=Object 63/content.xml><?xml version="1.0" encoding="utf-8"?>
<mml:math xmlns:mml="http://www.w3.org/1998/Math/MathML" xmlns:m="http://schemas.openxmlformats.org/officeDocument/2006/math">
  <mml:mi>θ</mml:mi>
</mml:math>
</file>

<file path=Object 64/content.xml><?xml version="1.0" encoding="utf-8"?>
<mml:math xmlns:mml="http://www.w3.org/1998/Math/MathML" xmlns:m="http://schemas.openxmlformats.org/officeDocument/2006/math">
  <mml:mi>θ</mml:mi>
  <mml:mo>≡</mml:mo>
  <mml:mrow>
    <mml:mrow>
      <mml:mi mathvariant="normal">arg</mml:mi>
    </mml:mrow>
    <mml:mo>⁡</mml:mo>
    <mml:mrow>
      <mml:mi>z</mml:mi>
    </mml:mrow>
  </mml:mrow>
</mml:math>
</file>

<file path=Object 65/content.xml><?xml version="1.0" encoding="utf-8"?>
<mml:math xmlns:mml="http://www.w3.org/1998/Math/MathML" xmlns:m="http://schemas.openxmlformats.org/officeDocument/2006/math">
  <mml:mo>≡</mml:mo>
</mml:math>
</file>

<file path=Object 66/content.xml><?xml version="1.0" encoding="utf-8"?>
<mml:math xmlns:mml="http://www.w3.org/1998/Math/MathML" xmlns:m="http://schemas.openxmlformats.org/officeDocument/2006/math">
  <mml:mrow>
    <mml:mrow>
      <mml:mi mathvariant="normal">arg</mml:mi>
    </mml:mrow>
    <mml:mo>⁡</mml:mo>
    <mml:mrow>
      <mml:mi>z</mml:mi>
    </mml:mrow>
  </mml:mrow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</mml:math>
</file>

<file path=Object 67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68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  <mml:mo>,</mml:mo>
  <mml:mi> </mml:mi>
  <mml:mrow>
    <mml:mrow>
      <mml:mi mathvariant="normal">arg</mml:mi>
    </mml:mrow>
    <mml:mo>⁡</mml:mo>
    <mml:mrow>
      <mml:mi>z</mml:mi>
    </mml:mrow>
  </mml:mrow>
  <mml:mo>=</mml:mo>
  <mml:mi>θ</mml:mi>
</mml:math>
</file>

<file path=Object 69/content.xml><?xml version="1.0" encoding="utf-8"?>
<mml:math xmlns:mml="http://www.w3.org/1998/Math/MathML" xmlns:m="http://schemas.openxmlformats.org/officeDocument/2006/math">
  <mml:mi>z</mml:mi>
  <mml:mo>=</mml:mo>
  <mml:mi>r</mml:mi>
  <mml:mo>⋅</mml:mo>
  <mml:msup>
    <mml:mrow>
      <mml:mi>ⅇ</mml:mi>
    </mml:mrow>
    <mml:mrow>
      <mml:mi>ⅈ</mml:mi>
      <mml:mi>θ</mml:mi>
    </mml:mrow>
  </mml:msup>
</mml:math>
</file>

<file path=Object 7/content.xml><?xml version="1.0" encoding="utf-8"?>
<mml:math xmlns:mml="http://www.w3.org/1998/Math/MathML" xmlns:m="http://schemas.openxmlformats.org/officeDocument/2006/math">
  <mml:mi> </mml:mi>
  <mml:mn>2</mml:mn>
  <mml:mo>⋅</mml:mo>
  <mml:mn>4</mml:mn>
</mml:math>
</file>

<file path=Object 70/content.xml><?xml version="1.0" encoding="utf-8"?>
<mml:math xmlns:mml="http://www.w3.org/1998/Math/MathML" xmlns:m="http://schemas.openxmlformats.org/officeDocument/2006/math">
  <mml:mi>r</mml:mi>
  <mml:mfenced separators="|">
    <mml:mrow>
      <mml:mrow>
        <mml:mrow>
          <mml:mi mathvariant="normal">cos</mml:mi>
        </mml:mrow>
        <mml:mo>⁡</mml:mo>
        <mml:mrow>
          <mml:mi>θ</mml:mi>
        </mml:mrow>
      </mml:mrow>
      <mml:mo>+</mml:mo>
      <mml:mi>ⅈ</mml:mi>
      <mml:mrow>
        <mml:mrow>
          <mml:mi mathvariant="normal">sin</mml:mi>
        </mml:mrow>
        <mml:mo>⁡</mml:mo>
        <mml:mrow>
          <mml:mi>θ</mml:mi>
        </mml:mrow>
      </mml:mrow>
    </mml:mrow>
  </mml:mfenced>
</mml:math>
</file>

<file path=Object 71/content.xml><?xml version="1.0" encoding="utf-8"?>
<mml:math xmlns:mml="http://www.w3.org/1998/Math/MathML" xmlns:m="http://schemas.openxmlformats.org/officeDocument/2006/math">
  <mml:msup>
    <mml:mrow>
      <mml:mfenced separators="|">
        <mml:mrow>
          <mml:mrow>
            <mml:mrow>
              <mml:mi mathvariant="normal">cos</mml:mi>
            </mml:mrow>
            <mml:mo>⁡</mml:mo>
            <mml:mrow>
              <mml:mi>θ</mml:mi>
            </mml:mrow>
          </mml:mrow>
          <mml:mo>+</mml:mo>
          <mml:mi>ⅈ</mml:mi>
          <mml:mrow>
            <mml:mrow>
              <mml:mi mathvariant="normal">sin</mml:mi>
            </mml:mrow>
            <mml:mo>⁡</mml:mo>
            <mml:mrow>
              <mml:mi>θ</mml:mi>
            </mml:mrow>
          </mml:mrow>
        </mml:mrow>
      </mml:mfenced>
    </mml:mrow>
    <mml:mrow>
      <mml:mi>α</mml:mi>
    </mml:mrow>
  </mml:msup>
  <mml:mo>=</mml:mo>
  <mml:mrow>
    <mml:mrow>
      <mml:mi mathvariant="normal">cos</mml:mi>
    </mml:mrow>
    <mml:mo>⁡</mml:mo>
    <mml:mrow>
      <mml:mfenced separators="|">
        <mml:mrow>
          <mml:mi>α</mml:mi>
          <mml:mi>θ</mml:mi>
        </mml:mrow>
      </mml:mfenced>
    </mml:mrow>
  </mml:mrow>
  <mml:mo>+</mml:mo>
  <mml:mover accent="true">
    <mml:mrow>
      <mml:mi>ⅈ</mml:mi>
    </mml:mrow>
    <mml:mo>˙</mml:mo>
  </mml:mover>
  <mml:mo>⋅</mml:mo>
  <mml:mrow>
    <mml:mrow>
      <mml:mi mathvariant="normal">sin</mml:mi>
    </mml:mrow>
    <mml:mo>⁡</mml:mo>
    <mml:mrow>
      <mml:mfenced separators="|">
        <mml:mrow>
          <mml:mi>α</mml:mi>
          <mml:mi>θ</mml:mi>
        </mml:mrow>
      </mml:mfenced>
    </mml:mrow>
  </mml:mrow>
</mml:math>
</file>

<file path=Object 72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i>C</mml:mi>
</mml:math>
</file>

<file path=Object 73/content.xml><?xml version="1.0" encoding="utf-8"?>
<mml:math xmlns:mml="http://www.w3.org/1998/Math/MathML" xmlns:m="http://schemas.openxmlformats.org/officeDocument/2006/math">
  <mml:mfenced open="|" close="|" separators="|">
    <mml:mrow>
      <mml:mi>u</mml:mi>
    </mml:mrow>
  </mml:mfenced>
  <mml:mo>=</mml:mo>
  <mml:mi>s</mml:mi>
  <mml:mo>,</mml:mo>
  <mml:mrow>
    <mml:mrow>
      <mml:mi mathvariant="normal">arg</mml:mi>
    </mml:mrow>
    <mml:mo>⁡</mml:mo>
    <mml:mrow>
      <mml:mi>u</mml:mi>
    </mml:mrow>
  </mml:mrow>
  <mml:mo>=</mml:mo>
  <mml:mi>σ</mml:mi>
</mml:math>
</file>

<file path=Object 74/content.xml><?xml version="1.0" encoding="utf-8"?>
<mml:math xmlns:mml="http://www.w3.org/1998/Math/MathML" xmlns:m="http://schemas.openxmlformats.org/officeDocument/2006/math">
  <mml:mfenced open="|" close="|" separators="|">
    <mml:mrow>
      <mml:mi>v</mml:mi>
    </mml:mrow>
  </mml:mfenced>
  <mml:mo>=</mml:mo>
  <mml:mi>t</mml:mi>
  <mml:mo>,</mml:mo>
  <mml:mrow>
    <mml:mrow>
      <mml:mi mathvariant="normal">arg</mml:mi>
    </mml:mrow>
    <mml:mo>⁡</mml:mo>
    <mml:mrow>
      <mml:mi>v</mml:mi>
    </mml:mrow>
  </mml:mrow>
  <mml:mo>=</mml:mo>
  <mml:mi>τ</mml:mi>
</mml:math>
</file>

<file path=Object 75/content.xml><?xml version="1.0" encoding="utf-8"?>
<mml:math xmlns:mml="http://www.w3.org/1998/Math/MathML" xmlns:m="http://schemas.openxmlformats.org/officeDocument/2006/math">
  <mml:mi>u</mml:mi>
  <mml:mo>⋅</mml:mo>
  <mml:mi>v</mml:mi>
  <mml:mo>=</mml:mo>
  <mml:mi>s</mml:mi>
  <mml:msup>
    <mml:mrow>
      <mml:mi>ⅇ</mml:mi>
    </mml:mrow>
    <mml:mrow>
      <mml:mi>ⅈ</mml:mi>
      <mml:mi>σ</mml:mi>
    </mml:mrow>
  </mml:msup>
  <mml:mo>⋅</mml:mo>
  <mml:mi>t</mml:mi>
  <mml:msup>
    <mml:mrow>
      <mml:mi>ⅇ</mml:mi>
    </mml:mrow>
    <mml:mrow>
      <mml:mi>ⅈ</mml:mi>
      <mml:mi>τ</mml:mi>
    </mml:mrow>
  </mml:msup>
  <mml:mo>=</mml:mo>
  <mml:mfenced separators="|">
    <mml:mrow>
      <mml:mi>s</mml:mi>
      <mml:mi>t</mml:mi>
    </mml:mrow>
  </mml:mfenced>
  <mml:msup>
    <mml:mrow>
      <mml:mi>ⅇ</mml:mi>
    </mml:mrow>
    <mml:mrow>
      <mml:mi>ⅈ</mml:mi>
      <mml:mfenced separators="|">
        <mml:mrow>
          <mml:mi>σ</mml:mi>
          <mml:mo>+</mml:mo>
          <mml:mi>τ</mml:mi>
        </mml:mrow>
      </mml:mfenced>
    </mml:mrow>
  </mml:msup>
</mml:math>
</file>

<file path=Object 76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cos</mml:mi>
    </mml:mrow>
    <mml:mo>⁡</mml:mo>
    <mml:mrow>
      <mml:mi>θ</mml:mi>
    </mml:mrow>
  </mml:mrow>
  <mml:mo>;</mml:mo>
  <mml:mi> </mml:mi>
  <mml:mi> </mml:mi>
  <mml:mi> </mml:mi>
  <mml:mi> </mml:mi>
  <mml:mi> </mml:mi>
  <mml:mrow>
    <mml:mrow>
      <mml:mi mathvariant="normal">sin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sin</mml:mi>
    </mml:mrow>
    <mml:mo>⁡</mml:mo>
    <mml:mrow>
      <mml:mi>θ</mml:mi>
    </mml:mrow>
  </mml:mrow>
</mml:math>
</file>

<file path=Object 77/content.xml><?xml version="1.0" encoding="utf-8"?>
<mml:math xmlns:mml="http://www.w3.org/1998/Math/MathML" xmlns:m="http://schemas.openxmlformats.org/officeDocument/2006/math">
  <mml:mi>θ</mml:mi>
</mml:math>
</file>

<file path=Object 78/content.xml><?xml version="1.0" encoding="utf-8"?>
<mml:math xmlns:mml="http://www.w3.org/1998/Math/MathML" xmlns:m="http://schemas.openxmlformats.org/officeDocument/2006/math">
  <mml:mn>0</mml:mn>
  <mml:mo>≤</mml:mo>
  <mml:mi>θ</mml:mi>
  <mml:mo>&lt;</mml:mo>
  <mml:mn>2</mml:mn>
  <mml:mi>π</mml:mi>
</mml:math>
</file>

<file path=Object 79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sup>
    <mml:mrow>
      <mml:mi>Q</mml:mi>
    </mml:mrow>
    <mml:mrow>
      <mml:mo>+</mml:mo>
    </mml:mrow>
  </mml:msup>
</mml:math>
</file>

<file path=Object 8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80/content.xml><?xml version="1.0" encoding="utf-8"?>
<mml:math xmlns:mml="http://www.w3.org/1998/Math/MathML" xmlns:m="http://schemas.openxmlformats.org/officeDocument/2006/math">
  <mml:mfrac>
    <mml:mrow>
      <mml:mn>1</mml:mn>
    </mml:mrow>
    <mml:mrow>
      <mml:mi>k</mml:mi>
    </mml:mrow>
  </mml:mfrac>
</mml:math>
</file>

<file path=Object 81/content.xml><?xml version="1.0" encoding="utf-8"?>
<mml:math xmlns:mml="http://www.w3.org/1998/Math/MathML" xmlns:m="http://schemas.openxmlformats.org/officeDocument/2006/math">
  <mml:mi>u</mml:mi>
  <mml:mo>=</mml:mo>
  <mml:mfenced open="|" close="|" separators="|">
    <mml:mrow>
      <mml:mi>u</mml:mi>
    </mml:mrow>
  </mml:mfenced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2/content.xml><?xml version="1.0" encoding="utf-8"?>
<mml:math xmlns:mml="http://www.w3.org/1998/Math/MathML" xmlns:m="http://schemas.openxmlformats.org/officeDocument/2006/math">
  <mml:msup>
    <mml:mrow>
      <mml:mfenced separators="|">
        <mml:mrow>
          <mml:mi>u</mml:mi>
        </mml:mrow>
      </mml:mfenced>
    </mml:mrow>
    <mml:mrow>
      <mml:mfrac>
        <mml:mrow>
          <mml:mn>1</mml:mn>
        </mml:mrow>
        <mml:mrow>
          <mml:mi>k</mml:mi>
        </mml:mrow>
      </mml:mfrac>
    </mml:mrow>
  </mml:msup>
  <mml:mo>=</mml:mo>
  <mml:mfenced separators="|">
    <mml:mrow>
      <mml:msup>
        <mml:mrow>
          <mml:mfenced open="|" close="|" separators="|">
            <mml:mrow>
              <mml:mi>u</mml:mi>
            </mml:mrow>
          </mml:mfenced>
        </mml:mrow>
        <mml:mrow>
          <mml:mfrac>
            <mml:mrow>
              <mml:mn>1</mml:mn>
            </mml:mrow>
            <mml:mrow>
              <mml:mi>k</mml:mi>
            </mml:mrow>
          </mml:mfrac>
        </mml:mrow>
      </mml:msup>
    </mml:mrow>
  </mml:mfenced>
  <mml:msup>
    <mml:mrow>
      <mml:mi>e</mml:mi>
    </mml:mrow>
    <mml:mrow>
      <mml:msub>
        <mml:mrow>
          <mml:mi>i</mml:mi>
        </mml:mrow>
        <mml:mrow>
          <mml:mfrac>
            <mml:mrow>
              <mml:mrow>
                <mml:mrow>
                  <mml:mi mathvariant="normal">arg</mml:mi>
                </mml:mrow>
                <mml:mo>⁡</mml:mo>
                <mml:mrow>
                  <mml:mi>u</mml:mi>
                </mml:mrow>
              </mml:mrow>
            </mml:mrow>
            <mml:mrow>
              <mml:mi>k</mml:mi>
            </mml:mrow>
          </mml:mfrac>
        </mml:mrow>
      </mml:msub>
    </mml:mrow>
  </mml:msup>
</mml:math>
</file>

<file path=Object 83/content.xml><?xml version="1.0" encoding="utf-8"?>
<mml:math xmlns:mml="http://www.w3.org/1998/Math/MathML" xmlns:m="http://schemas.openxmlformats.org/officeDocument/2006/math">
  <mml:msub>
    <mml:mrow>
      <mml:mi>φ</mml:mi>
    </mml:mrow>
    <mml:mrow>
      <mml:mi>m</mml:mi>
    </mml:mrow>
  </mml:msub>
  <mml:mo>=</mml:mo>
  <mml:mfrac>
    <mml:mrow>
      <mml:mrow>
        <mml:mrow>
          <mml:mi mathvariant="normal">arg</mml:mi>
        </mml:mrow>
        <mml:mo>⁡</mml:mo>
        <mml:mrow>
          <mml:mi>u</mml:mi>
        </mml:mrow>
      </mml:mrow>
      <mml:mo>+</mml:mo>
      <mml:mn>2</mml:mn>
      <mml:mi>m</mml:mi>
      <mml:mi>π</mml:mi>
    </mml:mrow>
    <mml:mrow>
      <mml:mi>k</mml:mi>
    </mml:mrow>
  </mml:mfrac>
</mml:math>
</file>

<file path=Object 84/content.xml><?xml version="1.0" encoding="utf-8"?>
<mml:math xmlns:mml="http://www.w3.org/1998/Math/MathML" xmlns:m="http://schemas.openxmlformats.org/officeDocument/2006/math">
  <mml:msup>
    <mml:mrow>
      <mml:mfenced separators="|">
        <mml:mrow>
          <mml:msup>
            <mml:mrow>
              <mml:mi>e</mml:mi>
            </mml:mrow>
            <mml:mrow>
              <mml:mi>ⅈ</mml:mi>
              <mml:msub>
                <mml:mrow>
                  <mml:mi>φ</mml:mi>
                </mml:mrow>
                <mml:mrow>
                  <mml:mi>m</mml:mi>
                </mml:mrow>
              </mml:msub>
            </mml:mrow>
          </mml:msup>
        </mml:mrow>
      </mml:mfenced>
    </mml:mrow>
    <mml:mrow>
      <mml:mi>k</mml:mi>
    </mml:mrow>
  </mml:msup>
  <mml:mo>=</mml:mo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5/content.xml><?xml version="1.0" encoding="utf-8"?>
<mml:math xmlns:mml="http://www.w3.org/1998/Math/MathML" xmlns:m="http://schemas.openxmlformats.org/officeDocument/2006/math">
  <mml:mi>u</mml:mi>
  <mml:mo>=</mml:mo>
  <mml:mn>1</mml:mn>
</mml:math>
</file>

<file path=Object 86/content.xml><?xml version="1.0" encoding="utf-8"?>
<mml:math xmlns:mml="http://www.w3.org/1998/Math/MathML" xmlns:m="http://schemas.openxmlformats.org/officeDocument/2006/math">
  <mml:msup>
    <mml:mrow>
      <mml:mi>x</mml:mi>
    </mml:mrow>
    <mml:mrow>
      <mml:mi>k</mml:mi>
    </mml:mrow>
  </mml:msup>
  <mml:mo>-</mml:mo>
  <mml:mn>1</mml:mn>
</mml:math>
</file>

<file path=Object 87/content.xml><?xml version="1.0" encoding="utf-8"?>
<mml:math xmlns:mml="http://www.w3.org/1998/Math/MathML" xmlns:m="http://schemas.openxmlformats.org/officeDocument/2006/math">
  <mml:msup>
    <mml:mrow>
      <mml:mi>e</mml:mi>
    </mml:mrow>
    <mml:mrow>
      <mml:mfrac>
        <mml:mrow>
          <mml:mn>2</mml:mn>
          <mml:mi>m</mml:mi>
          <mml:mi>π</mml:mi>
        </mml:mrow>
        <mml:mrow>
          <mml:mi>k</mml:mi>
        </mml:mrow>
      </mml:mfrac>
    </mml:mrow>
  </mml:msup>
  <mml:mo>:</mml:mo>
  <mml:mn>0</mml:mn>
  <mml:mo>≤</mml:mo>
  <mml:mi>m</mml:mi>
  <mml:mo>&lt;</mml:mo>
  <mml:mi>k</mml:mi>
</mml:math>
</file>

<file path=Object 88/content.xml><?xml version="1.0" encoding="utf-8"?>
<mml:math xmlns:mml="http://www.w3.org/1998/Math/MathML" xmlns:m="http://schemas.openxmlformats.org/officeDocument/2006/math">
  <mml:mi>f</mml:mi>
  <mml:mo>:</mml:mo>
  <mml:mi>R</mml:mi>
  <mml:mo>→</mml:mo>
  <mml:mi>C</mml:mi>
</mml:math>
</file>

<file path=Object 89/content.xml><?xml version="1.0" encoding="utf-8"?>
<mml:math xmlns:mml="http://www.w3.org/1998/Math/MathML" xmlns:m="http://schemas.openxmlformats.org/officeDocument/2006/math">
  <mml:msub>
    <mml:mrow>
      <mml:mi>f</mml:mi>
    </mml:mrow>
    <mml:mrow>
      <mml:mi>R</mml:mi>
      <mml:mi>e</mml:mi>
    </mml:mrow>
  </mml:msub>
  <mml:mo>:</mml:mo>
  <mml:mi>R</mml:mi>
  <mml:mo>→</mml:mo>
  <mml:mi>R</mml:mi>
  <mml:mo>;</mml:mo>
  <mml:mi> </mml:mi>
  <mml:mi> </mml:mi>
  <mml:mi> </mml:mi>
  <mml:mi> </mml:mi>
  <mml:msub>
    <mml:mrow>
      <mml:mi>f</mml:mi>
    </mml:mrow>
    <mml:mrow>
      <mml:mi>I</mml:mi>
      <mml:mi>m</mml:mi>
    </mml:mrow>
  </mml:msub>
  <mml:mo>:</mml:mo>
  <mml:mi>R</mml:mi>
  <mml:mo>→</mml:mo>
  <mml:mi>R</mml:mi>
</mml:math>
</file>

<file path=Object 9/content.xml><?xml version="1.0" encoding="utf-8"?>
<mml:math xmlns:mml="http://www.w3.org/1998/Math/MathML" xmlns:m="http://schemas.openxmlformats.org/officeDocument/2006/math">
  <mml:mi>a</mml:mi>
  <mml:mo>:</mml:mo>
  <mml:mi> </mml:mi>
</mml:math>
</file>

<file path=Object 9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b>
    <mml:mrow>
      <mml:mi>f</mml:mi>
    </mml:mrow>
    <mml:mrow>
      <mml:mi>R</mml:mi>
      <mml:mi>e</mml:mi>
    </mml:mrow>
  </mml:msub>
  <mml:mfenced separators="|">
    <mml:mrow>
      <mml:mi>x</mml:mi>
    </mml:mrow>
  </mml:mfenced>
  <mml:mo>+</mml:mo>
  <mml:msub>
    <mml:mrow>
      <mml:mi>f</mml:mi>
    </mml:mrow>
    <mml:mrow>
      <mml:mi>I</mml:mi>
      <mml:mi>m</mml:mi>
    </mml:mrow>
  </mml:msub>
  <mml:mfenced separators="|">
    <mml:mrow>
      <mml:mi>x</mml:mi>
    </mml:mrow>
  </mml:mfenced>
</mml:math>
</file>

<file path=Object 91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subsup>
    <mml:mrow>
      <mml:mi>f</mml:mi>
    </mml:mrow>
    <mml:mrow>
      <mml:mi>R</mml:mi>
      <mml:mi>e</mml:mi>
    </mml:mrow>
    <mml:mrow>
      <mml:mi>'</mml:mi>
    </mml:mrow>
  </mml:msubsup>
  <mml:mfenced separators="|">
    <mml:mrow>
      <mml:mi>x</mml:mi>
    </mml:mrow>
  </mml:mfenced>
  <mml:mo>+</mml:mo>
  <mml:msubsup>
    <mml:mrow>
      <mml:mi>f</mml:mi>
    </mml:mrow>
    <mml:mrow>
      <mml:mi>I</mml:mi>
      <mml:mi>m</mml:mi>
    </mml:mrow>
    <mml:mrow>
      <mml:mi>'</mml:mi>
    </mml:mrow>
  </mml:msubsup>
  <mml:mfenced separators="|">
    <mml:mrow>
      <mml:mi>x</mml:mi>
    </mml:mrow>
  </mml:mfenced>
</mml:math>
</file>

<file path=Object 92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o>:</mml:mo>
  <mml:mi>R</mml:mi>
  <mml:mo>→</mml:mo>
  <mml:mi>R</mml:mi>
</mml:math>
</file>

<file path=Object 93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:</mml:mo>
  <mml:mi>z</mml:mi>
  <mml:mo>=</mml:mo>
  <mml:mi>p</mml:mi>
  <mml:mo>+</mml:mo>
  <mml:mi>ⅈ</mml:mi>
  <mml:mi>q</mml:mi>
</mml:math>
</file>

<file path=Object 94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95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96/content.xml><?xml version="1.0" encoding="utf-8"?>
<mml:math xmlns:mml="http://www.w3.org/1998/Math/MathML" xmlns:m="http://schemas.openxmlformats.org/officeDocument/2006/math">
  <mml:mi>u</mml:mi>
  <mml:mo>:</mml:mo>
  <mml:mi>R</mml:mi>
  <mml:mo>→</mml:mo>
  <mml:mi>R</mml:mi>
</mml:math>
</file>

<file path=Object 97/content.xml><?xml version="1.0" encoding="utf-8"?>
<mml:math xmlns:mml="http://www.w3.org/1998/Math/MathML" xmlns:m="http://schemas.openxmlformats.org/officeDocument/2006/math">
  <mml:mi>v</mml:mi>
  <mml:mo>:</mml:mo>
  <mml:mi>R</mml:mi>
  <mml:mo>→</mml:mo>
  <mml:mi>R</mml:mi>
</mml:math>
</file>

<file path=Object 98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i>f</mml:mi>
  <mml:mfenced separators="|">
    <mml:mrow>
      <mml:mi>p</mml:mi>
      <mml:mo>,</mml:mo>
      <mml:mi>q</mml:mi>
    </mml:mrow>
  </mml:mfenced>
  <mml:mo>≡</mml:mo>
  <mml:mi>u</mml:mi>
  <mml:mfenced separators="|">
    <mml:mrow>
      <mml:mi>p</mml:mi>
      <mml:mo>,</mml:mo>
      <mml:mi>q</mml:mi>
    </mml:mrow>
  </mml:mfenced>
  <mml:mo>+</mml:mo>
  <mml:mi>ⅈ</mml:mi>
  <mml:mi>v</mml:mi>
  <mml:mfenced separators="|">
    <mml:mrow>
      <mml:mi>p</mml:mi>
      <mml:mo>,</mml:mo>
      <mml:mi>q</mml:mi>
    </mml:mrow>
  </mml:mfenced>
</mml:math>
</file>

<file path=Object 9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,</mml:mo>
      <mml:mi>q</mml:mi>
    </mml:mrow>
  </mml:mfenced>
</mml:math>
</file>